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8.29pt"/>
    </style:style>
    <style:style style:name="co4" style:family="table-column">
      <style:table-column-properties fo:break-before="auto" style:column-width="31.6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53.66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24.0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2.59pt"/>
    </style:style>
    <style:style style:name="co12" style:family="table-column">
      <style:table-column-properties fo:break-before="auto" style:column-width="24.86pt"/>
    </style:style>
    <style:style style:name="co13" style:family="table-column">
      <style:table-column-properties fo:break-before="auto" style:column-width="25.71pt"/>
    </style:style>
    <style:style style:name="co14" style:family="table-column">
      <style:table-column-properties fo:break-before="auto" style:column-width="29.99pt"/>
    </style:style>
    <style:style style:name="co15" style:family="table-column">
      <style:table-column-properties fo:break-before="auto" style:column-width="27.41pt"/>
    </style:style>
    <style:style style:name="co16" style:family="table-column">
      <style:table-column-properties fo:break-before="auto" style:column-width="5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4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26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</style:style>
    <style:style style:name="ce29" style:family="table-cell" style:parent-style-name="Default">
      <style:text-properties fo:color="#666666"/>
    </style:style>
    <style:style style:name="ce30" style:family="table-cell" style:parent-style-name="Default">
      <style:table-cell-properties fo:border="none"/>
      <style:text-properties fo:color="#666666"/>
    </style:style>
    <style:style style:name="ce31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-bottom="0.06pt solid #999999" fo:border-left="0.06pt solid #999999" fo:border-right="none" fo:border-top="0.06pt solid #999999"/>
      <style:text-properties fo:color="#666666" style:font-name="Liberation Sans" style:font-name-asian="WenQuanYi Micro Hei" style:font-name-complex="Lohit Devanagari"/>
    </style:style>
    <style:style style:name="ce34" style:family="table-cell" style:parent-style-name="Default">
      <style:table-cell-properties fo:border-bottom="0.06pt solid #999999" fo:border-left="none" fo:border-right="none" fo:border-top="0.06pt solid #999999"/>
      <style:text-properties fo:color="#666666"/>
    </style:style>
    <style:style style:name="ce35" style:family="table-cell" style:parent-style-name="Default">
      <style:table-cell-properties fo:border-bottom="0.06pt solid #999999" fo:border-left="none" fo:border-right="0.06pt solid #999999" fo:border-top="0.06pt solid #999999"/>
      <style:text-properties fo:color="#666666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37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74pt solid #000000"/>
    </style:style>
    <style:style style:name="ce42" style:family="table-cell" style:parent-style-name="Default" style:data-style-name="N129">
      <style:table-cell-properties fo:border="none"/>
    </style:style>
    <style:style style:name="ce43" style:family="table-cell" style:parent-style-name="Default" style:data-style-name="N129"/>
    <style:style style:name="ce4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46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47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4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49" style:family="table-cell" style:parent-style-name="Default" style:data-style-name="N125"/>
    <style:style style:name="ce50" style:family="table-cell" style:parent-style-name="Default" style:data-style-name="N125">
      <style:table-cell-properties fo:border-bottom="none" fo:border-left="none" fo:border-right="none" fo:border-top="0.74pt solid #000000"/>
    </style:style>
    <style:style style:name="ce51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57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59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61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125">
      <style:table-cell-properties fo:border="none"/>
    </style:style>
    <style:style style:name="ce63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65" style:family="table-cell" style:parent-style-name="Default" style:data-style-name="N125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66" style:family="table-cell" style:parent-style-name="Default" style:data-style-name="N125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color="#808080"/>
    </style:style>
    <style:style style:name="ce68" style:family="table-cell" style:parent-style-name="Default" style:data-style-name="N125">
      <style:table-cell-properties fo:border-bottom="0.06pt solid #999999" fo:border-left="0.06pt solid #999999" fo:border-right="none" fo:border-top="0.06pt solid #999999" style:vertical-align="automatic"/>
      <style:text-properties fo:color="#808080"/>
    </style:style>
    <style:style style:name="ce69" style:family="table-cell" style:parent-style-name="Default" style:data-style-name="N125">
      <style:table-cell-properties fo:border-bottom="0.06pt solid #999999" fo:border-left="0.06pt solid #999999" fo:border-right="none" fo:border-top="0.06pt solid #999999"/>
      <style:text-properties fo:color="#808080" style:font-name="Liberation Sans" style:font-name-asian="WenQuanYi Micro Hei" style:font-name-complex="Lohit Devanagari"/>
    </style:style>
    <style:style style:name="ce70" style:family="table-cell" style:parent-style-name="Default" style:data-style-name="N125">
      <style:table-cell-properties fo:border-bottom="0.06pt solid #999999" fo:border-left="0.06pt solid #999999" fo:border-right="none" fo:border-top="0.06pt solid #999999"/>
      <style:text-properties fo:color="#80808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72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73" style:family="table-cell" style:parent-style-name="Default" style:data-style-name="N125">
      <style:table-cell-properties fo:border-bottom="0.06pt solid #000000" fo:border-left="none" fo:border-right="none" fo:border-top="0.06pt solid #000000"/>
      <style:text-properties style:use-window-font-color="true"/>
    </style:style>
    <style:style style:name="ce74" style:family="table-cell" style:parent-style-name="Default">
      <style:table-cell-properties style:vertical-align="automatic"/>
      <style:text-properties fo:color="#808080"/>
    </style:style>
    <style:style style:name="ce75" style:family="table-cell" style:parent-style-name="Default" style:data-style-name="N125">
      <style:table-cell-properties fo:border-bottom="0.06pt solid #999999" fo:border-left="none" fo:border-right="none" fo:border-top="0.06pt solid #999999" style:vertical-align="automatic"/>
      <style:text-properties fo:color="#808080"/>
    </style:style>
    <style:style style:name="ce76" style:family="table-cell" style:parent-style-name="Default" style:data-style-name="N125">
      <style:table-cell-properties fo:border-bottom="0.06pt solid #999999" fo:border-left="none" fo:border-right="none" fo:border-top="0.06pt solid #999999"/>
      <style:text-properties fo:color="#808080"/>
    </style:style>
    <style:style style:name="ce77" style:family="table-cell" style:parent-style-name="Default" style:data-style-name="N125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78" style:family="table-cell" style:parent-style-name="Default" style:data-style-name="N125">
      <style:table-cell-properties fo:border-bottom="0.06pt solid #999999" fo:border-left="none" fo:border-right="0.06pt solid #999999" fo:border-top="0.06pt solid #999999"/>
      <style:text-properties fo:color="#808080"/>
    </style:style>
    <style:style style:name="ce79" style:family="table-cell" style:parent-style-name="Default" style:data-style-name="N125">
      <style:table-cell-properties fo:border-bottom="0.06pt solid #999999" fo:border-left="none" fo:border-right="none" fo:border-top="0.06pt solid #999999"/>
      <style:text-properties fo:color="#808080" style:font-name="Liberation Sans" style:font-name-asian="WenQuanYi Micro Hei" style:font-name-complex="Lohit Devanagari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81" style:family="table-cell" style:parent-style-name="Default">
      <style:text-properties fo:color="#808080"/>
    </style:style>
    <style:style style:name="ce82" style:family="table-cell" style:parent-style-name="Default" style:data-style-name="N125">
      <style:table-cell-properties fo:border="none"/>
      <style:text-properties fo:color="#808080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0.06pt solid #000000"/>
      <style:text-properties style:use-window-font-color="true" style:font-name="Liberation Sans" style:font-name-asian="WenQuanYi Micro Hei" style:font-name-complex="Lohit Devanagari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style:font-name-asian="WenQuanYi Micro Hei" style:font-name-complex="Lohit Devanagari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88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0%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ce24"/>
        <table:table-column table:style-name="co6" table:default-cell-style-name="ce27"/>
        <table:table-column table:style-name="co7" table:default-cell-style-name="ce5"/>
        <table:table-column table:style-name="co6" table:default-cell-style-name="ce28"/>
        <table:table-column table:style-name="co6" table:default-cell-style-name="ce27"/>
        <table:table-column table:style-name="co6" table:default-cell-style-name="ce5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13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14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8" table:number-rows-spanned="1">
            <text:p>Left RNN</text:p>
          </table:table-cell>
          <table:covered-table-cell table:number-columns-repeated="7"/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Nodes vector</text:p>
          </table:table-cell>
          <table:covered-table-cell table:style-name="ce2"/>
          <table:covered-table-cell/>
          <table:table-cell/>
          <table:table-cell table:style-name="ce7" office:value-type="string" calcext:value-type="string" table:number-columns-spanned="2" table:number-rows-spanned="1">
            <text:p>W</text:p>
          </table:table-cell>
          <table:covered-table-cell table:style-name="ce11"/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7" office:value-type="string" calcext:value-type="string" table:number-columns-spanned="3" table:number-rows-spanned="1">
            <text:p>W<text:span text:style-name="T1">rec</text:span></text:p>
          </table:table-cell>
          <table:covered-table-cell table:number-columns-repeated="2" table:style-name="ce11"/>
          <table:table-cell table:style-name="ce11"/>
          <table:table-cell/>
          <table:table-cell table:style-name="ce2" office:value-type="string" calcext:value-type="string" table:number-columns-spanned="3" table:number-rows-spanned="1">
            <text:p>Left encoding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ight encoding</text:p>
          </table:table-cell>
          <table:covered-table-cell table:number-columns-repeated="2" table:style-name="Default"/>
          <table:table-cell table:style-name="ce11"/>
          <table:table-cell table:number-columns-repeated="10"/>
          <table:table-cell table:style-name="ce36" office:value-type="string" calcext:value-type="string" table:number-columns-spanned="2" table:number-rows-spanned="1">
            <text:p>Nodes encoding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-0.5" calcext:value-type="float">
            <text:p>-0.5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15" office:value-type="float" office:value="0.8" calcext:value-type="float">
            <text:p>0.8</text:p>
          </table:table-cell>
          <table:table-cell/>
          <table:table-cell table:style-name="ce8" office:value-type="float" office:value="0.1" calcext:value-type="float">
            <text:p>0.1</text:p>
          </table:table-cell>
          <table:table-cell table:style-name="ce18" office:value-type="float" office:value="0.7" calcext:value-type="float">
            <text:p>0.7</text:p>
          </table:table-cell>
          <table:table-cell table:style-name="ce12" office:value-type="float" office:value="-0" calcext:value-type="float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2" table:number-matrix-columns-spanned="3" table:number-matrix-rows-spanned="1" table:formula="of:=[.O16:.Q16]" office:value-type="float" office:value="-0.291312612451591" calcext:value-type="float">
            <text:p>-0.2913126125</text:p>
          </table:table-cell>
          <table:table-cell office:value-type="float" office:value="0.336375544336332" calcext:value-type="float">
            <text:p>0.3363755443</text:p>
          </table:table-cell>
          <table:table-cell office:value-type="float" office:value="0.04995837495788" calcext:value-type="float">
            <text:p>0.049958375</text:p>
          </table:table-cell>
          <table:table-cell table:style-name="ce4" table:number-matrix-columns-spanned="3" table:number-matrix-rows-spanned="1" table:formula="of:=[.R16:.T16]" office:value-type="float" office:value="-0.244918662403709" calcext:value-type="float">
            <text:p>-0.2449186624</text:p>
          </table:table-cell>
          <table:table-cell office:value-type="float" office:value="0.946806012846268" calcext:value-type="float">
            <text:p>0.9468060128</text:p>
          </table:table-cell>
          <table:table-cell office:value-type="float" office:value="0.761594155955765" calcext:value-type="float">
            <text:p>0.761594156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37" table:number-matrix-columns-spanned="2" table:number-matrix-rows-spanned="1" table:formula="of:=TRANSPOSE(TANH(MMULT([.$V$8:.$AA$9];TRANSPOSE([.O5:.T5]))+[.$AC$8:.$AC$9]))" office:value-type="float" office:value="-0.262210197688794" calcext:value-type="float">
            <text:p>-0.262210</text:p>
          </table:table-cell>
          <table:table-cell table:style-name="ce38" office:value-type="float" office:value="-0.0219759683841805" calcext:value-type="float">
            <text:p>-0.02197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-0.8" calcext:value-type="float">
            <text:p>-0.8</text:p>
          </table:table-cell>
          <table:table-cell table:style-name="ce5" office:value-type="float" office:value="-0.9" calcext:value-type="float">
            <text:p>-0.9</text:p>
          </table:table-cell>
          <table:table-cell/>
          <table:table-cell table:style-name="ce9" office:value-type="float" office:value="-0.3" calcext:value-type="float">
            <text:p>-0.3</text:p>
          </table:table-cell>
          <table:table-cell table:style-name="ce13" office:value-type="float" office:value="-0" calcext:value-type="float">
            <text:p>0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1" office:value-type="float" office:value="0.9" calcext:value-type="float">
            <text:p>0.9</text:p>
          </table:table-cell>
          <table:table-cell table:style-name="ce13" office:value-type="float" office:value="-0.2" calcext:value-type="float">
            <text:p>-0.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2" table:number-matrix-columns-spanned="3" table:number-matrix-rows-spanned="1" table:formula="of:=TRANSPOSE(TANH(MMULT([.$E$5:.$F$7];TRANSPOSE([.AF5:.AG5]))+[.$H$5:.$H$7]+MMULT([.J5:.L7];TRANSPOSE([.O17:.Q17]))))" office:value-type="float" office:value="0.704736748060357" calcext:value-type="float">
            <text:p>0.7047367481</text:p>
          </table:table-cell>
          <table:table-cell office:value-type="float" office:value="0.560262560817127" calcext:value-type="float">
            <text:p>0.5602625608</text:p>
          </table:table-cell>
          <table:table-cell office:value-type="float" office:value="-0.286397803249614" calcext:value-type="float">
            <text:p>-0.2863978032</text:p>
          </table:table-cell>
          <table:table-cell table:style-name="ce32" table:number-matrix-columns-spanned="3" table:number-matrix-rows-spanned="1" table:formula="of:=TRANSPOSE(TANH(MMULT([.$E$14:.$F$16];TRANSPOSE([.AF7:.AG7]))+[.$H$14:.$H$16]+MMULT([.J14:.L16];TRANSPOSE([.R17:.T17]))))" office:value-type="float" office:value="0.15802970798825" calcext:value-type="float">
            <text:p>0.158029708</text:p>
          </table:table-cell>
          <table:table-cell office:value-type="float" office:value="0.531657487610149" calcext:value-type="float">
            <text:p>0.5316574876</text:p>
          </table:table-cell>
          <table:table-cell office:value-type="float" office:value="0.978466283597775" calcext:value-type="float">
            <text:p>0.9784662836</text:p>
          </table:table-cell>
          <table:table-cell/>
          <table:table-cell table:style-name="ce6" office:value-type="string" calcext:value-type="string" table:number-columns-spanned="8" table:number-rows-spanned="1">
            <text:p>Concat Feedforward</text:p>
          </table:table-cell>
          <table:covered-table-cell table:number-columns-repeated="7"/>
          <table:table-cell/>
          <table:table-cell table:style-name="ce3" office:value-type="float" office:value="2" calcext:value-type="float">
            <text:p>2</text:p>
          </table:table-cell>
          <table:table-cell table:style-name="ce37" table:number-matrix-columns-spanned="2" table:number-matrix-rows-spanned="1" table:formula="of:=TRANSPOSE(TANH(MMULT([.$V$8:.$AA$9];TRANSPOSE([.O6:.T6]))+[.$AC$8:.$AC$9]))" office:value-type="float" office:value="0.496212189920741" calcext:value-type="float">
            <text:p>0.496212</text:p>
          </table:table-cell>
          <table:table-cell table:style-name="ce38" office:value-type="float" office:value="0.0124710529735726" calcext:value-type="float">
            <text:p>0.01247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0.9" calcext:value-type="float">
            <text:p>-0.9</text:p>
          </table:table-cell>
          <table:table-cell/>
          <table:table-cell table:style-name="ce10" office:value-type="float" office:value="0.9" calcext:value-type="float">
            <text:p>0.9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17" office:value-type="float" office:value="-0.3" calcext:value-type="float">
            <text:p>-0.3</text:p>
          </table:table-cell>
          <table:table-cell/>
          <table:table-cell table:style-name="ce10" office:value-type="float" office:value="-0.5" calcext:value-type="float">
            <text:p>-0.5</text:p>
          </table:table-cell>
          <table:table-cell table:style-name="ce19" office:value-type="float" office:value="-0.2" calcext:value-type="float">
            <text:p>-0.2</text:p>
          </table:table-cell>
          <table:table-cell table:style-name="ce14" office:value-type="float" office:value="-0.4" calcext:value-type="float">
            <text:p>-0.4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table:number-matrix-columns-spanned="3" table:number-matrix-rows-spanned="1" table:formula="of:=[.O18:.Q18]" office:value-type="float" office:value="0.0798297691111313" calcext:value-type="float">
            <text:p>0.0798297691</text:p>
          </table:table-cell>
          <table:table-cell office:value-type="float" office:value="0.197375320224904" calcext:value-type="float">
            <text:p>0.1973753202</text:p>
          </table:table-cell>
          <table:table-cell office:value-type="float" office:value="0.396930432005078" calcext:value-type="float">
            <text:p>0.396930432</text:p>
          </table:table-cell>
          <table:table-cell table:style-name="ce22" table:number-matrix-columns-spanned="3" table:number-matrix-rows-spanned="1" table:formula="of:=TRANSPOSE(TANH(MMULT([.$E$14:.$F$16];TRANSPOSE([.AF9:.AG9]))+[.$H$14:.$H$16]+MMULT([.J14:.L16];TRANSPOSE([.R26:.T26]))))" office:value-type="float" office:value="0.925379783065373" calcext:value-type="float">
            <text:p>0.9253797831</text:p>
          </table:table-cell>
          <table:table-cell office:value-type="float" office:value="-0.506408134819775" calcext:value-type="float">
            <text:p>-0.5064081348</text:p>
          </table:table-cell>
          <table:table-cell office:value-type="float" office:value="0.918801712520384" calcext:value-type="float">
            <text:p>0.9188017125</text:p>
          </table:table-cell>
          <table:table-cell/>
          <table:table-cell table:style-name="ce7" office:value-type="string" calcext:value-type="string" table:number-columns-spanned="6" table:number-rows-spanned="1">
            <text:p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7" table:number-matrix-columns-spanned="2" table:number-matrix-rows-spanned="1" table:formula="of:=TRANSPOSE(TANH(MMULT([.$V$8:.$AA$9];TRANSPOSE([.O7:.T7]))+[.$AC$8:.$AC$9]))" office:value-type="float" office:value="0.910215909697044" calcext:value-type="float">
            <text:p>0.910216</text:p>
          </table:table-cell>
          <table:table-cell table:style-name="ce38" office:value-type="float" office:value="-0.902147559176462" calcext:value-type="float">
            <text:p>-0.90214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0.3" calcext:value-type="float">
            <text:p>0.3</text:p>
          </table:table-cell>
          <table:table-cell table:style-name="ce5" office:value-type="float" office:value="-0.7" calcext:value-type="float">
            <text:p>-0.7</text:p>
          </table:table-cell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4" table:number-matrix-columns-spanned="3" table:number-matrix-rows-spanned="1" table:formula="of:=[.O19:.Q19]" office:value-type="float" office:value="0.396930432005078" calcext:value-type="float">
            <text:p>0.396930432</text:p>
          </table:table-cell>
          <table:table-cell office:value-type="float" office:value="0.10955847021443" calcext:value-type="float">
            <text:p>0.1095584702</text:p>
          </table:table-cell>
          <table:table-cell office:value-type="float" office:value="0.485381090605372" calcext:value-type="float">
            <text:p>0.4853810906</text:p>
          </table:table-cell>
          <table:table-cell table:style-name="ce4" table:number-matrix-columns-spanned="3" table:number-matrix-rows-spanned="1" table:formula="of:=[.R19:.T19]" office:value-type="float" office:value="0.0996679946249558" calcext:value-type="float">
            <text:p>0.0996679946</text:p>
          </table:table-cell>
          <table:table-cell office:value-type="float" office:value="0.706419320397235" calcext:value-type="float">
            <text:p>0.7064193204</text:p>
          </table:table-cell>
          <table:table-cell office:value-type="float" office:value="0.793199097083501" calcext:value-type="float">
            <text:p>0.7931990971</text:p>
          </table:table-cell>
          <table:table-cell/>
          <table:table-cell table:style-name="ce8" office:value-type="float" office:value="0.2" calcext:value-type="float">
            <text:p>0.2</text:p>
          </table:table-cell>
          <table:table-cell table:style-name="ce18" office:value-type="float" office:value="-0.2" calcext:value-type="float">
            <text:p>-0.2</text:p>
          </table:table-cell>
          <table:table-cell table:style-name="ce18" office:value-type="float" office:value="-0.4" calcext:value-type="float">
            <text:p>-0.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0.5" calcext:value-type="float">
            <text:p>-0.5</text:p>
          </table:table-cell>
          <table:table-cell table:style-name="ce12" office:value-type="float" office:value="-0.4" calcext:value-type="float">
            <text:p>-0.4</text:p>
          </table:table-cell>
          <table:table-cell/>
          <table:table-cell table:style-name="ce15" office:value-type="float" office:value="0.9" calcext:value-type="float">
            <text:p>0.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7" table:number-matrix-columns-spanned="2" table:number-matrix-rows-spanned="1" table:formula="of:=TRANSPOSE(TANH(MMULT([.$V$8:.$AA$9];TRANSPOSE([.O8:.T8]))+[.$AC$8:.$AC$9]))" office:value-type="float" office:value="0.190157575875533" calcext:value-type="float">
            <text:p>0.190158</text:p>
          </table:table-cell>
          <table:table-cell table:style-name="ce38" office:value-type="float" office:value="-0.0965821547487035" calcext:value-type="float">
            <text:p>-0.09658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float" office:value="-0.2" calcext:value-type="float">
            <text:p>-0.2</text:p>
          </table:table-cell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4" table:number-matrix-columns-spanned="3" table:number-matrix-rows-spanned="1" table:formula="of:=[.O20:.Q20]" office:value-type="float" office:value="0.785663859026944" calcext:value-type="float">
            <text:p>0.785663859</text:p>
          </table:table-cell>
          <table:table-cell office:value-type="float" office:value="-0.0099996666799995" calcext:value-type="float">
            <text:p>-0.0099996667</text:p>
          </table:table-cell>
          <table:table-cell office:value-type="float" office:value="0.454216432682259" calcext:value-type="float">
            <text:p>0.4542164327</text:p>
          </table:table-cell>
          <table:table-cell table:style-name="ce4" table:number-matrix-columns-spanned="3" table:number-matrix-rows-spanned="1" table:formula="of:=[.R20:.T20]" office:value-type="float" office:value="0.52989560752753" calcext:value-type="float">
            <text:p>0.5298956075</text:p>
          </table:table-cell>
          <table:table-cell office:value-type="float" office:value="0.272905080563133" calcext:value-type="float">
            <text:p>0.2729050806</text:p>
          </table:table-cell>
          <table:table-cell office:value-type="float" office:value="0.685809062229095" calcext:value-type="float">
            <text:p>0.6858090622</text:p>
          </table:table-cell>
          <table:table-cell/>
          <table:table-cell table:style-name="ce10" office:value-type="float" office:value="0.5" calcext:value-type="float">
            <text:p>0.5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8" calcext:value-type="float">
            <text:p>-0.8</text:p>
          </table:table-cell>
          <table:table-cell table:style-name="ce19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/>
          <table:table-cell table:style-name="ce17" office:value-type="float" office:value="-0.8" calcext:value-type="float">
            <text:p>-0.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7" table:number-matrix-columns-spanned="2" table:number-matrix-rows-spanned="1" table:formula="of:=TRANSPOSE(TANH(MMULT([.$V$8:.$AA$9];TRANSPOSE([.O9:.T9]))+[.$AC$8:.$AC$9]))" office:value-type="float" office:value="0.760148008421971" calcext:value-type="float">
            <text:p>0.760148</text:p>
          </table:table-cell>
          <table:table-cell table:style-name="ce38" office:value-type="float" office:value="-0.49314513907494" calcext:value-type="float">
            <text:p>-0.49314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-0.9" calcext:value-type="float">
            <text:p>-0.9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style-name="ce4" table:number-matrix-columns-spanned="3" table:number-matrix-rows-spanned="1" table:formula="of:=[.O21:.Q21]" office:value-type="float" office:value="-0.139092447878458" calcext:value-type="float">
            <text:p>-0.1390924479</text:p>
          </table:table-cell>
          <table:table-cell office:value-type="float" office:value="0.438199314832768" calcext:value-type="float">
            <text:p>0.4381993148</text:p>
          </table:table-cell>
          <table:table-cell office:value-type="float" office:value="-0.610676832816844" calcext:value-type="float">
            <text:p>-0.6106768328</text:p>
          </table:table-cell>
          <table:table-cell table:style-name="ce32" table:number-matrix-columns-spanned="3" table:number-matrix-rows-spanned="1" table:formula="of:=TRANSPOSE(TANH(MMULT([.$E$14:.$F$16];TRANSPOSE([.AF11:.AG11]))+[.$H$14:.$H$16]+MMULT([.J14:.L16]; TRANSPOSE([.R21:.T21]))))" office:value-type="float" office:value="0.422897319453657" calcext:value-type="float">
            <text:p>0.4228973195</text:p>
          </table:table-cell>
          <table:table-cell office:value-type="float" office:value="0.473784950252028" calcext:value-type="float">
            <text:p>0.4737849503</text:p>
          </table:table-cell>
          <table:table-cell office:value-type="float" office:value="0.973995615807075" calcext:value-type="float">
            <text:p>0.9739956158</text:p>
          </table:table-cell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style-name="ce37" table:number-matrix-columns-spanned="2" table:number-matrix-rows-spanned="1" table:formula="of:=TRANSPOSE(TANH(MMULT([.$V$8:.$AA$9];TRANSPOSE([.O10:.T10]))+[.$AC$8:.$AC$9]))" office:value-type="float" office:value="0.677900465604208" calcext:value-type="float">
            <text:p>0.677900</text:p>
          </table:table-cell>
          <table:table-cell table:style-name="ce38" office:value-type="float" office:value="-0.650755330785923" calcext:value-type="float">
            <text:p>-0.65075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 table:style-name="ce4" table:number-matrix-columns-spanned="3" table:number-matrix-rows-spanned="1" table:formula="of:=[.O22:.Q22]" office:value-type="float" office:value="0.930217182936526" calcext:value-type="float">
            <text:p>0.9302171829</text:p>
          </table:table-cell>
          <table:table-cell office:value-type="float" office:value="0.04995837495788" calcext:value-type="float">
            <text:p>0.049958375</text:p>
          </table:table-cell>
          <table:table-cell office:value-type="float" office:value="-0.388472680216061" calcext:value-type="float">
            <text:p>-0.3884726802</text:p>
          </table:table-cell>
          <table:table-cell table:style-name="ce32" table:number-matrix-columns-spanned="3" table:number-matrix-rows-spanned="1" table:formula="of:=TRANSPOSE(TANH(MMULT([.$E$14:.$F$16];TRANSPOSE([.AF12:.AG12]))+[.$H$14:.$H$16]+MMULT([.J14:.L16]; TRANSPOSE([.R22:.T22]))))" office:value-type="float" office:value="0.732886419803033" calcext:value-type="float">
            <text:p>0.7328864198</text:p>
          </table:table-cell>
          <table:table-cell office:value-type="float" office:value="-0.284662970643022" calcext:value-type="float">
            <text:p>-0.2846629706</text:p>
          </table:table-cell>
          <table:table-cell office:value-type="float" office:value="0.915055511612441" calcext:value-type="float">
            <text:p>0.9150555116</text:p>
          </table:table-cell>
          <table:table-cell table:number-columns-repeated="10"/>
          <table:table-cell table:style-name="ce3" office:value-type="float" office:value="7" calcext:value-type="float">
            <text:p>7</text:p>
          </table:table-cell>
          <table:table-cell table:style-name="ce37" table:number-matrix-columns-spanned="2" table:number-matrix-rows-spanned="1" table:formula="of:=TRANSPOSE(TANH(MMULT([.$V$8:.$AA$9];TRANSPOSE([.O11:.T11]))+[.$AC$8:.$AC$9]))" office:value-type="float" office:value="0.940300417554882" calcext:value-type="float">
            <text:p>0.940300</text:p>
          </table:table-cell>
          <table:table-cell table:style-name="ce38" office:value-type="float" office:value="-0.771790868903521" calcext:value-type="float">
            <text:p>-0.77179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6" office:value-type="string" calcext:value-type="string" table:number-columns-spanned="8" table:number-rows-spanned="1">
            <text:p>Right RNN</text:p>
          </table:table-cell>
          <table:covered-table-cell table:number-columns-repeated="7"/>
          <table:table-cell/>
          <table:table-cell table:style-name="ce3" office:value-type="float" office:value="8" calcext:value-type="float">
            <text:p>8</text:p>
          </table:table-cell>
          <table:table-cell table:style-name="ce4" table:number-matrix-columns-spanned="3" table:number-matrix-rows-spanned="1" table:formula="of:=[.O23:.Q23]" office:value-type="float" office:value="0.961089830863614" calcext:value-type="float">
            <text:p>0.9610898309</text:p>
          </table:table-cell>
          <table:table-cell office:value-type="float" office:value="-0.0996679946249559" calcext:value-type="float">
            <text:p>-0.0996679946</text:p>
          </table:table-cell>
          <table:table-cell office:value-type="float" office:value="0.0399786803111635" calcext:value-type="float">
            <text:p>0.0399786803</text:p>
          </table:table-cell>
          <table:table-cell table:style-name="ce4" table:number-matrix-columns-spanned="3" table:number-matrix-rows-spanned="1" table:formula="of:=[.R23:.T23]" office:value-type="float" office:value="0.891666599037528" calcext:value-type="float">
            <text:p>0.891666599</text:p>
          </table:table-cell>
          <table:table-cell office:value-type="float" office:value="-0.362707467578051" calcext:value-type="float">
            <text:p>-0.3627074676</text:p>
          </table:table-cell>
          <table:table-cell office:value-type="float" office:value="0.235495749538498" calcext:value-type="float">
            <text:p>0.2354957495</text:p>
          </table:table-cell>
          <table:table-cell table:number-columns-repeated="10"/>
          <table:table-cell table:style-name="ce3" office:value-type="float" office:value="8" calcext:value-type="float">
            <text:p>8</text:p>
          </table:table-cell>
          <table:table-cell table:style-name="ce37" table:number-matrix-columns-spanned="2" table:number-matrix-rows-spanned="1" table:formula="of:=TRANSPOSE(TANH(MMULT([.$V$8:.$AA$9];TRANSPOSE([.O12:.T12]))+[.$AC$8:.$AC$9]))" office:value-type="float" office:value="0.968959394443523" calcext:value-type="float">
            <text:p>0.968959</text:p>
          </table:table-cell>
          <table:table-cell table:style-name="ce38" office:value-type="float" office:value="-0.843282956514532" calcext:value-type="float">
            <text:p>-0.843283</text:p>
          </table:table-cell>
        </table:table-row>
        <table:table-row table:style-name="ro2">
          <table:table-cell table:number-columns-repeated="4"/>
          <table:table-cell table:style-name="ce7" office:value-type="string" calcext:value-type="string" table:number-columns-spanned="2" table:number-rows-spanned="1">
            <text:p>W</text:p>
          </table:table-cell>
          <table:covered-table-cell table:style-name="ce11"/>
          <table:table-cell table:style-name="ce11"/>
          <table:table-cell table:style-name="ce11" office:value-type="string" calcext:value-type="string">
            <text:p>B</text:p>
          </table:table-cell>
          <table:table-cell table:style-name="ce11"/>
          <table:table-cell table:style-name="ce7" office:value-type="string" calcext:value-type="string" table:number-columns-spanned="3" table:number-rows-spanned="1">
            <text:p>W<text:span text:style-name="T1">rec</text:span></text:p>
          </table:table-cell>
          <table:covered-table-cell table:number-columns-repeated="2" table:style-name="ce11"/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8" office:value-type="float" office:value="0.1" calcext:value-type="float">
            <text:p>0.1</text:p>
          </table:table-cell>
          <table:table-cell table:style-name="ce12" office:value-type="float" office:value="0.9" calcext:value-type="float">
            <text:p>0.9</text:p>
          </table:table-cell>
          <table:table-cell/>
          <table:table-cell table:style-name="ce15" office:value-type="float" office:value="0.7" calcext:value-type="float">
            <text:p>0.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8" office:value-type="float" office:value="-0.1" calcext:value-type="float">
            <text:p>-0.1</text:p>
          </table:table-cell>
          <table:table-cell table:style-name="ce12" office:value-type="float" office:value="0.7" calcext:value-type="float">
            <text:p>0.7</text:p>
          </table:table-cell>
          <table:table-cell/>
          <table:table-cell table:style-name="ce20"/>
          <table:table-cell table:style-name="ce23" office:value-type="string" calcext:value-type="string" table:number-columns-spanned="6" table:number-rows-spanned="1">
            <text:p>Feedforward encoding</text:p>
          </table:table-cell>
          <table:covered-table-cell table:number-columns-repeated="5" table:style-name="ce20"/>
          <table:table-cell table:number-columns-repeated="13"/>
        </table:table-row>
        <table:table-row table:style-name="ro1">
          <table:table-cell table:number-columns-repeated="4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-0.4" calcext:value-type="float">
            <text:p>-0.4</text:p>
          </table:table-cell>
          <table:table-cell/>
          <table:table-cell table:style-name="ce16" office:value-type="float" office:value="0.9" calcext:value-type="float">
            <text:p>0.9</text:p>
          </table:table-cell>
          <table:table-cell/>
          <table:table-cell table:style-name="ce9" office:value-type="float" office:value="-0.7" calcext:value-type="float">
            <text:p>-0.7</text:p>
          </table:table-cell>
          <table:table-cell table:style-name="ce1" office:value-type="float" office:value="0.8" calcext:value-type="float">
            <text:p>0.8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Left</text:p>
          </table:table-cell>
          <table:covered-table-cell table:number-columns-repeated="2" table:style-name="ce20"/>
          <table:table-cell table:style-name="ce23" office:value-type="string" calcext:value-type="string" table:number-columns-spanned="3" table:number-rows-spanned="1">
            <text:p>Right</text:p>
          </table:table-cell>
          <table:covered-table-cell table:number-columns-repeated="2" table:style-name="ce20"/>
          <table:table-cell table:number-columns-repeated="13"/>
        </table:table-row>
        <table:table-row table:style-name="ro1">
          <table:table-cell table:number-columns-repeated="4"/>
          <table:table-cell table:style-name="ce10" office:value-type="float" office:value="0.4" calcext:value-type="float">
            <text:p>0.4</text:p>
          </table:table-cell>
          <table:table-cell table:style-name="ce14" office:value-type="float" office:value="-0.8" calcext:value-type="float">
            <text:p>-0.8</text:p>
          </table:table-cell>
          <table:table-cell/>
          <table:table-cell table:style-name="ce17" office:value-type="float" office:value="0.4" calcext:value-type="float">
            <text:p>0.4</text:p>
          </table:table-cell>
          <table:table-cell/>
          <table:table-cell table:style-name="ce10" office:value-type="float" office:value="-0" calcext:value-type="float">
            <text:p>0</text:p>
          </table:table-cell>
          <table:table-cell table:style-name="ce19" office:value-type="float" office:value="0.8" calcext:value-type="float">
            <text:p>0.8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matrix-columns-spanned="3" table:number-matrix-rows-spanned="1" table:formula="of:=TRANSPOSE(TANH(MMULT([.$E$5:.$F$7];TRANSPOSE([.B5:.C5]))+[.$H$5:.$H$7]))" office:value-type="float" office:value="-0.291312612451591" calcext:value-type="float">
            <text:p>-0.291313</text:p>
          </table:table-cell>
          <table:table-cell table:style-name="ce28" office:value-type="float" office:value="0.336375544336332" calcext:value-type="float">
            <text:p>0.336376</text:p>
          </table:table-cell>
          <table:table-cell table:style-name="ce31" office:value-type="float" office:value="0.04995837495788" calcext:value-type="float">
            <text:p>0.049958</text:p>
          </table:table-cell>
          <table:table-cell table:number-matrix-columns-spanned="3" table:number-matrix-rows-spanned="1" table:formula="of:=TRANSPOSE(TANH(MMULT([.$E$14:.$F$16];TRANSPOSE([.B5:.C5]))+[.$H$14:.$H$16]))" office:value-type="float" office:value="-0.244918662403709" calcext:value-type="float">
            <text:p>-0.244919</text:p>
          </table:table-cell>
          <table:table-cell table:style-name="ce28" office:value-type="float" office:value="0.946806012846268" calcext:value-type="float">
            <text:p>0.946806</text:p>
          </table:table-cell>
          <table:table-cell table:style-name="ce31" office:value-type="float" office:value="0.761594155955765" calcext:value-type="float">
            <text:p>0.761594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2" calcext:value-type="float">
            <text:p>2</text:p>
          </table:table-cell>
          <table:table-cell table:number-matrix-columns-spanned="3" table:number-matrix-rows-spanned="1" table:formula="of:=TRANSPOSE(TANH(MMULT([.$E$5:.$F$7];TRANSPOSE([.B6:.C6]))+[.$H$5:.$H$7]))" office:value-type="float" office:value="-0.379948962255225" calcext:value-type="float">
            <text:p>-0.379949</text:p>
          </table:table-cell>
          <table:table-cell table:style-name="ce28" office:value-type="float" office:value="0.413644442187135" calcext:value-type="float">
            <text:p>0.413644</text:p>
          </table:table-cell>
          <table:table-cell table:style-name="ce31" office:value-type="float" office:value="-0.291312612451591" calcext:value-type="float">
            <text:p>-0.291313</text:p>
          </table:table-cell>
          <table:table-cell table:number-matrix-columns-spanned="3" table:number-matrix-rows-spanned="1" table:formula="of:=TRANSPOSE(TANH(MMULT([.$E$14:.$F$16];TRANSPOSE([.B6:.C6]))+[.$H$14:.$H$16]))" office:value-type="float" office:value="-0.187746205868285" calcext:value-type="float">
            <text:p>-0.187746</text:p>
          </table:table-cell>
          <table:table-cell table:style-name="ce28" office:value-type="float" office:value="0.968030303315595" calcext:value-type="float">
            <text:p>0.968030</text:p>
          </table:table-cell>
          <table:table-cell table:style-name="ce31" office:value-type="float" office:value="0.664036770267849" calcext:value-type="float">
            <text:p>0.664037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3" calcext:value-type="float">
            <text:p>3</text:p>
          </table:table-cell>
          <table:table-cell table:number-matrix-columns-spanned="3" table:number-matrix-rows-spanned="1" table:formula="of:=TRANSPOSE(TANH(MMULT([.$E$5:.$F$7];TRANSPOSE([.B7:.C7]))+[.$H$5:.$H$7]))" office:value-type="float" office:value="0.0798297691111313" calcext:value-type="float">
            <text:p>0.079830</text:p>
          </table:table-cell>
          <table:table-cell table:style-name="ce28" office:value-type="float" office:value="0.197375320224904" calcext:value-type="float">
            <text:p>0.197375</text:p>
          </table:table-cell>
          <table:table-cell table:style-name="ce31" office:value-type="float" office:value="0.396930432005078" calcext:value-type="float">
            <text:p>0.396930</text:p>
          </table:table-cell>
          <table:table-cell table:number-matrix-columns-spanned="3" table:number-matrix-rows-spanned="1" table:formula="of:=TRANSPOSE(TANH(MMULT([.$E$14:.$F$16];TRANSPOSE([.B7:.C7]))+[.$H$14:.$H$16]))" office:value-type="float" office:value="-0.10955847021443" calcext:value-type="float">
            <text:p>-0.109558</text:p>
          </table:table-cell>
          <table:table-cell table:style-name="ce28" office:value-type="float" office:value="0.851064109667944" calcext:value-type="float">
            <text:p>0.851064</text:p>
          </table:table-cell>
          <table:table-cell table:style-name="ce31" office:value-type="float" office:value="0.807568916578614" calcext:value-type="float">
            <text:p>0.807569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4" calcext:value-type="float">
            <text:p>4</text:p>
          </table:table-cell>
          <table:table-cell table:number-matrix-columns-spanned="3" table:number-matrix-rows-spanned="1" table:formula="of:=TRANSPOSE(TANH(MMULT([.$E$5:.$F$7];TRANSPOSE([.B8:.C8]))+[.$H$5:.$H$7]))" office:value-type="float" office:value="0.396930432005078" calcext:value-type="float">
            <text:p>0.396930</text:p>
          </table:table-cell>
          <table:table-cell table:style-name="ce28" office:value-type="float" office:value="0.10955847021443" calcext:value-type="float">
            <text:p>0.109558</text:p>
          </table:table-cell>
          <table:table-cell table:style-name="ce31" office:value-type="float" office:value="0.485381090605372" calcext:value-type="float">
            <text:p>0.485381</text:p>
          </table:table-cell>
          <table:table-cell table:number-matrix-columns-spanned="3" table:number-matrix-rows-spanned="1" table:formula="of:=TRANSPOSE(TANH(MMULT([.$E$14:.$F$16];TRANSPOSE([.B8:.C8]))+[.$H$14:.$H$16]))" office:value-type="float" office:value="0.0996679946249558" calcext:value-type="float">
            <text:p>0.099668</text:p>
          </table:table-cell>
          <table:table-cell table:style-name="ce28" office:value-type="float" office:value="0.706419320397235" calcext:value-type="float">
            <text:p>0.706419</text:p>
          </table:table-cell>
          <table:table-cell table:style-name="ce31" office:value-type="float" office:value="0.793199097083501" calcext:value-type="float">
            <text:p>0.793199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5" calcext:value-type="float">
            <text:p>5</text:p>
          </table:table-cell>
          <table:table-cell table:number-matrix-columns-spanned="3" table:number-matrix-rows-spanned="1" table:formula="of:=TRANSPOSE(TANH(MMULT([.$E$5:.$F$7];TRANSPOSE([.B9:.C9]))+[.$H$5:.$H$7]))" office:value-type="float" office:value="0.785663859026944" calcext:value-type="float">
            <text:p>0.785664</text:p>
          </table:table-cell>
          <table:table-cell table:style-name="ce28" office:value-type="float" office:value="-0.0099996666799995" calcext:value-type="float">
            <text:p>-0.010000</text:p>
          </table:table-cell>
          <table:table-cell table:style-name="ce31" office:value-type="float" office:value="0.454216432682259" calcext:value-type="float">
            <text:p>0.454216</text:p>
          </table:table-cell>
          <table:table-cell table:number-matrix-columns-spanned="3" table:number-matrix-rows-spanned="1" table:formula="of:=TRANSPOSE(TANH(MMULT([.$E$14:.$F$16];TRANSPOSE([.B9:.C9]))+[.$H$14:.$H$16]))" office:value-type="float" office:value="0.52989560752753" calcext:value-type="float">
            <text:p>0.529896</text:p>
          </table:table-cell>
          <table:table-cell table:style-name="ce28" office:value-type="float" office:value="0.272905080563133" calcext:value-type="float">
            <text:p>0.272905</text:p>
          </table:table-cell>
          <table:table-cell table:style-name="ce31" office:value-type="float" office:value="0.685809062229095" calcext:value-type="float">
            <text:p>0.685809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6" calcext:value-type="float">
            <text:p>6</text:p>
          </table:table-cell>
          <table:table-cell table:number-matrix-columns-spanned="3" table:number-matrix-rows-spanned="1" table:formula="of:=TRANSPOSE(TANH(MMULT([.$E$5:.$F$7];TRANSPOSE([.B10:.C10]))+[.$H$5:.$H$7]))" office:value-type="float" office:value="-0.139092447878458" calcext:value-type="float">
            <text:p>-0.139092</text:p>
          </table:table-cell>
          <table:table-cell table:style-name="ce28" office:value-type="float" office:value="0.438199314832768" calcext:value-type="float">
            <text:p>0.438199</text:p>
          </table:table-cell>
          <table:table-cell table:style-name="ce31" office:value-type="float" office:value="-0.610676832816844" calcext:value-type="float">
            <text:p>-0.610677</text:p>
          </table:table-cell>
          <table:table-cell table:number-matrix-columns-spanned="3" table:number-matrix-rows-spanned="1" table:formula="of:=TRANSPOSE(TANH(MMULT([.$E$14:.$F$16];TRANSPOSE([.B10:.C10]))+[.$H$14:.$H$16]))" office:value-type="float" office:value="0.158648504297499" calcext:value-type="float">
            <text:p>0.158649</text:p>
          </table:table-cell>
          <table:table-cell table:style-name="ce28" office:value-type="float" office:value="0.964027580075817" calcext:value-type="float">
            <text:p>0.964028</text:p>
          </table:table-cell>
          <table:table-cell table:style-name="ce31" office:value-type="float" office:value="0.413644442187135" calcext:value-type="float">
            <text:p>0.413644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7" calcext:value-type="float">
            <text:p>7</text:p>
          </table:table-cell>
          <table:table-cell table:number-matrix-columns-spanned="3" table:number-matrix-rows-spanned="1" table:formula="of:=TRANSPOSE(TANH(MMULT([.$E$5:.$F$7];TRANSPOSE([.B11:.C11]))+[.$H$5:.$H$7]))" office:value-type="float" office:value="0.930217182936526" calcext:value-type="float">
            <text:p>0.930217</text:p>
          </table:table-cell>
          <table:table-cell table:style-name="ce28" office:value-type="float" office:value="0.04995837495788" calcext:value-type="float">
            <text:p>0.049958</text:p>
          </table:table-cell>
          <table:table-cell table:style-name="ce31" office:value-type="float" office:value="-0.388472680216061" calcext:value-type="float">
            <text:p>-0.388473</text:p>
          </table:table-cell>
          <table:table-cell table:number-matrix-columns-spanned="3" table:number-matrix-rows-spanned="1" table:formula="of:=TRANSPOSE(TANH(MMULT([.$E$14:.$F$16];TRANSPOSE([.B11:.C11]))+[.$H$14:.$H$16]))" office:value-type="float" office:value="0.880951268046997" calcext:value-type="float">
            <text:p>0.880951</text:p>
          </table:table-cell>
          <table:table-cell table:style-name="ce28" office:value-type="float" office:value="0.119427298534386" calcext:value-type="float">
            <text:p>0.119427</text:p>
          </table:table-cell>
          <table:table-cell table:style-name="ce31" office:value-type="float" office:value="0.0399786803111635" calcext:value-type="float">
            <text:p>0.039979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21" office:value-type="float" office:value="8" calcext:value-type="float">
            <text:p>8</text:p>
          </table:table-cell>
          <table:table-cell table:number-matrix-columns-spanned="3" table:number-matrix-rows-spanned="1" table:formula="of:=TRANSPOSE(TANH(MMULT([.$E$5:.$F$7];TRANSPOSE([.B12:.C12]))+[.$H$5:.$H$7]))" office:value-type="float" office:value="0.961089830863614" calcext:value-type="float">
            <text:p>0.961090</text:p>
          </table:table-cell>
          <table:table-cell table:style-name="ce28" office:value-type="float" office:value="-0.0996679946249559" calcext:value-type="float">
            <text:p>-0.099668</text:p>
          </table:table-cell>
          <table:table-cell table:style-name="ce31" office:value-type="float" office:value="0.0399786803111635" calcext:value-type="float">
            <text:p>0.039979</text:p>
          </table:table-cell>
          <table:table-cell table:number-matrix-columns-spanned="3" table:number-matrix-rows-spanned="1" table:formula="of:=TRANSPOSE(TANH(MMULT([.$E$14:.$F$16];TRANSPOSE([.B12:.C12]))+[.$H$14:.$H$16]))" office:value-type="float" office:value="0.891666599037528" calcext:value-type="float">
            <text:p>0.891667</text:p>
          </table:table-cell>
          <table:table-cell table:style-name="ce28" office:value-type="float" office:value="-0.362707467578051" calcext:value-type="float">
            <text:p>-0.362707</text:p>
          </table:table-cell>
          <table:table-cell table:style-name="ce31" office:value-type="float" office:value="0.235495749538498" calcext:value-type="float">
            <text:p>0.235496</text:p>
          </table:table-cell>
          <table:table-cell table:number-columns-repeated="13"/>
        </table:table-row>
        <table:table-row table:style-name="ro1">
          <table:table-cell table:number-columns-repeated="14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14"/>
          <table:table-cell table:style-name="ce25" table:number-columns-spanned="3" table:number-rows-spanned="1"/>
          <table:covered-table-cell table:number-columns-repeated="2" table:style-name="ce29"/>
          <table:table-cell table:style-name="ce25" office:value-type="string" calcext:value-type="string" table:number-columns-spanned="3" table:number-rows-spanned="1">
            <text:p>3 -&gt; 4</text:p>
          </table:table-cell>
          <table:covered-table-cell table:number-columns-repeated="2" table:style-name="Default"/>
          <table:table-cell table:number-columns-repeated="13"/>
        </table:table-row>
        <table:table-row table:style-name="ro1">
          <table:table-cell table:number-columns-repeated="14"/>
          <table:table-cell table:style-name="ce26"/>
          <table:table-cell table:style-name="ce30" table:number-columns-repeated="2"/>
          <table:table-cell table:style-name="ce33" table:number-matrix-columns-spanned="3" table:number-matrix-rows-spanned="1" table:formula="of:=TRANSPOSE(TANH(MMULT([.$E$14:.$F$16];TRANSPOSE([.AF8:.AG8]))+[.$H$14:.$H$16]+MMULT([.J14:.L16];TRANSPOSE([.R18:.T18]))))" office:value-type="float" office:value="0.76273628780242" calcext:value-type="float">
            <text:p>0.7627362878</text:p>
          </table:table-cell>
          <table:table-cell table:style-name="ce34" office:value-type="float" office:value="0.603382110045509" calcext:value-type="float">
            <text:p>0.60338211</text:p>
          </table:table-cell>
          <table:table-cell table:style-name="ce35" office:value-type="float" office:value="0.843787526600995" calcext:value-type="float">
            <text:p>0.8437875266</text:p>
          </table:table-cell>
          <table:table-cell table:number-columns-repeated="13"/>
        </table:table-row>
      </table:table>
      <table:table table:name="Backward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ce43"/>
        <table:table-column table:style-name="co12" table:default-cell-style-name="ce43"/>
        <table:table-column table:style-name="co11" table:default-cell-style-name="ce43"/>
        <table:table-column table:style-name="co12" table:default-cell-style-name="ce43"/>
        <table:table-column table:style-name="co11" table:number-columns-repeated="3" table:default-cell-style-name="ce43"/>
        <table:table-column table:style-name="co13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4" table:default-cell-style-name="Default"/>
        <table:table-column table:style-name="co1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6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style-name="ce1" table:number-columns-repeated="4"/>
          <table:table-cell table:style-name="ce42" table:number-columns-repeated="8"/>
          <table:table-cell table:number-columns-repeated="31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9" table:number-rows-spanned="1">
            <text:p>Left RNN</text:p>
          </table:table-cell>
          <table:covered-table-cell table:number-columns-repeated="8"/>
          <table:table-cell table:number-columns-repeated="10"/>
          <table:table-cell table:style-name="ce6" office:value-type="string" calcext:value-type="string" table:number-columns-spanned="8" table:number-rows-spanned="1">
            <text:p>Concat Feedforward</text:p>
          </table:table-cell>
          <table:covered-table-cell table:number-columns-repeated="7"/>
          <table:table-cell table:number-columns-repeated="13"/>
        </table:table-row>
        <table:table-row table:style-name="ro3">
          <table:table-cell table:style-name="ce2" office:value-type="string" calcext:value-type="string" table:number-columns-spanned="3" table:number-rows-spanned="1">
            <text:p><text:span text:style-name="T2">Δ </text:span>Nodes vector</text:p>
          </table:table-cell>
          <table:covered-table-cell table:style-name="ce2"/>
          <table:covered-table-cell/>
          <table:table-cell table:number-columns-repeated="2"/>
          <table:table-cell table:style-name="ce44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1"/>
          <table:table-cell table:style-name="ce51"/>
          <table:table-cell table:style-name="ce51" office:value-type="string" calcext:value-type="string">
            <text:p><text:span text:style-name="T2">Δ</text:span>B</text:p>
          </table:table-cell>
          <table:table-cell table:style-name="ce51"/>
          <table:table-cell table:style-name="ce44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1"/>
          <table:table-cell table:number-columns-repeated="2"/>
          <table:table-cell table:style-name="ce2" office:value-type="string" calcext:value-type="string" table:number-columns-spanned="3" table:number-rows-spanned="1">
            <text:p><text:span text:style-name="T2">Δ </text:span>Left encoding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<text:span text:style-name="T2">Δ </text:span>Right encoding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7" table:number-matrix-columns-spanned="2" table:number-matrix-rows-spanned="1" table:formula="of:=MMULT([.P19:.R19]*[.P39:.R39];[Forward.$E$5:.$F$7])+MMULT([.S19:.U19]*[.S39:.U39];[Forward.$E$14:.$F$16])" office:value-type="float" office:value="0.0579327389396326" calcext:value-type="float">
            <text:p>0.057933</text:p>
          </table:table-cell>
          <table:table-cell table:style-name="ce38" office:value-type="float" office:value="-0.201789667804536" calcext:value-type="float">
            <text:p>-0.201790</text:p>
          </table:table-cell>
          <table:table-cell/>
          <table:table-cell table:style-name="ce40" office:value-type="float" office:value="1" calcext:value-type="float" table:number-columns-spanned="1" table:number-rows-spanned="3">
            <text:p>1</text:p>
          </table:table-cell>
          <table:table-cell table:style-name="ce45" table:number-matrix-columns-spanned="2" table:number-matrix-rows-spanned="3" table:formula="of:=MMULT(TRANSPOSE([.P19:.R19]*[.P39:.R39]);[Forward.B5:.C5])" office:value-type="float" office:value="-0.0521004804014313" calcext:value-type="float">
            <text:p>-0.052100</text:p>
          </table:table-cell>
          <table:table-cell table:style-name="ce52" office:value-type="float" office:value="-0.104200960802863" calcext:value-type="float">
            <text:p>-0.104201</text:p>
          </table:table-cell>
          <table:table-cell table:style-name="ce49"/>
          <table:table-cell table:style-name="ce56" table:number-matrix-columns-spanned="1" table:number-matrix-rows-spanned="3" table:formula="of:=TRANSPOSE([.P19:.R19]*[.P39:.R39])" office:value-type="float" office:value="0.104200960802863" calcext:value-type="float">
            <text:p>0.104201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5" table:number-matrix-columns-spanned="6" table:number-matrix-rows-spanned="1" table:formula="of:=MMULT([.AH6:.AI6]*[.AH16:.AI16];[Forward.$V$8:.$AA$9])" office:value-type="float" office:value="0.113863787771041" calcext:value-type="float">
            <text:p>0.113864</text:p>
          </table:table-cell>
          <table:table-cell table:style-name="ce72" office:value-type="float" office:value="0.133500763986038" calcext:value-type="float">
            <text:p>0.133501</text:p>
          </table:table-cell>
          <table:table-cell table:style-name="ce38" office:value-type="float" office:value="0.0691098865664132" calcext:value-type="float">
            <text:p>0.069110</text:p>
          </table:table-cell>
          <table:table-cell table:style-name="ce37" office:value-type="float" office:value="-0.246984081943157" calcext:value-type="float">
            <text:p>-0.246984</text:p>
          </table:table-cell>
          <table:table-cell table:style-name="ce72" office:value-type="float" office:value="0.148228496147286" calcext:value-type="float">
            <text:p>0.148228</text:p>
          </table:table-cell>
          <table:table-cell table:style-name="ce38" office:value-type="float" office:value="0.0443734313907053" calcext:value-type="float">
            <text:p>0.044373</text:p>
          </table:table-cell>
          <table:table-cell table:style-name="ce6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 table:number-columns-repeated="2"/>
          <table:table-cell table:style-name="ce83" office:value-type="string" calcext:value-type="string" table:number-columns-spanned="2" table:number-rows-spanned="1">
            <text:p>Δ Nodes </text:p>
          </table:table-cell>
          <table:covered-table-cell/>
          <table:table-cell/>
          <table:table-cell table:style-name="ce83" office:value-type="string" calcext:value-type="string" table:number-columns-spanned="2" table:number-rows-spanned="1">
            <text:p>Δ Nodes &lt;- recurrent</text:p>
          </table:table-cell>
          <table:covered-table-cell/>
          <table:table-cell/>
          <table:table-cell table:style-name="ce86" office:value-type="string" calcext:value-type="string" table:number-columns-spanned="2" table:number-rows-spanned="1">
            <text:p>Δ Nodes &lt;- encoding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7" table:number-matrix-columns-spanned="2" table:number-matrix-rows-spanned="1" table:formula="of:=MMULT([.P20:.R20]*[.P40:.R40];[Forward.$E$5:.$F$7])+MMULT([.S20:.U20]*[.S40:.U40];[Forward.$E$14:.$F$16])" office:value-type="float" office:value="0.140889590494438" calcext:value-type="float">
            <text:p>0.140890</text:p>
          </table:table-cell>
          <table:table-cell table:style-name="ce38" office:value-type="float" office:value="0.201050037587393" calcext:value-type="float">
            <text:p>0.201050</text:p>
          </table:table-cell>
          <table:table-cell/>
          <table:covered-table-cell/>
          <table:table-cell table:style-name="ce46" office:value-type="float" office:value="-0.0591976759403395" calcext:value-type="float">
            <text:p>-0.059198</text:p>
          </table:table-cell>
          <table:table-cell table:style-name="ce53" office:value-type="float" office:value="-0.118395351880679" calcext:value-type="float">
            <text:p>-0.118395</text:p>
          </table:table-cell>
          <table:table-cell table:style-name="ce49"/>
          <table:table-cell table:style-name="ce57" office:value-type="float" office:value="0.118395351880679" calcext:value-type="float">
            <text:p>0.118395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5" table:number-matrix-columns-spanned="6" table:number-matrix-rows-spanned="1" table:formula="of:=MMULT([.AH7:.AI7]*[.AH17:.AI17];[Forward.$V$8:.$AA$9])" office:value-type="float" office:value="0.320572648579396" calcext:value-type="float">
            <text:p>0.320573</text:p>
          </table:table-cell>
          <table:table-cell table:style-name="ce72" office:value-type="float" office:value="0.0793651405556961" calcext:value-type="float">
            <text:p>0.079365</text:p>
          </table:table-cell>
          <table:table-cell table:style-name="ce38" office:value-type="float" office:value="-0.161219950196682" calcext:value-type="float">
            <text:p>-0.161220</text:p>
          </table:table-cell>
          <table:table-cell table:style-name="ce37" office:value-type="float" office:value="0.283068538751176" calcext:value-type="float">
            <text:p>0.283069</text:p>
          </table:table-cell>
          <table:table-cell table:style-name="ce72" office:value-type="float" office:value="-0.101540490462079" calcext:value-type="float">
            <text:p>-0.101540</text:p>
          </table:table-cell>
          <table:table-cell table:style-name="ce38" office:value-type="float" office:value="-0.201213729110191" calcext:value-type="float">
            <text:p>-0.201214</text:p>
          </table:table-cell>
          <table:table-cell table:style-name="ce62"/>
          <table:table-cell table:style-name="ce40" office:value-type="float" office:value="1" calcext:value-type="float" table:number-columns-spanned="1" table:number-rows-spanned="2">
            <text:p>1</text:p>
          </table:table-cell>
          <table:table-cell table:style-name="ce60" table:number-matrix-columns-spanned="6" table:number-matrix-rows-spanned="2" table:formula="of:=MMULT(TRANSPOSE([.AH6:.AI6]*[.AH16:.AI16]);[Forward.O5:.T5])" office:value-type="float" office:value="0.0143012471046016" calcext:value-type="float">
            <text:p>0.014301</text:p>
          </table:table-cell>
          <table:table-cell table:style-name="ce61" office:value-type="float" office:value="-0.0165134964085983" calcext:value-type="float">
            <text:p>-0.016513</text:p>
          </table:table-cell>
          <table:table-cell table:style-name="ce61" office:value-type="float" office:value="-0.00245257855196952" calcext:value-type="float">
            <text:p>-0.002453</text:p>
          </table:table-cell>
          <table:table-cell table:style-name="ce61" office:value-type="float" office:value="0.0120236548705765" calcext:value-type="float">
            <text:p>0.012024</text:p>
          </table:table-cell>
          <table:table-cell table:style-name="ce61" office:value-type="float" office:value="-0.0464810178861966" calcext:value-type="float">
            <text:p>-0.046481</text:p>
          </table:table-cell>
          <table:table-cell table:style-name="ce52" office:value-type="float" office:value="-0.0373885158149608" calcext:value-type="float">
            <text:p>-0.037389</text:p>
          </table:table-cell>
          <table:table-cell/>
          <table:table-cell table:style-name="ce56" table:number-matrix-columns-spanned="1" table:number-matrix-rows-spanned="2" table:formula="of:=TRANSPOSE([.AH6:.AI6]*[.AH16:.AI16])" office:value-type="float" office:value="-0.0490924405374933" calcext:value-type="float">
            <text:p>-0.0490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4" table:number-matrix-columns-spanned="2" table:number-matrix-rows-spanned="1" table:formula="of:=[.AK6:.AL6]+[.AN6:.AO6]" office:value-type="float" office:value="-0.0527169517359115" calcext:value-type="float">
            <text:p>-0.052717</text:p>
          </table:table-cell>
          <table:table-cell table:style-name="ce77" office:value-type="float" office:value="0.247484072503643" calcext:value-type="float">
            <text:p>0.247484</text:p>
          </table:table-cell>
          <table:table-cell/>
          <table:table-cell table:style-name="ce65" table:number-matrix-columns-spanned="2" table:number-matrix-rows-spanned="1" table:formula="of:=MMULT([.P6:.R6]*[.P30:.R30];[Forward.E5:.F7])" office:value-type="float" office:value="-0.0527169517359115" calcext:value-type="float">
            <text:p>-0.052717</text:p>
          </table:table-cell>
          <table:table-cell table:style-name="ce38" office:value-type="float" office:value="0.247484072503643" calcext:value-type="float">
            <text:p>0.247484</text:p>
          </table:table-cell>
          <table:table-cell/>
          <table:table-cell table:style-name="ce4"/>
          <table:table-cell table:style-name="ce5"/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7" table:number-matrix-columns-spanned="2" table:number-matrix-rows-spanned="1" table:formula="of:=MMULT([.P21:.R21]*[.P41:.R41];[Forward.$E$5:.$F$7])+MMULT([.S21:.U21]*[.S41:.U41];[Forward.$E$14:.$F$16])" office:value-type="float" office:value="0.025416982400078" calcext:value-type="float">
            <text:p>0.025417</text:p>
          </table:table-cell>
          <table:table-cell table:style-name="ce38" office:value-type="float" office:value="-0.0684138368866613" calcext:value-type="float">
            <text:p>-0.068414</text:p>
          </table:table-cell>
          <table:table-cell/>
          <table:covered-table-cell/>
          <table:table-cell table:style-name="ce47" office:value-type="float" office:value="-0.0344686997002241" calcext:value-type="float">
            <text:p>-0.034469</text:p>
          </table:table-cell>
          <table:table-cell table:style-name="ce54" office:value-type="float" office:value="-0.0689373994004483" calcext:value-type="float">
            <text:p>-0.068937</text:p>
          </table:table-cell>
          <table:table-cell table:style-name="ce49"/>
          <table:table-cell table:style-name="ce58" office:value-type="float" office:value="0.0689373994004483" calcext:value-type="float">
            <text:p>0.068937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5" table:number-matrix-columns-spanned="6" table:number-matrix-rows-spanned="1" table:formula="of:=MMULT([.AH8:.AI8]*[.AH18:.AI18];[Forward.$V$8:.$AA$9])" office:value-type="float" office:value="0.0302729332718025" calcext:value-type="float">
            <text:p>0.030273</text:p>
          </table:table-cell>
          <table:table-cell table:style-name="ce72" office:value-type="float" office:value="0.0785000121933392" calcext:value-type="float">
            <text:p>0.078500</text:p>
          </table:table-cell>
          <table:table-cell table:style-name="ce38" office:value-type="float" office:value="0.069981668014565" calcext:value-type="float">
            <text:p>0.069982</text:p>
          </table:table-cell>
          <table:table-cell table:style-name="ce37" office:value-type="float" office:value="-0.207586053675955" calcext:value-type="float">
            <text:p>-0.207586</text:p>
          </table:table-cell>
          <table:table-cell table:style-name="ce72" office:value-type="float" office:value="0.114670321384492" calcext:value-type="float">
            <text:p>0.114670</text:p>
          </table:table-cell>
          <table:table-cell table:style-name="ce38" office:value-type="float" office:value="0.0591043734680508" calcext:value-type="float">
            <text:p>0.059104</text:p>
          </table:table-cell>
          <table:table-cell table:style-name="ce62"/>
          <table:covered-table-cell/>
          <table:table-cell table:style-name="ce47" office:value-type="float" office:value="-0.0720604138002715" calcext:value-type="float">
            <text:p>-0.072060</text:p>
          </table:table-cell>
          <table:table-cell table:style-name="ce63" office:value-type="float" office:value="0.0832073857468004" calcext:value-type="float">
            <text:p>0.083207</text:p>
          </table:table-cell>
          <table:table-cell table:style-name="ce63" office:value-type="float" office:value="0.0123579310279681" calcext:value-type="float">
            <text:p>0.012358</text:p>
          </table:table-cell>
          <table:table-cell table:style-name="ce63" office:value-type="float" office:value="-0.0605841951424369" calcext:value-type="float">
            <text:p>-0.060584</text:p>
          </table:table-cell>
          <table:table-cell table:style-name="ce63" office:value-type="float" office:value="0.234206244968625" calcext:value-type="float">
            <text:p>0.234206</text:p>
          </table:table-cell>
          <table:table-cell table:style-name="ce54" office:value-type="float" office:value="0.188391397008809" calcext:value-type="float">
            <text:p>0.188391</text:p>
          </table:table-cell>
          <table:table-cell/>
          <table:table-cell table:style-name="ce58" office:value-type="float" office:value="0.247364551757079" calcext:value-type="float">
            <text:p>0.24736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84" table:number-matrix-columns-spanned="2" table:number-matrix-rows-spanned="1" table:formula="of:=[.AK7:.AL7]+[.AN7:.AO7]" office:value-type="float" office:value="0.8" calcext:value-type="float">
            <text:p>0.800000</text:p>
          </table:table-cell>
          <table:table-cell table:style-name="ce77" office:value-type="float" office:value="0.4" calcext:value-type="float">
            <text:p>0.400000</text:p>
          </table:table-cell>
          <table:table-cell/>
          <table:table-cell table:style-name="ce37"/>
          <table:table-cell table:style-name="ce38"/>
          <table:table-cell/>
          <table:table-cell table:style-name="ce87" office:value-type="float" office:value="0.8" calcext:value-type="float">
            <text:p>0.8</text:p>
          </table:table-cell>
          <table:table-cell table:style-name="ce88" office:value-type="float" office:value="0.4" calcext:value-type="float">
            <text:p>0.4</text:p>
          </table:table-cell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7" table:number-matrix-columns-spanned="2" table:number-matrix-rows-spanned="1" table:formula="of:=MMULT([.P22:.R22]*[.P42:.R42];[Forward.$E$5:.$F$7])+MMULT([.S22:.U22]*[.S42:.U42];[Forward.$E$14:.$F$16])" office:value-type="float" office:value="-0.00903736726374802" calcext:value-type="float">
            <text:p>-0.009037</text:p>
          </table:table-cell>
          <table:table-cell table:style-name="ce38" office:value-type="float" office:value="-0.0764619140684156" calcext:value-type="float">
            <text:p>-0.076462</text:p>
          </table:table-cell>
          <table:table-cell table:number-columns-repeated="2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/>
          <table:table-cell table:style-name="ce3" office:value-type="float" office:value="4" calcext:value-type="float">
            <text:p>4</text:p>
          </table:table-cell>
          <table:table-cell table:style-name="ce65" table:number-matrix-columns-spanned="6" table:number-matrix-rows-spanned="1" table:formula="of:=MMULT([.AH9:.AI9]*[.AH19:.AI19];[Forward.$V$8:.$AA$9])" office:value-type="float" office:value="-0.0271823854899808" calcext:value-type="float">
            <text:p>-0.027182</text:p>
          </table:table-cell>
          <table:table-cell table:style-name="ce72" office:value-type="float" office:value="-0.00176380670270365" calcext:value-type="float">
            <text:p>-0.001764</text:p>
          </table:table-cell>
          <table:table-cell table:style-name="ce38" office:value-type="float" office:value="0.0196293403487403" calcext:value-type="float">
            <text:p>0.019629</text:p>
          </table:table-cell>
          <table:table-cell table:style-name="ce37" office:value-type="float" office:value="-0.0403894932140453" calcext:value-type="float">
            <text:p>-0.040389</text:p>
          </table:table-cell>
          <table:table-cell table:style-name="ce72" office:value-type="float" office:value="0.0173001273877542" calcext:value-type="float">
            <text:p>0.017300</text:p>
          </table:table-cell>
          <table:table-cell table:style-name="ce38" office:value-type="float" office:value="0.0225239595680087" calcext:value-type="float">
            <text:p>0.022524</text:p>
          </table:table-cell>
          <table:table-cell table:style-name="ce6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4" table:number-matrix-columns-spanned="2" table:number-matrix-rows-spanned="1" table:formula="of:=[.AK8:.AL8]+[.AN8:.AO8]" office:value-type="float" office:value="-0.702989958990292" calcext:value-type="float">
            <text:p>-0.702990</text:p>
          </table:table-cell>
          <table:table-cell table:style-name="ce77" office:value-type="float" office:value="0.584393021927727" calcext:value-type="float">
            <text:p>0.584393</text:p>
          </table:table-cell>
          <table:table-cell/>
          <table:table-cell table:style-name="ce65" table:number-matrix-columns-spanned="2" table:number-matrix-rows-spanned="1" table:formula="of:=MMULT([.S6:.U6]*[.S30:.U30];[Forward.E14:.F16])" office:value-type="float" office:value="0.0970100410097085" calcext:value-type="float">
            <text:p>0.097010</text:p>
          </table:table-cell>
          <table:table-cell table:style-name="ce38" office:value-type="float" office:value="0.284393021927727" calcext:value-type="float">
            <text:p>0.284393</text:p>
          </table:table-cell>
          <table:table-cell/>
          <table:table-cell table:style-name="ce4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7" table:number-matrix-columns-spanned="2" table:number-matrix-rows-spanned="1" table:formula="of:=MMULT([.P23:.R23]*[.P43:.R43];[Forward.$E$5:.$F$7])+MMULT([.S23:.U23]*[.S43:.U43];[Forward.$E$14:.$F$16])" office:value-type="float" office:value="0.0105926635457021" calcext:value-type="float">
            <text:p>0.010593</text:p>
          </table:table-cell>
          <table:table-cell table:style-name="ce38" office:value-type="float" office:value="-0.00983721210437406" calcext:value-type="float">
            <text:p>-0.009837</text:p>
          </table:table-cell>
          <table:table-cell/>
          <table:table-cell table:style-name="ce40" office:value-type="float" office:value="2" calcext:value-type="float" table:number-columns-spanned="1" table:number-rows-spanned="3">
            <text:p>2</text:p>
          </table:table-cell>
          <table:table-cell table:style-name="ce45" table:number-matrix-columns-spanned="2" table:number-matrix-rows-spanned="3" table:formula="of:=(MMULT(TRANSPOSE([.P20:.R20]*[.P40:.R40]);[Forward.B6:.C6])+MMULT(TRANSPOSE([.P6:.R6]*[.P30:.R30]);[Forward.AF5:.AG5]))/2" office:value-type="float" office:value="-0.0557311877362377" calcext:value-type="float">
            <text:p>-0.055731</text:p>
          </table:table-cell>
          <table:table-cell table:style-name="ce52" office:value-type="float" office:value="-0.0406712355807586" calcext:value-type="float">
            <text:p>-0.040671</text:p>
          </table:table-cell>
          <table:table-cell table:style-name="ce49"/>
          <table:table-cell table:style-name="ce56" table:number-matrix-columns-spanned="1" table:number-matrix-rows-spanned="3" table:formula="of:=TRANSPOSE(([.P20:.R20]*[.P40:.R40]+[.P6:.R6]*[.P30:.R30])/2)" office:value-type="float" office:value="0.12389974928686" calcext:value-type="float">
            <text:p>0.123900</text:p>
          </table:table-cell>
          <table:table-cell table:style-name="ce49"/>
          <table:table-cell table:style-name="ce45" table:number-matrix-columns-spanned="3" table:number-matrix-rows-spanned="3" table:formula="of:=MMULT(TRANSPOSE([.P6:.R6]*[.P30:.R30]);[Forward.O17:.Q17])/2" office:value-type="float" office:value="-0.0306540918323431" calcext:value-type="float">
            <text:p>-0.030654</text:p>
          </table:table-cell>
          <table:table-cell table:style-name="ce61" office:value-type="float" office:value="0.0333726262640119" calcext:value-type="float">
            <text:p>0.033373</text:p>
          </table:table-cell>
          <table:table-cell table:style-name="ce52" office:value-type="float" office:value="-0.0235029555575212" calcext:value-type="float">
            <text:p>-0.02350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5" table:number-matrix-columns-spanned="6" table:number-matrix-rows-spanned="1" table:formula="of:=MMULT([.AH10:.AI10]*[.AH20:.AI20];[Forward.$V$8:.$AA$9])" office:value-type="float" office:value="-0.0329903454514128" calcext:value-type="float">
            <text:p>-0.032990</text:p>
          </table:table-cell>
          <table:table-cell table:style-name="ce72" office:value-type="float" office:value="-0.0187103299768687" calcext:value-type="float">
            <text:p>-0.018710</text:p>
          </table:table-cell>
          <table:table-cell table:style-name="ce38" office:value-type="float" office:value="0.00393988038888785" calcext:value-type="float">
            <text:p>0.003940</text:p>
          </table:table-cell>
          <table:table-cell table:style-name="ce37" office:value-type="float" office:value="0.00566050165626482" calcext:value-type="float">
            <text:p>0.005661</text:p>
          </table:table-cell>
          <table:table-cell table:style-name="ce72" office:value-type="float" office:value="-0.00800031837096056" calcext:value-type="float">
            <text:p>-0.008000</text:p>
          </table:table-cell>
          <table:table-cell table:style-name="ce38" office:value-type="float" office:value="0.009109947931716" calcext:value-type="float">
            <text:p>0.009110</text:p>
          </table:table-cell>
          <table:table-cell table:style-name="ce62"/>
          <table:table-cell table:style-name="ce40" office:value-type="float" office:value="2" calcext:value-type="float" table:number-columns-spanned="1" table:number-rows-spanned="2">
            <text:p>2</text:p>
          </table:table-cell>
          <table:table-cell table:style-name="ce60" table:number-matrix-columns-spanned="6" table:number-matrix-rows-spanned="2" table:formula="of:=MMULT(TRANSPOSE([.AH7:.AI7]*[.AH17:.AI17]);[Forward.O6:.T6])" office:value-type="float" office:value="0.424969487030912" calcext:value-type="float">
            <text:p>0.424969</text:p>
          </table:table-cell>
          <table:table-cell table:style-name="ce61" office:value-type="float" office:value="0.33784884033419" calcext:value-type="float">
            <text:p>0.337849</text:p>
          </table:table-cell>
          <table:table-cell table:style-name="ce61" office:value-type="float" office:value="-0.172703251063253" calcext:value-type="float">
            <text:p>-0.172703</text:p>
          </table:table-cell>
          <table:table-cell table:style-name="ce61" office:value-type="float" office:value="0.0952948801438971" calcext:value-type="float">
            <text:p>0.095295</text:p>
          </table:table-cell>
          <table:table-cell table:style-name="ce61" office:value-type="float" office:value="0.320599444271463" calcext:value-type="float">
            <text:p>0.320599</text:p>
          </table:table-cell>
          <table:table-cell table:style-name="ce52" office:value-type="float" office:value="0.590033534879575" calcext:value-type="float">
            <text:p>0.590034</text:p>
          </table:table-cell>
          <table:table-cell/>
          <table:table-cell table:style-name="ce56" table:number-matrix-columns-spanned="1" table:number-matrix-rows-spanned="2" table:formula="of:=TRANSPOSE([.AH7:.AI7]*[.AH17:.AI17])" office:value-type="float" office:value="0.60301877005925" calcext:value-type="float">
            <text:p>0.60301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4" table:number-matrix-columns-spanned="2" table:number-matrix-rows-spanned="1" table:formula="of:=[.AK9:.AL9]+[.AN9:.AO9]" office:value-type="float" office:value="-0.0659304870275546" calcext:value-type="float">
            <text:p>-0.065930</text:p>
          </table:table-cell>
          <table:table-cell table:style-name="ce77" office:value-type="float" office:value="-0.0292187479641901" calcext:value-type="float">
            <text:p>-0.029219</text:p>
          </table:table-cell>
          <table:table-cell/>
          <table:table-cell table:style-name="ce65" table:number-matrix-columns-spanned="2" table:number-matrix-rows-spanned="1" table:formula="of:=MMULT([.S15:.U15]*[.S49:.U49];[Forward.E14:.F16])" office:value-type="float" office:value="-0.0659304870275546" calcext:value-type="float">
            <text:p>-0.065930</text:p>
          </table:table-cell>
          <table:table-cell table:style-name="ce38" office:value-type="float" office:value="-0.0292187479641901" calcext:value-type="float">
            <text:p>-0.029219</text:p>
          </table:table-cell>
          <table:table-cell/>
          <table:table-cell table:style-name="ce4"/>
          <table:table-cell table:style-name="ce5"/>
          <table:table-cell table:number-columns-repeated="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7" table:number-matrix-columns-spanned="2" table:number-matrix-rows-spanned="1" table:formula="of:=MMULT([.P24:.R24]*[.P44:.R44];[Forward.$E$5:.$F$7])+MMULT([.S24:.U24]*[.S44:.U44];[Forward.$E$14:.$F$16])" office:value-type="float" office:value="-0.231023746603382" calcext:value-type="float">
            <text:p>-0.231024</text:p>
          </table:table-cell>
          <table:table-cell table:style-name="ce38" office:value-type="float" office:value="-0.325379979983346" calcext:value-type="float">
            <text:p>-0.325380</text:p>
          </table:table-cell>
          <table:table-cell/>
          <table:covered-table-cell/>
          <table:table-cell table:style-name="ce46" office:value-type="float" office:value="-0.0706519282019336" calcext:value-type="float">
            <text:p>-0.070652</text:p>
          </table:table-cell>
          <table:table-cell table:style-name="ce53" office:value-type="float" office:value="-0.0720503139942108" calcext:value-type="float">
            <text:p>-0.072050</text:p>
          </table:table-cell>
          <table:table-cell table:style-name="ce49"/>
          <table:table-cell table:style-name="ce57" office:value-type="float" office:value="0.106617540256555" calcext:value-type="float">
            <text:p>0.106618</text:p>
          </table:table-cell>
          <table:table-cell table:style-name="ce49"/>
          <table:table-cell table:style-name="ce46" office:value-type="float" office:value="-0.0103446591909746" calcext:value-type="float">
            <text:p>-0.010345</text:p>
          </table:table-cell>
          <table:table-cell table:style-name="ce62" office:value-type="float" office:value="0.0112620672925863" calcext:value-type="float">
            <text:p>0.011262</text:p>
          </table:table-cell>
          <table:table-cell table:style-name="ce53" office:value-type="float" office:value="-0.00793140656565306" calcext:value-type="float">
            <text:p>-0.00793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5" table:number-matrix-columns-spanned="6" table:number-matrix-rows-spanned="1" table:formula="of:=MMULT([.AH11:.AI11]*[.AH21:.AI21];[Forward.$V$8:.$AA$9])" office:value-type="float" office:value="0.0756740772640636" calcext:value-type="float">
            <text:p>0.075674</text:p>
          </table:table-cell>
          <table:table-cell table:style-name="ce72" office:value-type="float" office:value="0.270236422408159" calcext:value-type="float">
            <text:p>0.270236</text:p>
          </table:table-cell>
          <table:table-cell table:style-name="ce38" office:value-type="float" office:value="0.26374444507854" calcext:value-type="float">
            <text:p>0.263744</text:p>
          </table:table-cell>
          <table:table-cell table:style-name="ce37" office:value-type="float" office:value="-0.763134262598017" calcext:value-type="float">
            <text:p>-0.763134</text:p>
          </table:table-cell>
          <table:table-cell table:style-name="ce72" office:value-type="float" office:value="0.416158181266231" calcext:value-type="float">
            <text:p>0.416158</text:p>
          </table:table-cell>
          <table:table-cell table:style-name="ce38" office:value-type="float" office:value="0.229153395111318" calcext:value-type="float">
            <text:p>0.229153</text:p>
          </table:table-cell>
          <table:table-cell table:style-name="ce62"/>
          <table:covered-table-cell/>
          <table:table-cell table:style-name="ce47" office:value-type="float" office:value="0.281850856941513" calcext:value-type="float">
            <text:p>0.281851</text:p>
          </table:table-cell>
          <table:table-cell table:style-name="ce63" office:value-type="float" office:value="0.224070169908367" calcext:value-type="float">
            <text:p>0.224070</text:p>
          </table:table-cell>
          <table:table-cell table:style-name="ce63" office:value-type="float" office:value="-0.114541304244798" calcext:value-type="float">
            <text:p>-0.114541</text:p>
          </table:table-cell>
          <table:table-cell table:style-name="ce63" office:value-type="float" office:value="0.063202052030485" calcext:value-type="float">
            <text:p>0.063202</text:p>
          </table:table-cell>
          <table:table-cell table:style-name="ce63" office:value-type="float" office:value="0.212629920171921" calcext:value-type="float">
            <text:p>0.212630</text:p>
          </table:table-cell>
          <table:table-cell table:style-name="ce54" office:value-type="float" office:value="0.391325642205324" calcext:value-type="float">
            <text:p>0.391326</text:p>
          </table:table-cell>
          <table:table-cell/>
          <table:table-cell table:style-name="ce58" office:value-type="float" office:value="0.399937789135092" calcext:value-type="float">
            <text:p>0.39993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84" table:number-matrix-columns-spanned="2" table:number-matrix-rows-spanned="1" table:formula="of:=[.AK10:.AL10]+[.AN10:.AO10]" office:value-type="float" office:value="-0.0845621797568494" calcext:value-type="float">
            <text:p>-0.084562</text:p>
          </table:table-cell>
          <table:table-cell table:style-name="ce77" office:value-type="float" office:value="-0.0683141354024958" calcext:value-type="float">
            <text:p>-0.068314</text:p>
          </table:table-cell>
          <table:table-cell/>
          <table:table-cell table:style-name="ce65" table:number-matrix-columns-spanned="2" table:number-matrix-rows-spanned="1" table:formula="of:=MMULT([.S7:.U7]*[.S31:.U31];[Forward.E14:.F16])" office:value-type="float" office:value="-0.0845621797568494" calcext:value-type="float">
            <text:p>-0.084562</text:p>
          </table:table-cell>
          <table:table-cell table:style-name="ce38" office:value-type="float" office:value="-0.0683141354024958" calcext:value-type="float">
            <text:p>-0.068314</text:p>
          </table:table-cell>
          <table:table-cell/>
          <table:table-cell table:style-name="ce4"/>
          <table:table-cell table:style-name="ce5"/>
          <table:table-cell table:number-columns-repeated="3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7" table:number-matrix-columns-spanned="2" table:number-matrix-rows-spanned="1" table:formula="of:=MMULT([.P25:.R25]*[.P45:.R45];[Forward.$E$5:.$F$7])+MMULT([.S25:.U25]*[.S45:.U45];[Forward.$E$14:.$F$16])" office:value-type="float" office:value="0.165772972561049" calcext:value-type="float">
            <text:p>0.165773</text:p>
          </table:table-cell>
          <table:table-cell table:style-name="ce38" office:value-type="float" office:value="-0.0537938694204549" calcext:value-type="float">
            <text:p>-0.053794</text:p>
          </table:table-cell>
          <table:table-cell/>
          <table:covered-table-cell/>
          <table:table-cell table:style-name="ce47" office:value-type="float" office:value="0.00171971927147208" calcext:value-type="float">
            <text:p>0.001720</text:p>
          </table:table-cell>
          <table:table-cell table:style-name="ce54" office:value-type="float" office:value="-0.0182675598033856" calcext:value-type="float">
            <text:p>-0.018268</text:p>
          </table:table-cell>
          <table:table-cell table:style-name="ce49"/>
          <table:table-cell table:style-name="ce58" office:value-type="float" office:value="-0.0518938926187978" calcext:value-type="float">
            <text:p>-0.051894</text:p>
          </table:table-cell>
          <table:table-cell table:style-name="ce49"/>
          <table:table-cell table:style-name="ce47" office:value-type="float" office:value="0.0281154809941919" calcext:value-type="float">
            <text:p>0.028115</text:p>
          </table:table-cell>
          <table:table-cell table:style-name="ce63" office:value-type="float" office:value="-0.0306088806865943" calcext:value-type="float">
            <text:p>-0.030609</text:p>
          </table:table-cell>
          <table:table-cell table:style-name="ce54" office:value-type="float" office:value="0.0215565642557258" calcext:value-type="float">
            <text:p>0.02155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5" table:number-matrix-columns-spanned="6" table:number-matrix-rows-spanned="1" table:formula="of:=MMULT([.AH12:.AI12]*[.AH22:.AI22];[Forward.$V$8:.$AA$9])" office:value-type="float" office:value="-0.15084288460648" calcext:value-type="float">
            <text:p>-0.150843</text:p>
          </table:table-cell>
          <table:table-cell table:style-name="ce72" office:value-type="float" office:value="-0.133203400298339" calcext:value-type="float">
            <text:p>-0.133203</text:p>
          </table:table-cell>
          <table:table-cell table:style-name="ce38" office:value-type="float" office:value="-0.0391697726728231" calcext:value-type="float">
            <text:p>-0.039170</text:p>
          </table:table-cell>
          <table:table-cell table:style-name="ce37" office:value-type="float" office:value="0.183138317153503" calcext:value-type="float">
            <text:p>0.183138</text:p>
          </table:table-cell>
          <table:table-cell table:style-name="ce72" office:value-type="float" office:value="-0.119973787067234" calcext:value-type="float">
            <text:p>-0.119974</text:p>
          </table:table-cell>
          <table:table-cell table:style-name="ce38" office:value-type="float" office:value="-0.0107651441823412" calcext:value-type="float">
            <text:p>-0.010765</text:p>
          </table:table-cell>
          <table:table-cell table:style-name="ce6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84" table:number-matrix-columns-spanned="2" table:number-matrix-rows-spanned="1" table:formula="of:=[.AK11:.AL11]+[.AN11:.AO11]" office:value-type="float" office:value="-0.9" calcext:value-type="float">
            <text:p>-0.900000</text:p>
          </table:table-cell>
          <table:table-cell table:style-name="ce77" office:value-type="float" office:value="0.6" calcext:value-type="float">
            <text:p>0.600000</text:p>
          </table:table-cell>
          <table:table-cell/>
          <table:table-cell table:style-name="ce37"/>
          <table:table-cell table:style-name="ce38"/>
          <table:table-cell/>
          <table:table-cell table:style-name="ce87" office:value-type="float" office:value="-0.9" calcext:value-type="float">
            <text:p>-0.9</text:p>
          </table:table-cell>
          <table:table-cell table:style-name="ce88" office:value-type="float" office:value="0.6" calcext:value-type="float">
            <text:p>0.6</text:p>
          </table:table-cell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7" table:number-matrix-columns-spanned="2" table:number-matrix-rows-spanned="1" table:formula="of:=MMULT([.P26:.R26]*[.P46:.R46];[Forward.$E$5:.$F$7])+MMULT([.S26:.U26]*[.S46:.U46];[Forward.$E$14:.$F$16])" office:value-type="float" office:value="-0.00294454367631896" calcext:value-type="float">
            <text:p>-0.002945</text:p>
          </table:table-cell>
          <table:table-cell table:style-name="ce38" office:value-type="float" office:value="-0.0567888814659751" calcext:value-type="float">
            <text:p>-0.056789</text:p>
          </table:table-cell>
          <table:table-cell table:number-columns-repeated="2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/>
          <table:table-cell table:style-name="ce3" office:value-type="float" office:value="8" calcext:value-type="float">
            <text:p>8</text:p>
          </table:table-cell>
          <table:table-cell table:style-name="ce65" table:number-matrix-columns-spanned="6" table:number-matrix-rows-spanned="1" table:formula="of:=MMULT([.AH13:.AI13]*[.AH23:.AI23];[Forward.$V$8:.$AA$9])" office:value-type="float" office:value="-0.00763276777561013" calcext:value-type="float">
            <text:p>-0.007633</text:p>
          </table:table-cell>
          <table:table-cell table:style-name="ce72" office:value-type="float" office:value="0.0139288564627033" calcext:value-type="float">
            <text:p>0.013929</text:p>
          </table:table-cell>
          <table:table-cell table:style-name="ce38" office:value-type="float" office:value="0.022820841975732" calcext:value-type="float">
            <text:p>0.022821</text:p>
          </table:table-cell>
          <table:table-cell table:style-name="ce37" office:value-type="float" office:value="-0.058940931545458" calcext:value-type="float">
            <text:p>-0.058941</text:p>
          </table:table-cell>
          <table:table-cell table:style-name="ce72" office:value-type="float" office:value="0.0301000746414383" calcext:value-type="float">
            <text:p>0.030100</text:p>
          </table:table-cell>
          <table:table-cell table:style-name="ce38" office:value-type="float" office:value="0.0221912331070227" calcext:value-type="float">
            <text:p>0.022191</text:p>
          </table:table-cell>
          <table:table-cell table:style-name="ce62"/>
          <table:table-cell table:style-name="ce40" office:value-type="float" office:value="3" calcext:value-type="float" table:number-columns-spanned="1" table:number-rows-spanned="2">
            <text:p>3</text:p>
          </table:table-cell>
          <table:table-cell table:style-name="ce60" table:number-matrix-columns-spanned="6" table:number-matrix-rows-spanned="2" table:formula="of:=MMULT(TRANSPOSE([.AH8:.AI8]*[.AH18:.AI18]);[Forward.O7:.T7])" office:value-type="float" office:value="-0.00962489143802645" calcext:value-type="float">
            <text:p>-0.009625</text:p>
          </table:table-cell>
          <table:table-cell table:style-name="ce61" office:value-type="float" office:value="-0.023797087864125" calcext:value-type="float">
            <text:p>-0.023797</text:p>
          </table:table-cell>
          <table:table-cell table:style-name="ce61" office:value-type="float" office:value="-0.0478569881766713" calcext:value-type="float">
            <text:p>-0.047857</text:p>
          </table:table-cell>
          <table:table-cell table:style-name="ce61" office:value-type="float" office:value="-0.111570909575721" calcext:value-type="float">
            <text:p>-0.111571</text:p>
          </table:table-cell>
          <table:table-cell table:style-name="ce61" office:value-type="float" office:value="0.0610564627111536" calcext:value-type="float">
            <text:p>0.061056</text:p>
          </table:table-cell>
          <table:table-cell table:style-name="ce52" office:value-type="float" office:value="-0.110777806757409" calcext:value-type="float">
            <text:p>-0.110778</text:p>
          </table:table-cell>
          <table:table-cell/>
          <table:table-cell table:style-name="ce56" table:number-matrix-columns-spanned="1" table:number-matrix-rows-spanned="2" table:formula="of:=TRANSPOSE([.AH8:.AI8]*[.AH18:.AI18])" office:value-type="float" office:value="-0.120567697303842" calcext:value-type="float">
            <text:p>-0.12056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84" table:number-matrix-columns-spanned="2" table:number-matrix-rows-spanned="1" table:formula="of:=[.AK12:.AL12]+[.AN12:.AO12]" office:value-type="float" office:value="-0.380702406692329" calcext:value-type="float">
            <text:p>-0.380702</text:p>
          </table:table-cell>
          <table:table-cell table:style-name="ce77" office:value-type="float" office:value="-0.702495645964129" calcext:value-type="float">
            <text:p>-0.702496</text:p>
          </table:table-cell>
          <table:table-cell/>
          <table:table-cell table:style-name="ce65" table:number-matrix-columns-spanned="2" table:number-matrix-rows-spanned="1" table:formula="of:=MMULT([.S10:.U10]*[.S34:.U34];[Forward.E14:.F16])" office:value-type="float" office:value="-0.380702406692329" calcext:value-type="float">
            <text:p>-0.380702</text:p>
          </table:table-cell>
          <table:table-cell table:style-name="ce38" office:value-type="float" office:value="-0.702495645964129" calcext:value-type="float">
            <text:p>-0.702496</text:p>
          </table:table-cell>
          <table:table-cell/>
          <table:table-cell table:style-name="ce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40" office:value-type="float" office:value="3" calcext:value-type="float" table:number-columns-spanned="1" table:number-rows-spanned="3">
            <text:p>3</text:p>
          </table:table-cell>
          <table:table-cell table:style-name="ce45" table:number-matrix-columns-spanned="2" table:number-matrix-rows-spanned="3" table:formula="of:=MMULT(TRANSPOSE([.P21:.R21]*[.P41:.R41]);[Forward.B7:.C7])" office:value-type="float" office:value="0" calcext:value-type="float">
            <text:p>0.000000</text:p>
          </table:table-cell>
          <table:table-cell table:style-name="ce52" office:value-type="float" office:value="-0.0270720091473583" calcext:value-type="float">
            <text:p>-0.027072</text:p>
          </table:table-cell>
          <table:table-cell table:style-name="ce49"/>
          <table:table-cell table:style-name="ce56" table:number-matrix-columns-spanned="1" table:number-matrix-rows-spanned="3" table:formula="of:=TRANSPOSE([.P21:.R21]*[.P41:.R41])" office:value-type="float" office:value="0.0300800101637314" calcext:value-type="float">
            <text:p>0.030080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 table:number-columns-repeated="2"/>
          <table:table-cell table:style-name="ce1" table:number-columns-repeated="7"/>
          <table:covered-table-cell/>
          <table:table-cell table:style-name="ce47" office:value-type="float" office:value="0.00868331912201994" calcext:value-type="float">
            <text:p>0.008683</text:p>
          </table:table-cell>
          <table:table-cell table:style-name="ce63" office:value-type="float" office:value="0.0214690949429884" calcext:value-type="float">
            <text:p>0.021469</text:p>
          </table:table-cell>
          <table:table-cell table:style-name="ce63" office:value-type="float" office:value="0.0431752922339434" calcext:value-type="float">
            <text:p>0.043175</text:p>
          </table:table-cell>
          <table:table-cell table:style-name="ce63" office:value-type="float" office:value="0.100656284677914" calcext:value-type="float">
            <text:p>0.100656</text:p>
          </table:table-cell>
          <table:table-cell table:style-name="ce63" office:value-type="float" office:value="-0.0550835044318555" calcext:value-type="float">
            <text:p>-0.055084</text:p>
          </table:table-cell>
          <table:table-cell table:style-name="ce54" office:value-type="float" office:value="0.0999407685692584" calcext:value-type="float">
            <text:p>0.099941</text:p>
          </table:table-cell>
          <table:table-cell/>
          <table:table-cell table:style-name="ce58" office:value-type="float" office:value="0.108772945465142" calcext:value-type="float">
            <text:p>0.10877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4" table:number-matrix-columns-spanned="2" table:number-matrix-rows-spanned="1" table:formula="of:=[.AK13:.AL13]+[.AN13:.AO13]" office:value-type="float" office:value="-0.88197147017034" calcext:value-type="float">
            <text:p>-0.881971</text:p>
          </table:table-cell>
          <table:table-cell table:style-name="ce77" office:value-type="float" office:value="0.0217952873637468" calcext:value-type="float">
            <text:p>0.021795</text:p>
          </table:table-cell>
          <table:table-cell/>
          <table:table-cell table:style-name="ce65" table:number-matrix-columns-spanned="2" table:number-matrix-rows-spanned="1" table:formula="of:=MMULT([.S11:.U11]*[.S35:.U35];[Forward.E14:.F16])" office:value-type="float" office:value="0.11802852982966" calcext:value-type="float">
            <text:p>0.118029</text:p>
          </table:table-cell>
          <table:table-cell table:style-name="ce38" office:value-type="float" office:value="0.121795287363747" calcext:value-type="float">
            <text:p>0.121795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style-name="ce5" office:value-type="float" office:value="-0.1" calcext:value-type="float">
            <text:p>-0.1</text:p>
          </table:table-cell>
          <table:table-cell/>
          <table:table-cell table:style-name="ce1" table:number-columns-repeated="2"/>
        </table:table-row>
        <table:table-row table:style-name="ro4">
          <table:table-cell table:number-columns-repeated="4"/>
          <table:covered-table-cell/>
          <table:table-cell table:style-name="ce46" office:value-type="float" office:value="0" calcext:value-type="float">
            <text:p>0.000000</text:p>
          </table:table-cell>
          <table:table-cell table:style-name="ce53" office:value-type="float" office:value="-0.0678976972930469" calcext:value-type="float">
            <text:p>-0.067898</text:p>
          </table:table-cell>
          <table:table-cell table:style-name="ce49"/>
          <table:table-cell table:style-name="ce57" office:value-type="float" office:value="0.0754418858811632" calcext:value-type="float">
            <text:p>0.075442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 table:number-columns-repeated="5"/>
          <table:table-cell table:style-name="ce23" office:value-type="string" calcext:value-type="string" table:number-columns-spanned="3" table:number-rows-spanned="1">
            <text:p><text:span text:style-name="T2">Δ </text:span>tanh’(3 -&gt; 4)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R =</text:p>
          </table:table-cell>
          <table:table-cell office:value-type="float" office:value="0.1" calcext:value-type="float">
            <text:p>0.1</text:p>
          </table:table-cell>
          <table:table-cell table:style-name="ce39"/>
          <table:table-cell/>
          <table:covered-table-cell/>
          <table:table-cell table:style-name="ce47" office:value-type="float" office:value="0" calcext:value-type="float">
            <text:p>0.000000</text:p>
          </table:table-cell>
          <table:table-cell table:style-name="ce54" office:value-type="float" office:value="-0.0530602132844888" calcext:value-type="float">
            <text:p>-0.053060</text:p>
          </table:table-cell>
          <table:table-cell table:style-name="ce49"/>
          <table:table-cell table:style-name="ce58" office:value-type="float" office:value="0.0589557925383209" calcext:value-type="float">
            <text:p>0.058956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5"/>
          <table:table-cell table:style-name="ce37" table:number-matrix-columns-spanned="3" table:number-matrix-rows-spanned="1" table:formula="of:=MMULT([.S7:.U7]*[.S31:.U31];[Forward.J14:.L16])" office:value-type="float" office:value="-0.0895086033933581" calcext:value-type="float">
            <text:p>-0.089509</text:p>
          </table:table-cell>
          <table:table-cell table:style-name="ce72" office:value-type="float" office:value="0.0785599336302391" calcext:value-type="float">
            <text:p>0.078560</text:p>
          </table:table-cell>
          <table:table-cell table:style-name="ce38" office:value-type="float" office:value="-0.106140259126017" calcext:value-type="float">
            <text:p>-0.106140</text:p>
          </table:table-cell>
          <table:table-cell table:style-name="ce62"/>
          <table:table-cell table:style-name="ce40" office:value-type="float" office:value="4" calcext:value-type="float" table:number-columns-spanned="1" table:number-rows-spanned="2">
            <text:p>4</text:p>
          </table:table-cell>
          <table:table-cell table:style-name="ce60" table:number-matrix-columns-spanned="6" table:number-matrix-rows-spanned="2" table:formula="of:=MMULT(TRANSPOSE([.AH9:.AI9]*[.AH19:.AI19]);[Forward.O8:.T8])" office:value-type="float" office:value="-0.0252235186474726" calcext:value-type="float">
            <text:p>-0.025224</text:p>
          </table:table-cell>
          <table:table-cell table:style-name="ce61" office:value-type="float" office:value="-0.00696205151739759" calcext:value-type="float">
            <text:p>-0.006962</text:p>
          </table:table-cell>
          <table:table-cell table:style-name="ce61" office:value-type="float" office:value="-0.0308442437335179" calcext:value-type="float">
            <text:p>-0.030844</text:p>
          </table:table-cell>
          <table:table-cell table:style-name="ce61" office:value-type="float" office:value="-0.00633354693486089" calcext:value-type="float">
            <text:p>-0.006334</text:p>
          </table:table-cell>
          <table:table-cell table:style-name="ce61" office:value-type="float" office:value="-0.0448904378809298" calcext:value-type="float">
            <text:p>-0.044890</text:p>
          </table:table-cell>
          <table:table-cell table:style-name="ce52" office:value-type="float" office:value="-0.0504049843580352" calcext:value-type="float">
            <text:p>-0.050405</text:p>
          </table:table-cell>
          <table:table-cell/>
          <table:table-cell table:style-name="ce56" table:number-matrix-columns-spanned="1" table:number-matrix-rows-spanned="2" table:formula="of:=TRANSPOSE([.AH9:.AI9]*[.AH19:.AI19])" office:value-type="float" office:value="-0.0635464469681929" calcext:value-type="float">
            <text:p>-0.063546</text:p>
          </table:table-cell>
          <table:table-cell/>
          <table:table-cell table:style-name="ce81"/>
          <table:table-cell table:style-name="ce85" office:value-type="string" calcext:value-type="string" table:number-columns-spanned="2" table:number-rows-spanned="1">
            <text:p>tanh’(Nodes encoding)</text:p>
          </table:table-cell>
          <table:covered-table-cell table:style-name="ce81"/>
          <table:table-cell table:number-columns-repeated="9"/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9"/>
          <table:covered-table-cell/>
          <table:table-cell table:style-name="ce47" office:value-type="float" office:value="-0.0114896245719442" calcext:value-type="float">
            <text:p>-0.011490</text:p>
          </table:table-cell>
          <table:table-cell table:style-name="ce63" office:value-type="float" office:value="-0.00317130053516337" calcext:value-type="float">
            <text:p>-0.003171</text:p>
          </table:table-cell>
          <table:table-cell table:style-name="ce63" office:value-type="float" office:value="-0.0140499343353579" calcext:value-type="float">
            <text:p>-0.014050</text:p>
          </table:table-cell>
          <table:table-cell table:style-name="ce63" office:value-type="float" office:value="-0.00288500892787341" calcext:value-type="float">
            <text:p>-0.002885</text:p>
          </table:table-cell>
          <table:table-cell table:style-name="ce63" office:value-type="float" office:value="-0.0204481494168439" calcext:value-type="float">
            <text:p>-0.020448</text:p>
          </table:table-cell>
          <table:table-cell table:style-name="ce54" office:value-type="float" office:value="-0.0229600935112428" calcext:value-type="float">
            <text:p>-0.022960</text:p>
          </table:table-cell>
          <table:table-cell/>
          <table:table-cell table:style-name="ce58" office:value-type="float" office:value="-0.0289461921926844" calcext:value-type="float">
            <text:p>-0.028946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70" table:number-matrix-columns-spanned="2" table:number-matrix-rows-spanned="8" table:formula="of:=1-[Forward.AF5:.AG12]^2" office:value-type="float" office:value="0.931245812228004" calcext:value-type="float">
            <text:p>0.931246</text:p>
          </table:table-cell>
          <table:table-cell table:style-name="ce78" office:value-type="float" office:value="0.999517056813578" calcext:value-type="float">
            <text:p>0.9995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/>
          <table:table-cell table:style-name="ce40" office:value-type="float" office:value="4" calcext:value-type="float" table:number-columns-spanned="1" table:number-rows-spanned="3">
            <text:p>4</text:p>
          </table:table-cell>
          <table:table-cell table:style-name="ce45" table:number-matrix-columns-spanned="2" table:number-matrix-rows-spanned="3" table:formula="of:=MMULT(TRANSPOSE([.P22:.R22]*[.P42:.R42]);[Forward.B8:.C8])" office:value-type="float" office:value="-0.00686990947105078" calcext:value-type="float">
            <text:p>-0.006870</text:p>
          </table:table-cell>
          <table:table-cell table:style-name="ce52" office:value-type="float" office:value="0.0160297887657852" calcext:value-type="float">
            <text:p>0.016030</text:p>
          </table:table-cell>
          <table:table-cell table:style-name="ce49"/>
          <table:table-cell table:style-name="ce56" table:number-matrix-columns-spanned="1" table:number-matrix-rows-spanned="3" table:formula="of:=TRANSPOSE([.P22:.R22]*[.P42:.R42])" office:value-type="float" office:value="-0.0228996982368359" calcext:value-type="float">
            <text:p>-0.022900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20"/>
          <table:table-cell table:style-name="ce23" office:value-type="string" calcext:value-type="string" table:number-columns-spanned="6" table:number-rows-spanned="1">
            <text:p><text:span text:style-name="T2">Δ Feedforward</text:span> encoding</text:p>
          </table:table-cell>
          <table:covered-table-cell table:number-columns-repeated="5" table:style-name="ce20"/>
          <table:table-cell table:style-name="ce29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float" office:value="0.753773462574062" calcext:value-type="float">
            <text:p>0.753773</text:p>
          </table:table-cell>
          <table:table-cell table:style-name="ce78" office:value-type="float" office:value="0.99984447283773" calcext:value-type="float">
            <text:p>0.9998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/>
          <table:covered-table-cell/>
          <table:table-cell table:style-name="ce46" office:value-type="float" office:value="-0.000522790688355697" calcext:value-type="float">
            <text:p>-0.000523</text:p>
          </table:table-cell>
          <table:table-cell table:style-name="ce53" office:value-type="float" office:value="0.00121984493949663" calcext:value-type="float">
            <text:p>0.001220</text:p>
          </table:table-cell>
          <table:table-cell table:style-name="ce49"/>
          <table:table-cell table:style-name="ce57" office:value-type="float" office:value="-0.00174263562785232" calcext:value-type="float">
            <text:p>-0.001743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Left</text:p>
          </table:table-cell>
          <table:covered-table-cell table:number-columns-repeated="2" table:style-name="ce20"/>
          <table:table-cell table:style-name="ce23" office:value-type="string" calcext:value-type="string" table:number-columns-spanned="3" table:number-rows-spanned="1">
            <text:p>Right</text:p>
          </table:table-cell>
          <table:covered-table-cell table:number-columns-repeated="2" table:style-name="ce20"/>
          <table:table-cell table:style-name="ce29"/>
          <table:table-cell table:style-name="ce40" office:value-type="float" office:value="5" calcext:value-type="float" table:number-columns-spanned="1" table:number-rows-spanned="2">
            <text:p>5</text:p>
          </table:table-cell>
          <table:table-cell table:style-name="ce60" table:number-matrix-columns-spanned="6" table:number-matrix-rows-spanned="2" table:formula="of:=MMULT(TRANSPOSE([.AH10:.AI10]*[.AH20:.AI20]);[Forward.O9:.T9])" office:value-type="float" office:value="-0.0280482301617371" calcext:value-type="float">
            <text:p>-0.028048</text:p>
          </table:table-cell>
          <table:table-cell table:style-name="ce61" office:value-type="float" office:value="0.000356988487326691" calcext:value-type="float">
            <text:p>0.000357</text:p>
          </table:table-cell>
          <table:table-cell table:style-name="ce61" office:value-type="float" office:value="-0.0162155442187373" calcext:value-type="float">
            <text:p>-0.016216</text:p>
          </table:table-cell>
          <table:table-cell table:style-name="ce61" office:value-type="float" office:value="-0.0189172936884652" calcext:value-type="float">
            <text:p>-0.018917</text:p>
          </table:table-cell>
          <table:table-cell table:style-name="ce61" office:value-type="float" office:value="-0.00974272193380813" calcext:value-type="float">
            <text:p>-0.009743</text:p>
          </table:table-cell>
          <table:table-cell table:style-name="ce52" office:value-type="float" office:value="-0.0244834100530352" calcext:value-type="float">
            <text:p>-0.024483</text:p>
          </table:table-cell>
          <table:table-cell/>
          <table:table-cell table:style-name="ce56" table:number-matrix-columns-spanned="1" table:number-matrix-rows-spanned="2" table:formula="of:=TRANSPOSE([.AH10:.AI10]*[.AH20:.AI20])" office:value-type="float" office:value="-0.0357000386863604" calcext:value-type="float">
            <text:p>-0.035700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0.171506997734383" calcext:value-type="float">
            <text:p>0.171507</text:p>
          </table:table-cell>
          <table:table-cell table:style-name="ce78" office:value-type="float" office:value="0.186129781471952" calcext:value-type="float">
            <text:p>0.186130</text:p>
          </table:table-cell>
          <table:table-cell table:number-columns-repeated="9"/>
        </table:table-row>
        <table:table-row table:style-name="ro1">
          <table:table-cell/>
          <table:table-cell table:style-name="ce39" table:number-columns-repeated="2"/>
          <table:table-cell/>
          <table:covered-table-cell/>
          <table:table-cell table:style-name="ce47" office:value-type="float" office:value="0.00450143093218714" calcext:value-type="float">
            <text:p>0.004501</text:p>
          </table:table-cell>
          <table:table-cell table:style-name="ce54" office:value-type="float" office:value="-0.01050333884177" calcext:value-type="float">
            <text:p>-0.010503</text:p>
          </table:table-cell>
          <table:table-cell table:style-name="ce49"/>
          <table:table-cell table:style-name="ce58" office:value-type="float" office:value="0.0150047697739571" calcext:value-type="float">
            <text:p>0.015005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66" table:number-matrix-columns-spanned="3" table:number-matrix-rows-spanned="1" table:formula="of:=[.P5:.R5]" office:value-type="float" office:value="0.113863787771041" calcext:value-type="float">
            <text:p>0.113864</text:p>
          </table:table-cell>
          <table:table-cell table:style-name="ce73" office:value-type="float" office:value="0.133500763986038" calcext:value-type="float">
            <text:p>0.133501</text:p>
          </table:table-cell>
          <table:table-cell table:style-name="ce77" office:value-type="float" office:value="0.0691098865664132" calcext:value-type="float">
            <text:p>0.069110</text:p>
          </table:table-cell>
          <table:table-cell table:style-name="ce66" table:number-matrix-columns-spanned="3" table:number-matrix-rows-spanned="1" table:formula="of:=[.S5:.U5]" office:value-type="float" office:value="-0.246984081943157" calcext:value-type="float">
            <text:p>-0.246984</text:p>
          </table:table-cell>
          <table:table-cell table:style-name="ce73" office:value-type="float" office:value="0.148228496147286" calcext:value-type="float">
            <text:p>0.148228</text:p>
          </table:table-cell>
          <table:table-cell table:style-name="ce77" office:value-type="float" office:value="0.0443734313907053" calcext:value-type="float">
            <text:p>0.044373</text:p>
          </table:table-cell>
          <table:table-cell table:style-name="ce82"/>
          <table:covered-table-cell/>
          <table:table-cell table:style-name="ce47" office:value-type="float" office:value="-0.0406193521712831" calcext:value-type="float">
            <text:p>-0.040619</text:p>
          </table:table-cell>
          <table:table-cell table:style-name="ce63" office:value-type="float" office:value="0.000516989521413655" calcext:value-type="float">
            <text:p>0.000517</text:p>
          </table:table-cell>
          <table:table-cell table:style-name="ce63" office:value-type="float" office:value="-0.0234832963602974" calcext:value-type="float">
            <text:p>-0.023483</text:p>
          </table:table-cell>
          <table:table-cell table:style-name="ce63" office:value-type="float" office:value="-0.0273959608156528" calcext:value-type="float">
            <text:p>-0.027396</text:p>
          </table:table-cell>
          <table:table-cell table:style-name="ce63" office:value-type="float" office:value="-0.0141093769929235" calcext:value-type="float">
            <text:p>-0.014109</text:p>
          </table:table-cell>
          <table:table-cell table:style-name="ce54" office:value-type="float" office:value="-0.0354567917320805" calcext:value-type="float">
            <text:p>-0.035457</text:p>
          </table:table-cell>
          <table:table-cell/>
          <table:table-cell table:style-name="ce58" office:value-type="float" office:value="-0.0517006754282815" calcext:value-type="float">
            <text:p>-0.051701</text:p>
          </table:table-cell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float" office:value="0.963840096337141" calcext:value-type="float">
            <text:p>0.963840</text:p>
          </table:table-cell>
          <table:table-cell table:style-name="ce78" office:value-type="float" office:value="0.990671887384097" calcext:value-type="float">
            <text:p>0.990672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/>
          <table:table-cell table:style-name="ce21" office:value-type="float" office:value="2" calcext:value-type="float">
            <text:p>2</text:p>
          </table:table-cell>
          <table:table-cell table:style-name="ce66" table:number-matrix-columns-spanned="3" table:number-matrix-rows-spanned="1" table:formula="of:=MMULT([.P6:.R6]*[.P30:.R30];[Forward.J5:.L7])" office:value-type="float" office:value="0.101024523949789" calcext:value-type="float">
            <text:p>0.101025</text:p>
          </table:table-cell>
          <table:table-cell table:style-name="ce73" office:value-type="float" office:value="0.19155811631832" calcext:value-type="float">
            <text:p>0.191558</text:p>
          </table:table-cell>
          <table:table-cell table:style-name="ce77" office:value-type="float" office:value="0.0483078595872945" calcext:value-type="float">
            <text:p>0.048308</text:p>
          </table:table-cell>
          <table:table-cell table:style-name="ce73" table:number-matrix-columns-spanned="3" table:number-matrix-rows-spanned="1" table:formula="of:=MMULT([.S6:.U6]*[.S30:.U30];[Forward.J14:.L16])" office:value-type="float" office:value="0.326986719381595" calcext:value-type="float">
            <text:p>0.326987</text:p>
          </table:table-cell>
          <table:table-cell table:style-name="ce73" office:value-type="float" office:value="-0.0927291704238583" calcext:value-type="float">
            <text:p>-0.092729</text:p>
          </table:table-cell>
          <table:table-cell table:style-name="ce77" office:value-type="float" office:value="0.266038638192864" calcext:value-type="float">
            <text:p>0.266039</text:p>
          </table:table-cell>
          <table:table-cell table:style-name="ce8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0.422175005292112" calcext:value-type="float">
            <text:p>0.422175</text:p>
          </table:table-cell>
          <table:table-cell table:style-name="ce78" office:value-type="float" office:value="0.756807871806758" calcext:value-type="float">
            <text:p>0.75680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/>
          <table:table-cell table:style-name="ce40" office:value-type="float" office:value="5" calcext:value-type="float" table:number-columns-spanned="1" table:number-rows-spanned="3">
            <text:p>5</text:p>
          </table:table-cell>
          <table:table-cell table:style-name="ce45" table:number-matrix-columns-spanned="2" table:number-matrix-rows-spanned="3" table:formula="of:=MMULT(TRANSPOSE([.P23:.R23]*[.P43:.R43]);[Forward.B9:.C9])" office:value-type="float" office:value="-0.00883852956898184" calcext:value-type="float">
            <text:p>-0.008839</text:p>
          </table:table-cell>
          <table:table-cell table:style-name="ce52" office:value-type="float" office:value="0.00252529416256624" calcext:value-type="float">
            <text:p>0.002525</text:p>
          </table:table-cell>
          <table:table-cell table:style-name="ce49"/>
          <table:table-cell table:style-name="ce56" table:number-matrix-columns-spanned="1" table:number-matrix-rows-spanned="3" table:formula="of:=TRANSPOSE([.P23:.R23]*[.P43:.R43])" office:value-type="float" office:value="-0.0126264708128312" calcext:value-type="float">
            <text:p>-0.012626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66" table:number-matrix-columns-spanned="3" table:number-matrix-rows-spanned="1" table:formula="of:=[.P7:.R7]" office:value-type="float" office:value="0.0302729332718025" calcext:value-type="float">
            <text:p>0.030273</text:p>
          </table:table-cell>
          <table:table-cell table:style-name="ce73" office:value-type="float" office:value="0.0785000121933392" calcext:value-type="float">
            <text:p>0.078500</text:p>
          </table:table-cell>
          <table:table-cell table:style-name="ce77" office:value-type="float" office:value="0.069981668014565" calcext:value-type="float">
            <text:p>0.069982</text:p>
          </table:table-cell>
          <table:table-cell table:style-name="ce73" table:number-matrix-columns-spanned="3" table:number-matrix-rows-spanned="1" table:formula="of:=MMULT([.S15:.U15]*[.S49:.U49];[Forward.J14:.L16])" office:value-type="float" office:value="-0.0724065181481163" calcext:value-type="float">
            <text:p>-0.072407</text:p>
          </table:table-cell>
          <table:table-cell table:style-name="ce73" office:value-type="float" office:value="0.0192538095034373" calcext:value-type="float">
            <text:p>0.019254</text:p>
          </table:table-cell>
          <table:table-cell table:style-name="ce77" office:value-type="float" office:value="-0.0761634593593559" calcext:value-type="float">
            <text:p>-0.076163</text:p>
          </table:table-cell>
          <table:table-cell table:style-name="ce82"/>
          <table:table-cell table:style-name="ce40" office:value-type="float" office:value="6" calcext:value-type="float" table:number-columns-spanned="1" table:number-rows-spanned="2">
            <text:p>6</text:p>
          </table:table-cell>
          <table:table-cell table:style-name="ce60" table:number-matrix-columns-spanned="6" table:number-matrix-rows-spanned="2" table:formula="of:=MMULT(TRANSPOSE([.AH11:.AI11]*[.AH21:.AI21]);[Forward.O10:.T10])" office:value-type="float" office:value="0.0676553821276642" calcext:value-type="float">
            <text:p>0.067655</text:p>
          </table:table-cell>
          <table:table-cell table:style-name="ce61" office:value-type="float" office:value="-0.213142715835998" calcext:value-type="float">
            <text:p>-0.213143</text:p>
          </table:table-cell>
          <table:table-cell table:style-name="ce61" office:value-type="float" office:value="0.297036791795035" calcext:value-type="float">
            <text:p>0.297037</text:p>
          </table:table-cell>
          <table:table-cell table:style-name="ce61" office:value-type="float" office:value="-0.205699735570138" calcext:value-type="float">
            <text:p>-0.205700</text:p>
          </table:table-cell>
          <table:table-cell table:style-name="ce61" office:value-type="float" office:value="-0.230451777537533" calcext:value-type="float">
            <text:p>-0.230452</text:p>
          </table:table-cell>
          <table:table-cell table:style-name="ce52" office:value-type="float" office:value="-0.47375717792873" calcext:value-type="float">
            <text:p>-0.473757</text:p>
          </table:table-cell>
          <table:table-cell/>
          <table:table-cell table:style-name="ce56" table:number-matrix-columns-spanned="1" table:number-matrix-rows-spanned="2" table:formula="of:=TRANSPOSE([.AH11:.AI11]*[.AH21:.AI21])" office:value-type="float" office:value="-0.486405862860239" calcext:value-type="float">
            <text:p>-0.486406</text:p>
          </table:table-cell>
          <table:table-cell/>
          <table:table-cell table:style-name="ce64" office:value-type="float" office:value="6" calcext:value-type="float">
            <text:p>6</text:p>
          </table:table-cell>
          <table:table-cell table:style-name="ce70" office:value-type="float" office:value="0.540450958733598" calcext:value-type="float">
            <text:p>0.540451</text:p>
          </table:table-cell>
          <table:table-cell table:style-name="ce78" office:value-type="float" office:value="0.576517499453704" calcext:value-type="float">
            <text:p>0.5765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9"/>
          <table:table-cell/>
          <table:covered-table-cell/>
          <table:table-cell table:style-name="ce46" office:value-type="float" office:value="-0.0130959213480196" calcext:value-type="float">
            <text:p>-0.013096</text:p>
          </table:table-cell>
          <table:table-cell table:style-name="ce53" office:value-type="float" office:value="0.00374169181371989" calcext:value-type="float">
            <text:p>0.003742</text:p>
          </table:table-cell>
          <table:table-cell table:style-name="ce49"/>
          <table:table-cell table:style-name="ce57" office:value-type="float" office:value="-0.0187084590685995" calcext:value-type="float">
            <text:p>-0.018708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66" table:number-matrix-columns-spanned="3" table:number-matrix-rows-spanned="1" table:formula="of:=[.P8:.R8]" office:value-type="float" office:value="-0.0271823854899808" calcext:value-type="float">
            <text:p>-0.027182</text:p>
          </table:table-cell>
          <table:table-cell table:style-name="ce73" office:value-type="float" office:value="-0.00176380670270365" calcext:value-type="float">
            <text:p>-0.001764</text:p>
          </table:table-cell>
          <table:table-cell table:style-name="ce77" office:value-type="float" office:value="0.0196293403487403" calcext:value-type="float">
            <text:p>0.019629</text:p>
          </table:table-cell>
          <table:table-cell table:style-name="ce66" table:number-matrix-columns-spanned="3" table:number-matrix-rows-spanned="1" table:formula="of:=[.S8:.U8]" office:value-type="float" office:value="-0.0403894932140453" calcext:value-type="float">
            <text:p>-0.040389</text:p>
          </table:table-cell>
          <table:table-cell table:style-name="ce73" office:value-type="float" office:value="0.0173001273877542" calcext:value-type="float">
            <text:p>0.017300</text:p>
          </table:table-cell>
          <table:table-cell table:style-name="ce77" office:value-type="float" office:value="0.0225239595680087" calcext:value-type="float">
            <text:p>0.022524</text:p>
          </table:table-cell>
          <table:table-cell table:style-name="ce82"/>
          <table:covered-table-cell/>
          <table:table-cell table:style-name="ce47" office:value-type="float" office:value="-0.04811353814627" calcext:value-type="float">
            <text:p>-0.048114</text:p>
          </table:table-cell>
          <table:table-cell table:style-name="ce63" office:value-type="float" office:value="0.151577743949828" calcext:value-type="float">
            <text:p>0.151578</text:p>
          </table:table-cell>
          <table:table-cell table:style-name="ce63" office:value-type="float" office:value="-0.211239528377925" calcext:value-type="float">
            <text:p>-0.211240</text:p>
          </table:table-cell>
          <table:table-cell table:style-name="ce63" office:value-type="float" office:value="0.146284623082258" calcext:value-type="float">
            <text:p>0.146285</text:p>
          </table:table-cell>
          <table:table-cell table:style-name="ce63" office:value-type="float" office:value="0.163887188878858" calcext:value-type="float">
            <text:p>0.163887</text:p>
          </table:table-cell>
          <table:table-cell table:style-name="ce54" office:value-type="float" office:value="0.33691531014238" calcext:value-type="float">
            <text:p>0.336915</text:p>
          </table:table-cell>
          <table:table-cell/>
          <table:table-cell table:style-name="ce58" office:value-type="float" office:value="0.345910499672223" calcext:value-type="float">
            <text:p>0.345910</text:p>
          </table:table-cell>
          <table:table-cell/>
          <table:table-cell table:style-name="ce64" office:value-type="float" office:value="7" calcext:value-type="float">
            <text:p>7</text:p>
          </table:table-cell>
          <table:table-cell table:style-name="ce70" office:value-type="float" office:value="0.115835124746113" calcext:value-type="float">
            <text:p>0.115835</text:p>
          </table:table-cell>
          <table:table-cell table:style-name="ce78" office:value-type="float" office:value="0.404338854677147" calcext:value-type="float">
            <text:p>0.404339</text:p>
          </table:table-cell>
          <table:table-cell table:number-columns-repeated="9"/>
        </table:table-row>
        <table:table-row table:style-name="ro1">
          <table:table-cell/>
          <table:table-cell table:style-name="ce39"/>
          <table:table-cell table:number-columns-repeated="2"/>
          <table:covered-table-cell/>
          <table:table-cell table:style-name="ce47" office:value-type="float" office:value="0.00218892348454658" calcext:value-type="float">
            <text:p>0.002189</text:p>
          </table:table-cell>
          <table:table-cell table:style-name="ce54" office:value-type="float" office:value="-0.000625406709870451" calcext:value-type="float">
            <text:p>-0.000625</text:p>
          </table:table-cell>
          <table:table-cell table:style-name="ce49"/>
          <table:table-cell table:style-name="ce58" office:value-type="float" office:value="0.00312703354935226" calcext:value-type="float">
            <text:p>0.003127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66" table:number-matrix-columns-spanned="3" table:number-matrix-rows-spanned="1" table:formula="of:=[.P9:.R9]" office:value-type="float" office:value="-0.0329903454514128" calcext:value-type="float">
            <text:p>-0.032990</text:p>
          </table:table-cell>
          <table:table-cell table:style-name="ce73" office:value-type="float" office:value="-0.0187103299768687" calcext:value-type="float">
            <text:p>-0.018710</text:p>
          </table:table-cell>
          <table:table-cell table:style-name="ce77" office:value-type="float" office:value="0.00393988038888785" calcext:value-type="float">
            <text:p>0.003940</text:p>
          </table:table-cell>
          <table:table-cell table:style-name="ce66" table:number-matrix-columns-spanned="3" table:number-matrix-rows-spanned="1" table:formula="of:=[.S9:.U9]" office:value-type="float" office:value="0.00566050165626482" calcext:value-type="float">
            <text:p>0.005661</text:p>
          </table:table-cell>
          <table:table-cell table:style-name="ce73" office:value-type="float" office:value="-0.00800031837096056" calcext:value-type="float">
            <text:p>-0.008000</text:p>
          </table:table-cell>
          <table:table-cell table:style-name="ce77" office:value-type="float" office:value="0.009109947931716" calcext:value-type="float">
            <text:p>0.009110</text:p>
          </table:table-cell>
          <table:table-cell table:style-name="ce8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/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611176919196408" calcext:value-type="float">
            <text:p>0.061118</text:p>
          </table:table-cell>
          <table:table-cell table:style-name="ce78" office:value-type="float" office:value="0.288873855252109" calcext:value-type="float">
            <text:p>0.288874</text:p>
          </table:table-cell>
          <table:table-cell table:number-columns-repeated="9"/>
        </table:table-row>
        <table:table-row table:style-name="ro2">
          <table:table-cell/>
          <table:table-cell table:style-name="ce39"/>
          <table:table-cell table:number-columns-repeated="3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/>
          <table:table-cell table:style-name="ce21" office:value-type="float" office:value="6" calcext:value-type="float">
            <text:p>6</text:p>
          </table:table-cell>
          <table:table-cell table:style-name="ce66" table:number-matrix-columns-spanned="3" table:number-matrix-rows-spanned="1" table:formula="of:=[.P10:.R10]" office:value-type="float" office:value="0.0756740772640636" calcext:value-type="float">
            <text:p>0.075674</text:p>
          </table:table-cell>
          <table:table-cell table:style-name="ce73" office:value-type="float" office:value="0.270236422408159" calcext:value-type="float">
            <text:p>0.270236</text:p>
          </table:table-cell>
          <table:table-cell table:style-name="ce77" office:value-type="float" office:value="0.26374444507854" calcext:value-type="float">
            <text:p>0.263744</text:p>
          </table:table-cell>
          <table:table-cell table:style-name="ce73" table:number-matrix-columns-spanned="3" table:number-matrix-rows-spanned="1" table:formula="of:=MMULT([.S10:.U10]*[.S34:.U34];[Forward.J14:.L16])" office:value-type="float" office:value="-0.852573269061312" calcext:value-type="float">
            <text:p>-0.852573</text:p>
          </table:table-cell>
          <table:table-cell table:style-name="ce73" office:value-type="float" office:value="0.330269588289369" calcext:value-type="float">
            <text:p>0.330270</text:p>
          </table:table-cell>
          <table:table-cell table:style-name="ce77" office:value-type="float" office:value="-0.761399834554259" calcext:value-type="float">
            <text:p>-0.761400</text:p>
          </table:table-cell>
          <table:table-cell table:style-name="ce82"/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style-name="ce60" table:number-matrix-columns-spanned="6" table:number-matrix-rows-spanned="2" table:formula="of:=MMULT(TRANSPOSE([.AH12:.AI12]*[.AH22:.AI22]);[Forward.O11:.T11])" office:value-type="float" office:value="-0.0410213785039291" calcext:value-type="float">
            <text:p>-0.041021</text:p>
          </table:table-cell>
          <table:table-cell table:style-name="ce61" office:value-type="float" office:value="-0.00220309992782433" calcext:value-type="float">
            <text:p>-0.002203</text:p>
          </table:table-cell>
          <table:table-cell table:style-name="ce61" office:value-type="float" office:value="0.0171311443670314" calcext:value-type="float">
            <text:p>0.017131</text:p>
          </table:table-cell>
          <table:table-cell table:style-name="ce61" office:value-type="float" office:value="-0.0323193462544124" calcext:value-type="float">
            <text:p>-0.032319</text:p>
          </table:table-cell>
          <table:table-cell table:style-name="ce61" office:value-type="float" office:value="0.0125532700094157" calcext:value-type="float">
            <text:p>0.012553</text:p>
          </table:table-cell>
          <table:table-cell table:style-name="ce52" office:value-type="float" office:value="-0.0403527683454132" calcext:value-type="float">
            <text:p>-0.040353</text:p>
          </table:table-cell>
          <table:table-cell/>
          <table:table-cell table:style-name="ce56" table:number-matrix-columns-spanned="1" table:number-matrix-rows-spanned="2" table:formula="of:=TRANSPOSE([.AH12:.AI12]*[.AH22:.AI22])" office:value-type="float" office:value="-0.0440987107703516" calcext:value-type="float">
            <text:p>-0.044099</text:p>
          </table:table-cell>
          <table:table-cell table:number-columns-repeated="13"/>
        </table:table-row>
        <table:table-row table:style-name="ro1">
          <table:table-cell/>
          <table:table-cell table:style-name="ce39"/>
          <table:table-cell table:number-columns-repeated="2"/>
          <table:table-cell table:style-name="ce40" office:value-type="float" office:value="6" calcext:value-type="float" table:number-columns-spanned="1" table:number-rows-spanned="3">
            <text:p>6</text:p>
          </table:table-cell>
          <table:table-cell table:style-name="ce45" table:number-matrix-columns-spanned="2" table:number-matrix-rows-spanned="3" table:formula="of:=MMULT(TRANSPOSE([.P24:.R24]*[.P44:.R44]);[Forward.B10:.C10])" office:value-type="float" office:value="-0.0667890296172831" calcext:value-type="float">
            <text:p>-0.066789</text:p>
          </table:table-cell>
          <table:table-cell table:style-name="ce52" office:value-type="float" office:value="-0.0371050164540462" calcext:value-type="float">
            <text:p>-0.037105</text:p>
          </table:table-cell>
          <table:table-cell table:style-name="ce49"/>
          <table:table-cell table:style-name="ce56" table:number-matrix-columns-spanned="1" table:number-matrix-rows-spanned="3" table:formula="of:=TRANSPOSE([.P24:.R24]*[.P44:.R44])" office:value-type="float" office:value="0.0742100329080924" calcext:value-type="float">
            <text:p>0.074210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66" table:number-matrix-columns-spanned="3" table:number-matrix-rows-spanned="1" table:formula="of:=[.P11:.R11]" office:value-type="float" office:value="-0.15084288460648" calcext:value-type="float">
            <text:p>-0.150843</text:p>
          </table:table-cell>
          <table:table-cell table:style-name="ce73" office:value-type="float" office:value="-0.133203400298339" calcext:value-type="float">
            <text:p>-0.133203</text:p>
          </table:table-cell>
          <table:table-cell table:style-name="ce77" office:value-type="float" office:value="-0.0391697726728231" calcext:value-type="float">
            <text:p>-0.039170</text:p>
          </table:table-cell>
          <table:table-cell table:style-name="ce73" table:number-matrix-columns-spanned="3" table:number-matrix-rows-spanned="1" table:formula="of:=MMULT([.S11:.U11]*[.S35:.U35];[Forward.J14:.L16])" office:value-type="float" office:value="0.161946970855069" calcext:value-type="float">
            <text:p>0.161947</text:p>
          </table:table-cell>
          <table:table-cell table:style-name="ce73" office:value-type="float" office:value="-0.0980795830227542" calcext:value-type="float">
            <text:p>-0.098080</text:p>
          </table:table-cell>
          <table:table-cell table:style-name="ce77" office:value-type="float" office:value="0.1695913742808" calcext:value-type="float">
            <text:p>0.169591</text:p>
          </table:table-cell>
          <table:table-cell table:style-name="ce82"/>
          <table:covered-table-cell/>
          <table:table-cell table:style-name="ce47" office:value-type="float" office:value="-0.264224734967746" calcext:value-type="float">
            <text:p>-0.264225</text:p>
          </table:table-cell>
          <table:table-cell table:style-name="ce63" office:value-type="float" office:value="-0.0141904908066677" calcext:value-type="float">
            <text:p>-0.014190</text:p>
          </table:table-cell>
          <table:table-cell table:style-name="ce63" office:value-type="float" office:value="0.11034422160239" calcext:value-type="float">
            <text:p>0.110344</text:p>
          </table:table-cell>
          <table:table-cell table:style-name="ce63" office:value-type="float" office:value="-0.208173664802245" calcext:value-type="float">
            <text:p>-0.208174</text:p>
          </table:table-cell>
          <table:table-cell table:style-name="ce63" office:value-type="float" office:value="0.0808574592611198" calcext:value-type="float">
            <text:p>0.080857</text:p>
          </table:table-cell>
          <table:table-cell table:style-name="ce54" office:value-type="float" office:value="-0.259918118555192" calcext:value-type="float">
            <text:p>-0.259918</text:p>
          </table:table-cell>
          <table:table-cell/>
          <table:table-cell table:style-name="ce58" office:value-type="float" office:value="-0.284046284904819" calcext:value-type="float">
            <text:p>-0.284046</text:p>
          </table:table-cell>
          <table:table-cell table:number-columns-repeated="13"/>
        </table:table-row>
        <table:table-row table:style-name="ro1">
          <table:table-cell/>
          <table:table-cell table:style-name="ce39"/>
          <table:table-cell table:number-columns-repeated="2"/>
          <table:covered-table-cell/>
          <table:table-cell table:style-name="ce46" office:value-type="float" office:value="-0.196511393005756" calcext:value-type="float">
            <text:p>-0.196511</text:p>
          </table:table-cell>
          <table:table-cell table:style-name="ce53" office:value-type="float" office:value="-0.109172996114309" calcext:value-type="float">
            <text:p>-0.109173</text:p>
          </table:table-cell>
          <table:table-cell table:style-name="ce49"/>
          <table:table-cell table:style-name="ce57" office:value-type="float" office:value="0.218345992228617" calcext:value-type="float">
            <text:p>0.218346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66" table:number-matrix-columns-spanned="3" table:number-matrix-rows-spanned="1" table:formula="of:=[.P12:.R12]" office:value-type="float" office:value="-0.00763276777561013" calcext:value-type="float">
            <text:p>-0.007633</text:p>
          </table:table-cell>
          <table:table-cell table:style-name="ce73" office:value-type="float" office:value="0.0139288564627033" calcext:value-type="float">
            <text:p>0.013929</text:p>
          </table:table-cell>
          <table:table-cell table:style-name="ce77" office:value-type="float" office:value="0.022820841975732" calcext:value-type="float">
            <text:p>0.022821</text:p>
          </table:table-cell>
          <table:table-cell table:style-name="ce66" table:number-matrix-columns-spanned="3" table:number-matrix-rows-spanned="1" table:formula="of:=[.S12:.U12]" office:value-type="float" office:value="-0.058940931545458" calcext:value-type="float">
            <text:p>-0.058941</text:p>
          </table:table-cell>
          <table:table-cell table:style-name="ce73" office:value-type="float" office:value="0.0301000746414383" calcext:value-type="float">
            <text:p>0.030100</text:p>
          </table:table-cell>
          <table:table-cell table:style-name="ce77" office:value-type="float" office:value="0.0221912331070227" calcext:value-type="float">
            <text:p>0.022191</text:p>
          </table:table-cell>
          <table:table-cell table:style-name="ce82"/>
          <table:table-cell/>
          <table:table-cell table:style-name="ce7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11"/>
          <table:covered-table-cell table:number-columns-repeated="2"/>
          <table:table-cell/>
          <table:table-cell table:style-name="ce11" office:value-type="string" calcext:value-type="string">
            <text:p><text:span text:style-name="T2">Δ</text:span>B</text:p>
          </table:table-cell>
          <table:table-cell table:number-columns-repeated="13"/>
        </table:table-row>
        <table:table-row table:style-name="ro1">
          <table:table-cell/>
          <table:table-cell table:style-name="ce39"/>
          <table:table-cell table:number-columns-repeated="2"/>
          <table:covered-table-cell/>
          <table:table-cell table:style-name="ce47" office:value-type="float" office:value="-0.148848509655038" calcext:value-type="float">
            <text:p>-0.148849</text:p>
          </table:table-cell>
          <table:table-cell table:style-name="ce54" office:value-type="float" office:value="-0.0826936164750208" calcext:value-type="float">
            <text:p>-0.082694</text:p>
          </table:table-cell>
          <table:table-cell table:style-name="ce49"/>
          <table:table-cell table:style-name="ce58" office:value-type="float" office:value="0.165387232950042" calcext:value-type="float">
            <text:p>0.165387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9"/>
          <table:table-cell table:style-name="ce40" office:value-type="float" office:value="8" calcext:value-type="float" table:number-columns-spanned="1" table:number-rows-spanned="2">
            <text:p>8</text:p>
          </table:table-cell>
          <table:table-cell table:style-name="ce60" table:number-matrix-columns-spanned="6" table:number-matrix-rows-spanned="2" table:formula="of:=MMULT(TRANSPOSE([.AH13:.AI13]*[.AH23:.AI23]);[Forward.O12:.T12])" office:value-type="float" office:value="-0.0518066444808635" calcext:value-type="float">
            <text:p>-0.051807</text:p>
          </table:table-cell>
          <table:table-cell table:style-name="ce61" office:value-type="float" office:value="0.00537250962172384" calcext:value-type="float">
            <text:p>0.005373</text:p>
          </table:table-cell>
          <table:table-cell table:style-name="ce61" office:value-type="float" office:value="-0.00215501320603241" calcext:value-type="float">
            <text:p>-0.002155</text:p>
          </table:table-cell>
          <table:table-cell table:style-name="ce61" office:value-type="float" office:value="-0.0480644503857551" calcext:value-type="float">
            <text:p>-0.048064</text:p>
          </table:table-cell>
          <table:table-cell table:style-name="ce61" office:value-type="float" office:value="0.0195514053108704" calcext:value-type="float">
            <text:p>0.019551</text:p>
          </table:table-cell>
          <table:table-cell table:style-name="ce52" office:value-type="float" office:value="-0.0126941771531726" calcext:value-type="float">
            <text:p>-0.012694</text:p>
          </table:table-cell>
          <table:table-cell/>
          <table:table-cell table:style-name="ce56" table:number-matrix-columns-spanned="1" table:number-matrix-rows-spanned="2" table:formula="of:=TRANSPOSE([.AH13:.AI13]*[.AH23:.AI23])" office:value-type="float" office:value="-0.0539040605957835" calcext:value-type="float">
            <text:p>-0.053904</text:p>
          </table:table-cell>
          <table:table-cell table:number-columns-repeated="13"/>
        </table:table-row>
        <table:table-row table:style-name="ro2">
          <table:table-cell/>
          <table:table-cell table:style-name="ce39"/>
          <table:table-cell table:number-columns-repeated="3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2"/>
          <table:table-cell table:style-name="ce67" office:value-type="string" calcext:value-type="string" table:number-columns-spanned="3" table:number-rows-spanned="1">
            <text:p>tanh’(Left encoding)</text:p>
          </table:table-cell>
          <table:covered-table-cell table:number-columns-repeated="2" table:style-name="ce74"/>
          <table:table-cell table:style-name="ce67" office:value-type="string" calcext:value-type="string" table:number-columns-spanned="3" table:number-rows-spanned="1">
            <text:p>tanh’(Right encoding)</text:p>
          </table:table-cell>
          <table:covered-table-cell table:style-name="ce74"/>
          <table:covered-table-cell table:style-name="ce81"/>
          <table:table-cell table:style-name="ce81"/>
          <table:covered-table-cell/>
          <table:table-cell table:style-name="ce47" office:value-type="float" office:value="0.00605110681138064" calcext:value-type="float">
            <text:p>0.006051</text:p>
          </table:table-cell>
          <table:table-cell table:style-name="ce63" office:value-type="float" office:value="-0.000627518533423442" calcext:value-type="float">
            <text:p>-0.000628</text:p>
          </table:table-cell>
          <table:table-cell table:style-name="ce63" office:value-type="float" office:value="0.000251709316832029" calcext:value-type="float">
            <text:p>0.000252</text:p>
          </table:table-cell>
          <table:table-cell table:style-name="ce63" office:value-type="float" office:value="0.00561401198685897" calcext:value-type="float">
            <text:p>0.005614</text:p>
          </table:table-cell>
          <table:table-cell table:style-name="ce63" office:value-type="float" office:value="-0.00228363838334236" calcext:value-type="float">
            <text:p>-0.002284</text:p>
          </table:table-cell>
          <table:table-cell table:style-name="ce54" office:value-type="float" office:value="0.00148270212452785" calcext:value-type="float">
            <text:p>0.001483</text:p>
          </table:table-cell>
          <table:table-cell/>
          <table:table-cell table:style-name="ce58" office:value-type="float" office:value="0.00629608868709312" calcext:value-type="float">
            <text:p>0.006296</text:p>
          </table:table-cell>
          <table:table-cell table:number-columns-repeated="13"/>
        </table:table-row>
        <table:table-row table:style-name="ro1">
          <table:table-cell/>
          <table:table-cell table:style-name="ce39"/>
          <table:table-cell table:number-columns-repeated="2"/>
          <table:table-cell table:style-name="ce40" office:value-type="float" office:value="7" calcext:value-type="float" table:number-columns-spanned="1" table:number-rows-spanned="3">
            <text:p>7</text:p>
          </table:table-cell>
          <table:table-cell table:style-name="ce45" table:number-matrix-columns-spanned="2" table:number-matrix-rows-spanned="3" table:formula="of:=MMULT(TRANSPOSE([.P25:.R25]*[.P45:.R45]);[Forward.B11:.C11])" office:value-type="float" office:value="-0.0101589660320682" calcext:value-type="float">
            <text:p>-0.010159</text:p>
          </table:table-cell>
          <table:table-cell table:style-name="ce52" office:value-type="float" office:value="-0.0142225524448955" calcext:value-type="float">
            <text:p>-0.014223</text:p>
          </table:table-cell>
          <table:table-cell table:style-name="ce49"/>
          <table:table-cell table:style-name="ce56" table:number-matrix-columns-spanned="1" table:number-matrix-rows-spanned="3" table:formula="of:=TRANSPOSE([.P25:.R25]*[.P45:.R45])" office:value-type="float" office:value="-0.0203179320641364" calcext:value-type="float">
            <text:p>-0.020318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68" table:number-matrix-columns-spanned="6" table:number-matrix-rows-spanned="8" table:formula="of:=1-[Forward.O5:.T12]^2" office:value-type="float" office:value="0.915136961826629" calcext:value-type="float">
            <text:p>0.915137</text:p>
          </table:table-cell>
          <table:table-cell table:style-name="ce75" office:value-type="float" office:value="0.886851493172436" calcext:value-type="float">
            <text:p>0.886851</text:p>
          </table:table-cell>
          <table:table-cell table:style-name="ce75" office:value-type="float" office:value="0.997504160771568" calcext:value-type="float">
            <text:p>0.997504</text:p>
          </table:table-cell>
          <table:table-cell table:style-name="ce75" office:value-type="float" office:value="0.940014848806378" calcext:value-type="float">
            <text:p>0.940015</text:p>
          </table:table-cell>
          <table:table-cell table:style-name="ce75" office:value-type="float" office:value="0.103558374038152" calcext:value-type="float">
            <text:p>0.103558</text:p>
          </table:table-cell>
          <table:table-cell table:style-name="ce78" office:value-type="float" office:value="0.419974341614026" calcext:value-type="float">
            <text:p>0.419974</text:p>
          </table:table-cell>
          <table:table-cell table:style-name="ce82"/>
          <table:table-cell table:number-columns-repeated="22"/>
        </table:table-row>
        <table:table-row table:style-name="ro1">
          <table:table-cell/>
          <table:table-cell table:style-name="ce39"/>
          <table:table-cell table:number-columns-repeated="2"/>
          <table:covered-table-cell/>
          <table:table-cell table:style-name="ce46" office:value-type="float" office:value="-0.0664354730132569" calcext:value-type="float">
            <text:p>-0.066435</text:p>
          </table:table-cell>
          <table:table-cell table:style-name="ce53" office:value-type="float" office:value="-0.0930096622185597" calcext:value-type="float">
            <text:p>-0.093010</text:p>
          </table:table-cell>
          <table:table-cell table:style-name="ce49"/>
          <table:table-cell table:style-name="ce57" office:value-type="float" office:value="-0.132870946026514" calcext:value-type="float">
            <text:p>-0.132871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69" office:value-type="float" office:value="0.503346115933313" calcext:value-type="float">
            <text:p>0.503346</text:p>
          </table:table-cell>
          <table:table-cell table:style-name="ce76" office:value-type="float" office:value="0.686105862946635" calcext:value-type="float">
            <text:p>0.686106</text:p>
          </table:table-cell>
          <table:table-cell table:style-name="ce78" office:value-type="float" office:value="0.917976298293796" calcext:value-type="float">
            <text:p>0.917976</text:p>
          </table:table-cell>
          <table:table-cell table:style-name="ce70" office:value-type="float" office:value="0.975026611393148" calcext:value-type="float">
            <text:p>0.975027</text:p>
          </table:table-cell>
          <table:table-cell table:style-name="ce76" office:value-type="float" office:value="0.717340315868064" calcext:value-type="float">
            <text:p>0.717340</text:p>
          </table:table-cell>
          <table:table-cell table:style-name="ce78" office:value-type="float" office:value="0.0426037318623586" calcext:value-type="float">
            <text:p>0.042604</text:p>
          </table:table-cell>
          <table:table-cell table:style-name="ce82"/>
          <table:table-cell table:style-name="ce41"/>
          <table:table-cell table:style-name="ce50" table:number-columns-repeated="6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/>
          <table:table-cell table:style-name="ce39"/>
          <table:table-cell table:number-columns-repeated="2"/>
          <table:covered-table-cell/>
          <table:table-cell table:style-name="ce47" office:value-type="float" office:value="-0.0166293110986738" calcext:value-type="float">
            <text:p>-0.016629</text:p>
          </table:table-cell>
          <table:table-cell table:style-name="ce54" office:value-type="float" office:value="-0.0232810355381433" calcext:value-type="float">
            <text:p>-0.023281</text:p>
          </table:table-cell>
          <table:table-cell table:style-name="ce49"/>
          <table:table-cell table:style-name="ce58" office:value-type="float" office:value="-0.0332586221973476" calcext:value-type="float">
            <text:p>-0.033259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0.993627207963663" calcext:value-type="float">
            <text:p>0.993627</text:p>
          </table:table-cell>
          <table:table-cell table:style-name="ce76" office:value-type="float" office:value="0.961042982966116" calcext:value-type="float">
            <text:p>0.961043</text:p>
          </table:table-cell>
          <table:table-cell table:style-name="ce76" office:value-type="float" office:value="0.842446232148263" calcext:value-type="float">
            <text:p>0.842446</text:p>
          </table:table-cell>
          <table:table-cell table:style-name="ce76" office:value-type="float" office:value="0.143672257093883" calcext:value-type="float">
            <text:p>0.143672</text:p>
          </table:table-cell>
          <table:table-cell table:style-name="ce76" office:value-type="float" office:value="0.743550800988357" calcext:value-type="float">
            <text:p>0.743551</text:p>
          </table:table-cell>
          <table:table-cell table:style-name="ce78" office:value-type="float" office:value="0.15580341306961" calcext:value-type="float">
            <text:p>0.155803</text:p>
          </table:table-cell>
          <table:table-cell table:style-name="ce82"/>
          <table:table-cell/>
          <table:table-cell table:style-name="ce48" office:value-type="string" calcext:value-type="string" table:number-columns-spanned="6" table:number-rows-spanned="1">
            <text:p><text:span text:style-name="T2">Δ</text:span>W</text:p>
          </table:table-cell>
          <table:covered-table-cell table:number-columns-repeated="3" table:style-name="ce55"/>
          <table:covered-table-cell table:number-columns-repeated="2" table:style-name="ce49"/>
          <table:table-cell/>
          <table:table-cell table:style-name="ce55" office:value-type="string" calcext:value-type="string">
            <text:p><text:span text:style-name="T2">Δ</text:span>B</text:p>
          </table:table-cell>
          <table:table-cell table:number-columns-repeated="13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float" office:value="0.842446232148263" calcext:value-type="float">
            <text:p>0.842446</text:p>
          </table:table-cell>
          <table:table-cell table:style-name="ce76" office:value-type="float" office:value="0.987996941604274" calcext:value-type="float">
            <text:p>0.987997</text:p>
          </table:table-cell>
          <table:table-cell table:style-name="ce76" office:value-type="float" office:value="0.76440519688274" calcext:value-type="float">
            <text:p>0.764405</text:p>
          </table:table-cell>
          <table:table-cell table:style-name="ce76" office:value-type="float" office:value="0.99006629084744" calcext:value-type="float">
            <text:p>0.990066</text:p>
          </table:table-cell>
          <table:table-cell table:style-name="ce76" office:value-type="float" office:value="0.500971743769508" calcext:value-type="float">
            <text:p>0.500972</text:p>
          </table:table-cell>
          <table:table-cell table:style-name="ce78" office:value-type="float" office:value="0.370835192385919" calcext:value-type="float">
            <text:p>0.370835</text:p>
          </table:table-cell>
          <table:table-cell table:style-name="ce82"/>
          <table:table-cell table:style-name="ce40" office:value-type="string" calcext:value-type="string" table:number-columns-spanned="1" table:number-rows-spanned="2">
            <text:p>avg</text:p>
          </table:table-cell>
          <table:table-cell table:style-name="ce45" table:number-matrix-columns-spanned="6" table:number-matrix-rows-spanned="2" table:formula="of:=([.X6:.AC7]+[.X9:.AC10]+[.X12:.AC13]+[.X15:.AC16]+[.X18:.AC19]+[.X21:.AC22]+[.X24:.AC25]+[.X27:.AC28])/8" office:value-type="float" office:value="0.0439001816288936" calcext:value-type="float">
            <text:p>0.043900</text:p>
          </table:table-cell>
          <table:table-cell table:style-name="ce61" office:value-type="float" office:value="0.0101199858611621" calcext:value-type="float">
            <text:p>0.010120</text:p>
          </table:table-cell>
          <table:table-cell table:style-name="ce61" office:value-type="float" office:value="0.00524253965148561" calcext:value-type="float">
            <text:p>0.005243</text:p>
          </table:table-cell>
          <table:table-cell table:style-name="ce61" office:value-type="float" office:value="-0.0394483434243598" calcext:value-type="float">
            <text:p>-0.039448</text:p>
          </table:table-cell>
          <table:table-cell table:style-name="ce61" office:value-type="float" office:value="0.0102743283830544" calcext:value-type="float">
            <text:p>0.010274</text:p>
          </table:table-cell>
          <table:table-cell table:style-name="ce52" office:value-type="float" office:value="-0.0199781631913975" calcext:value-type="float">
            <text:p>-0.019978</text:p>
          </table:table-cell>
          <table:table-cell/>
          <table:table-cell table:style-name="ce56" table:number-matrix-columns-spanned="1" table:number-matrix-rows-spanned="2" table:formula="of:=([.AE6:.AE7]+[.AE9:.AE10]+[.AE12:.AE13]+[.AE15:.AE16]+[.AE18:.AE19]+[.AE21:.AE22]+[.AE24:.AE25]+[.AE27:.AE28])/8" office:value-type="float" office:value="-0.0312870609578765" calcext:value-type="float">
            <text:p>-0.03128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40" office:value-type="float" office:value="8" calcext:value-type="float" table:number-columns-spanned="1" table:number-rows-spanned="3">
            <text:p>8</text:p>
          </table:table-cell>
          <table:table-cell table:style-name="ce45" table:number-matrix-columns-spanned="2" table:number-matrix-rows-spanned="3" table:formula="of:=MMULT(TRANSPOSE([.P26:.R26]*[.P46:.R46]);[Forward.B12:.C12])" office:value-type="float" office:value="-0.000582428550208972" calcext:value-type="float">
            <text:p>-0.000582</text:p>
          </table:table-cell>
          <table:table-cell table:style-name="ce52" office:value-type="float" office:value="-0.000407699985146281" calcext:value-type="float">
            <text:p>-0.000408</text:p>
          </table:table-cell>
          <table:table-cell table:style-name="ce49"/>
          <table:table-cell table:style-name="ce56" table:number-matrix-columns-spanned="1" table:number-matrix-rows-spanned="3" table:formula="of:=TRANSPOSE([.P26:.R26]*[.P46:.R46])" office:value-type="float" office:value="-0.000582428550208972" calcext:value-type="float">
            <text:p>-0.000582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0.382732300618891" calcext:value-type="float">
            <text:p>0.382732</text:p>
          </table:table-cell>
          <table:table-cell table:style-name="ce76" office:value-type="float" office:value="0.999900006666289" calcext:value-type="float">
            <text:p>0.999900</text:p>
          </table:table-cell>
          <table:table-cell table:style-name="ce76" office:value-type="float" office:value="0.793687432281403" calcext:value-type="float">
            <text:p>0.793687</text:p>
          </table:table-cell>
          <table:table-cell table:style-name="ce76" office:value-type="float" office:value="0.71921064512303" calcext:value-type="float">
            <text:p>0.719211</text:p>
          </table:table-cell>
          <table:table-cell table:style-name="ce76" office:value-type="float" office:value="0.92552281700283" calcext:value-type="float">
            <text:p>0.925523</text:p>
          </table:table-cell>
          <table:table-cell table:style-name="ce78" office:value-type="float" office:value="0.52966593016445" calcext:value-type="float">
            <text:p>0.529666</text:p>
          </table:table-cell>
          <table:table-cell table:style-name="ce82"/>
          <table:covered-table-cell/>
          <table:table-cell table:style-name="ce47" office:value-type="float" office:value="-0.0174902975978252" calcext:value-type="float">
            <text:p>-0.017490</text:p>
          </table:table-cell>
          <table:table-cell table:style-name="ce63" office:value-type="float" office:value="0.0578565092742679" calcext:value-type="float">
            <text:p>0.057857</text:p>
          </table:table-cell>
          <table:table-cell table:style-name="ce63" office:value-type="float" office:value="-0.0246481136421556" calcext:value-type="float">
            <text:p>-0.024648</text:p>
          </table:table-cell>
          <table:table-cell table:style-name="ce63" office:value-type="float" office:value="0.00208976776116356" calcext:value-type="float">
            <text:p>0.002090</text:p>
          </table:table-cell>
          <table:table-cell table:style-name="ce63" office:value-type="float" office:value="0.0749570180069447" calcext:value-type="float">
            <text:p>0.074957</text:p>
          </table:table-cell>
          <table:table-cell table:style-name="ce54" office:value-type="float" office:value="0.087465102031473" calcext:value-type="float">
            <text:p>0.087465</text:p>
          </table:table-cell>
          <table:table-cell/>
          <table:table-cell table:style-name="ce58" office:value-type="float" office:value="0.0929485902738555" calcext:value-type="float">
            <text:p>0.092949</text:p>
          </table:table-cell>
          <table:table-cell table:number-columns-repeated="13"/>
        </table:table-row>
        <table:table-row table:style-name="ro1">
          <table:table-cell table:number-columns-repeated="4"/>
          <table:covered-table-cell/>
          <table:table-cell table:style-name="ce46" office:value-type="float" office:value="0.013790491253775" calcext:value-type="float">
            <text:p>0.013790</text:p>
          </table:table-cell>
          <table:table-cell table:style-name="ce53" office:value-type="float" office:value="0.0096533438776425" calcext:value-type="float">
            <text:p>0.009653</text:p>
          </table:table-cell>
          <table:table-cell table:style-name="ce49"/>
          <table:table-cell table:style-name="ce57" office:value-type="float" office:value="0.013790491253775" calcext:value-type="float">
            <text:p>0.013790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/>
          <table:table-cell table:style-name="ce64" office:value-type="float" office:value="6" calcext:value-type="float">
            <text:p>6</text:p>
          </table:table-cell>
          <table:table-cell table:style-name="ce70" office:value-type="float" office:value="0.980653290943178" calcext:value-type="float">
            <text:p>0.980653</text:p>
          </table:table-cell>
          <table:table-cell table:style-name="ce76" office:value-type="float" office:value="0.807981360480093" calcext:value-type="float">
            <text:p>0.807981</text:p>
          </table:table-cell>
          <table:table-cell table:style-name="ce76" office:value-type="float" office:value="0.627073805860788" calcext:value-type="float">
            <text:p>0.627074</text:p>
          </table:table-cell>
          <table:table-cell table:style-name="ce79" office:value-type="float" office:value="0.821157857198912" calcext:value-type="float">
            <text:p>0.821158</text:p>
          </table:table-cell>
          <table:table-cell table:style-name="ce76" office:value-type="float" office:value="0.775527820914684" calcext:value-type="float">
            <text:p>0.775528</text:p>
          </table:table-cell>
          <table:table-cell table:style-name="ce78" office:value-type="float" office:value="0.0513325403885963" calcext:value-type="float">
            <text:p>0.051333</text:p>
          </table:table-cell>
          <table:table-cell table:style-name="ce82"/>
          <table:table-cell table:number-columns-repeated="22"/>
        </table:table-row>
        <table:table-row table:style-name="ro4">
          <table:table-cell table:number-columns-repeated="4"/>
          <table:covered-table-cell/>
          <table:table-cell table:style-name="ce47" office:value-type="float" office:value="0.0227843675408581" calcext:value-type="float">
            <text:p>0.022784</text:p>
          </table:table-cell>
          <table:table-cell table:style-name="ce54" office:value-type="float" office:value="0.0159490572786007" calcext:value-type="float">
            <text:p>0.015949</text:p>
          </table:table-cell>
          <table:table-cell table:style-name="ce49"/>
          <table:table-cell table:style-name="ce58" office:value-type="float" office:value="0.0227843675408581" calcext:value-type="float">
            <text:p>0.022784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/>
          <table:table-cell table:style-name="ce64" office:value-type="float" office:value="7" calcext:value-type="float">
            <text:p>7</text:p>
          </table:table-cell>
          <table:table-cell table:style-name="ce69" office:value-type="float" office:value="0.134695992569633" calcext:value-type="float">
            <text:p>0.134696</text:p>
          </table:table-cell>
          <table:table-cell table:style-name="ce76" office:value-type="float" office:value="0.997504160771568" calcext:value-type="float">
            <text:p>0.997504</text:p>
          </table:table-cell>
          <table:table-cell table:style-name="ce78" office:value-type="float" office:value="0.84908897672575" calcext:value-type="float">
            <text:p>0.849089</text:p>
          </table:table-cell>
          <table:table-cell table:style-name="ce70" office:value-type="float" office:value="0.462877495668293" calcext:value-type="float">
            <text:p>0.462877</text:p>
          </table:table-cell>
          <table:table-cell table:style-name="ce76" office:value-type="float" office:value="0.91896699314469" calcext:value-type="float">
            <text:p>0.918967</text:p>
          </table:table-cell>
          <table:table-cell table:style-name="ce78" office:value-type="float" office:value="0.162673410667694" calcext:value-type="float">
            <text:p>0.162673</text:p>
          </table:table-cell>
          <table:table-cell table:style-name="ce82"/>
          <table:table-cell/>
          <table:table-cell table:style-name="ce48" office:value-type="string" calcext:value-type="string" table:number-columns-spanned="6" table:number-rows-spanned="1">
            <text:p>W</text:p>
          </table:table-cell>
          <table:covered-table-cell table:number-columns-repeated="3" table:style-name="ce55"/>
          <table:covered-table-cell table:number-columns-repeated="2" table:style-name="ce49"/>
          <table:table-cell/>
          <table:table-cell table:style-name="ce55"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49" table:number-columns-repeated="8"/>
          <table:table-cell/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763063370105499" calcext:value-type="float">
            <text:p>0.076306</text:p>
          </table:table-cell>
          <table:table-cell table:style-name="ce76" office:value-type="float" office:value="0.99006629084744" calcext:value-type="float">
            <text:p>0.990066</text:p>
          </table:table-cell>
          <table:table-cell table:style-name="ce76" office:value-type="float" office:value="0.998401705120578" calcext:value-type="float">
            <text:p>0.998402</text:p>
          </table:table-cell>
          <table:table-cell table:style-name="ce76" office:value-type="float" office:value="0.204930676160848" calcext:value-type="float">
            <text:p>0.204931</text:p>
          </table:table-cell>
          <table:table-cell table:style-name="ce76" office:value-type="float" office:value="0.868443292963117" calcext:value-type="float">
            <text:p>0.868443</text:p>
          </table:table-cell>
          <table:table-cell table:style-name="ce78" office:value-type="float" office:value="0.944541751949301" calcext:value-type="float">
            <text:p>0.944542</text:p>
          </table:table-cell>
          <table:table-cell table:style-name="ce82"/>
          <table:table-cell table:style-name="ce40" office:value-type="string" calcext:value-type="string" table:number-columns-spanned="1" table:number-rows-spanned="2">
            <text:p>upd</text:p>
          </table:table-cell>
          <table:table-cell table:style-name="ce45" table:number-matrix-columns-spanned="6" table:number-matrix-rows-spanned="2" table:formula="of:=[Forward.V8:.AA9]-[.B15]*[.X32:.AC33]" office:value-type="float" office:value="0.195609981837111" calcext:value-type="float">
            <text:p>0.195610</text:p>
          </table:table-cell>
          <table:table-cell table:style-name="ce61" office:value-type="float" office:value="-0.201011998586116" calcext:value-type="float">
            <text:p>-0.201012</text:p>
          </table:table-cell>
          <table:table-cell table:style-name="ce61" office:value-type="float" office:value="-0.400524253965149" calcext:value-type="float">
            <text:p>-0.400524</text:p>
          </table:table-cell>
          <table:table-cell table:style-name="ce61" office:value-type="float" office:value="1.00394483434244" calcext:value-type="float">
            <text:p>1.003945</text:p>
          </table:table-cell>
          <table:table-cell table:style-name="ce61" office:value-type="float" office:value="-0.501027432838305" calcext:value-type="float">
            <text:p>-0.501027</text:p>
          </table:table-cell>
          <table:table-cell table:style-name="ce52" office:value-type="float" office:value="-0.39800218368086" calcext:value-type="float">
            <text:p>-0.398002</text:p>
          </table:table-cell>
          <table:table-cell/>
          <table:table-cell table:style-name="ce56" table:number-matrix-columns-spanned="1" table:number-matrix-rows-spanned="2" table:formula="of:=[Forward.AC8:.AC9]-[.B15]*[.AE32:.AE33]" office:value-type="float" office:value="0.903128706095788" calcext:value-type="float">
            <text:p>0.903129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41"/>
          <table:table-cell table:style-name="ce50" table:number-columns-repeated="8"/>
          <table:table-cell table:number-columns-repeated="9"/>
          <table:covered-table-cell/>
          <table:table-cell table:style-name="ce47" office:value-type="float" office:value="0.501749029759783" calcext:value-type="float">
            <text:p>0.501749</text:p>
          </table:table-cell>
          <table:table-cell table:style-name="ce63" office:value-type="float" office:value="0.494214349072573" calcext:value-type="float">
            <text:p>0.494214</text:p>
          </table:table-cell>
          <table:table-cell table:style-name="ce63" office:value-type="float" office:value="0.202464811364216" calcext:value-type="float">
            <text:p>0.202465</text:p>
          </table:table-cell>
          <table:table-cell table:style-name="ce63" office:value-type="float" office:value="-0.800208976776116" calcext:value-type="float">
            <text:p>-0.800209</text:p>
          </table:table-cell>
          <table:table-cell table:style-name="ce63" office:value-type="float" office:value="0.492504298199306" calcext:value-type="float">
            <text:p>0.492504</text:p>
          </table:table-cell>
          <table:table-cell table:style-name="ce54" office:value-type="float" office:value="0.0912534897968527" calcext:value-type="float">
            <text:p>0.091253</text:p>
          </table:table-cell>
          <table:table-cell/>
          <table:table-cell table:style-name="ce58" office:value-type="float" office:value="-0.809294859027386" calcext:value-type="float">
            <text:p>-0.809295</text:p>
          </table:table-cell>
          <table:table-cell table:number-columns-repeated="13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2"/>
          <table:table-cell table:style-name="ce71" office:value-type="string" calcext:value-type="string" table:number-columns-spanned="6" table:number-rows-spanned="1">
            <text:p>tanh’(Feedforward encoding)</text:p>
          </table:table-cell>
          <table:covered-table-cell table:number-columns-repeated="5"/>
          <table:table-cell table:number-columns-repeated="2"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4"/>
          <table:table-cell table:style-name="ce40" office:value-type="string" calcext:value-type="string" table:number-columns-spanned="1" table:number-rows-spanned="3">
            <text:p>avg</text:p>
          </table:table-cell>
          <table:table-cell table:style-name="ce45" table:number-matrix-columns-spanned="2" table:number-matrix-rows-spanned="3" table:formula="of:=([.F5:.G7]+[.F9:.G11]+[.F13:.G15]+[.F17:.G19]+[.F21:.G23]+[.F25:.G27]+[.F29:.G31]+[.F33:.G35])/8" office:value-type="float" office:value="-0.0251338164221577" calcext:value-type="float">
            <text:p>-0.025134</text:p>
          </table:table-cell>
          <table:table-cell table:style-name="ce52" office:value-type="float" office:value="-0.0256405489358395" calcext:value-type="float">
            <text:p>-0.025641</text:p>
          </table:table-cell>
          <table:table-cell table:style-name="ce49"/>
          <table:table-cell table:style-name="ce59" table:number-matrix-columns-spanned="1" table:number-matrix-rows-spanned="3" table:formula="of:=([.I5:.I7]+[.I9:.I11]+[.I13:.I15]+[.I17:.I19]+[.I21:.I23]+[.I25:.I27]+[.I29:.I31]+[.I33:.I35])/8" office:value-type="float" office:value="0.0344955279371917" calcext:value-type="float">
            <text:p>0.034496</text:p>
          </table:table-cell>
          <table:table-cell table:style-name="ce49"/>
          <table:table-cell table:style-name="ce60" table:number-matrix-columns-spanned="3" table:number-matrix-rows-spanned="3" table:formula="of:=([.K5:.M7]+[.K9:.M11]+[.K13:.M15]+[.K17:.M19]+[.K21:.M23]+[.K25:.M27]+[.K29:.M31]+[.K33:.M35])/8" office:value-type="float" office:value="-0.00383176147904289" calcext:value-type="float">
            <text:p>-0.003832</text:p>
          </table:table-cell>
          <table:table-cell table:style-name="ce61" office:value-type="float" office:value="0.00417157828300149" calcext:value-type="float">
            <text:p>0.004172</text:p>
          </table:table-cell>
          <table:table-cell table:style-name="ce52" office:value-type="float" office:value="-0.00293786944469015" calcext:value-type="float">
            <text:p>-0.002938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70" table:number-matrix-columns-spanned="6" table:number-matrix-rows-spanned="8" table:formula="of:=1-[Forward.O16:.T23]^2" office:value-type="float" office:value="0.915136961826629" calcext:value-type="float">
            <text:p>0.915137</text:p>
          </table:table-cell>
          <table:table-cell table:style-name="ce76" office:value-type="float" office:value="0.886851493172436" calcext:value-type="float">
            <text:p>0.886851</text:p>
          </table:table-cell>
          <table:table-cell table:style-name="ce76" office:value-type="float" office:value="0.997504160771568" calcext:value-type="float">
            <text:p>0.997504</text:p>
          </table:table-cell>
          <table:table-cell table:style-name="ce76" office:value-type="float" office:value="0.940014848806378" calcext:value-type="float">
            <text:p>0.940015</text:p>
          </table:table-cell>
          <table:table-cell table:style-name="ce76" office:value-type="float" office:value="0.103558374038152" calcext:value-type="float">
            <text:p>0.103558</text:p>
          </table:table-cell>
          <table:table-cell table:style-name="ce78" office:value-type="float" office:value="0.419974341614026" calcext:value-type="float">
            <text:p>0.419974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46" office:value-type="float" office:value="-0.0490780863679858" calcext:value-type="float">
            <text:p>-0.049078</text:p>
          </table:table-cell>
          <table:table-cell table:style-name="ce53" office:value-type="float" office:value="-0.0557388926087433" calcext:value-type="float">
            <text:p>-0.055739</text:p>
          </table:table-cell>
          <table:table-cell table:style-name="ce49"/>
          <table:table-cell table:style-name="ce57" office:value-type="float" office:value="0.0474086525972281" calcext:value-type="float">
            <text:p>0.047409</text:p>
          </table:table-cell>
          <table:table-cell table:style-name="ce49"/>
          <table:table-cell table:style-name="ce46" office:value-type="float" office:value="-0.00129308239887182" calcext:value-type="float">
            <text:p>-0.001293</text:p>
          </table:table-cell>
          <table:table-cell table:style-name="ce62" office:value-type="float" office:value="0.00140775841157329" calcext:value-type="float">
            <text:p>0.001408</text:p>
          </table:table-cell>
          <table:table-cell table:style-name="ce53" office:value-type="float" office:value="-0.000991425820706632" calcext:value-type="float">
            <text:p>-0.000991</text:p>
          </table:table-cell>
          <table:table-cell/>
          <table:table-cell table:style-name="ce64" office:value-type="float" office:value="2" calcext:value-type="float">
            <text:p>2</text:p>
          </table:table-cell>
          <table:table-cell table:style-name="ce70" office:value-type="float" office:value="0.855638786081178" calcext:value-type="float">
            <text:p>0.855639</text:p>
          </table:table-cell>
          <table:table-cell table:style-name="ce76" office:value-type="float" office:value="0.828898275447694" calcext:value-type="float">
            <text:p>0.828898</text:p>
          </table:table-cell>
          <table:table-cell table:style-name="ce76" office:value-type="float" office:value="0.915136961826629" calcext:value-type="float">
            <text:p>0.915137</text:p>
          </table:table-cell>
          <table:table-cell table:style-name="ce76" office:value-type="float" office:value="0.964751362182063" calcext:value-type="float">
            <text:p>0.964751</text:p>
          </table:table-cell>
          <table:table-cell table:style-name="ce76" office:value-type="float" office:value="0.0629173318627175" calcext:value-type="float">
            <text:p>0.062917</text:p>
          </table:table-cell>
          <table:table-cell table:style-name="ce78" office:value-type="float" office:value="0.559055167732244" calcext:value-type="float">
            <text:p>0.559055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47" office:value-type="float" office:value="-0.0210940099031089" calcext:value-type="float">
            <text:p>-0.021094</text:p>
          </table:table-cell>
          <table:table-cell table:style-name="ce54" office:value-type="float" office:value="-0.0301774390968158" calcext:value-type="float">
            <text:p>-0.030177</text:p>
          </table:table-cell>
          <table:table-cell table:style-name="ce49"/>
          <table:table-cell table:style-name="ce58" office:value-type="float" office:value="0.0311305101171041" calcext:value-type="float">
            <text:p>0.031131</text:p>
          </table:table-cell>
          <table:table-cell table:style-name="ce49"/>
          <table:table-cell table:style-name="ce47" office:value-type="float" office:value="0.00351443512427398" calcext:value-type="float">
            <text:p>0.003514</text:p>
          </table:table-cell>
          <table:table-cell table:style-name="ce63" office:value-type="float" office:value="-0.00382611008582429" calcext:value-type="float">
            <text:p>-0.003826</text:p>
          </table:table-cell>
          <table:table-cell table:style-name="ce54" office:value-type="float" office:value="0.00269457053196572" calcext:value-type="float">
            <text:p>0.002695</text:p>
          </table:table-cell>
          <table:table-cell/>
          <table:table-cell table:style-name="ce64" office:value-type="float" office:value="3" calcext:value-type="float">
            <text:p>3</text:p>
          </table:table-cell>
          <table:table-cell table:style-name="ce70" office:value-type="float" office:value="0.993627207963663" calcext:value-type="float">
            <text:p>0.993627</text:p>
          </table:table-cell>
          <table:table-cell table:style-name="ce76" office:value-type="float" office:value="0.961042982966116" calcext:value-type="float">
            <text:p>0.961043</text:p>
          </table:table-cell>
          <table:table-cell table:style-name="ce76" office:value-type="float" office:value="0.842446232148263" calcext:value-type="float">
            <text:p>0.842446</text:p>
          </table:table-cell>
          <table:table-cell table:style-name="ce76" office:value-type="float" office:value="0.987996941604274" calcext:value-type="float">
            <text:p>0.987997</text:p>
          </table:table-cell>
          <table:table-cell table:style-name="ce76" office:value-type="float" office:value="0.27568988123511" calcext:value-type="float">
            <text:p>0.275690</text:p>
          </table:table-cell>
          <table:table-cell table:style-name="ce78" office:value-type="float" office:value="0.347832444976043" calcext:value-type="float">
            <text:p>0.347832</text:p>
          </table:table-cell>
          <table:table-cell table:style-name="ce82"/>
          <table:table-cell/>
          <table:table-cell table:style-name="ce49" table:number-columns-repeated="3"/>
          <table:table-cell table:number-columns-repeated="18"/>
        </table:table-row>
        <table:table-row table:style-name="ro1">
          <table:table-cell table:number-columns-repeated="5"/>
          <table:table-cell table:style-name="ce49" table:number-columns-repeated="8"/>
          <table:table-cell/>
          <table:table-cell table:style-name="ce64" office:value-type="float" office:value="4" calcext:value-type="float">
            <text:p>4</text:p>
          </table:table-cell>
          <table:table-cell table:style-name="ce70" office:value-type="float" office:value="0.842446232148263" calcext:value-type="float">
            <text:p>0.842446</text:p>
          </table:table-cell>
          <table:table-cell table:style-name="ce76" office:value-type="float" office:value="0.987996941604274" calcext:value-type="float">
            <text:p>0.987997</text:p>
          </table:table-cell>
          <table:table-cell table:style-name="ce76" office:value-type="float" office:value="0.76440519688274" calcext:value-type="float">
            <text:p>0.764405</text:p>
          </table:table-cell>
          <table:table-cell table:style-name="ce76" office:value-type="float" office:value="0.99006629084744" calcext:value-type="float">
            <text:p>0.990066</text:p>
          </table:table-cell>
          <table:table-cell table:style-name="ce76" office:value-type="float" office:value="0.500971743769508" calcext:value-type="float">
            <text:p>0.500972</text:p>
          </table:table-cell>
          <table:table-cell table:style-name="ce78" office:value-type="float" office:value="0.370835192385919" calcext:value-type="float">
            <text:p>0.370835</text:p>
          </table:table-cell>
          <table:table-cell table:style-name="ce82"/>
          <table:table-cell table:number-columns-repeated="22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W’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B’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W</text:span><text:span text:style-name="T1">rec</text:span><text:span text:style-name="T3">’</text:span></text:p>
          </table:table-cell>
          <table:covered-table-cell table:number-columns-repeated="2" table:style-name="ce55"/>
          <table:table-cell/>
          <table:table-cell table:style-name="ce64" office:value-type="float" office:value="5" calcext:value-type="float">
            <text:p>5</text:p>
          </table:table-cell>
          <table:table-cell table:style-name="ce70" office:value-type="float" office:value="0.382732300618891" calcext:value-type="float">
            <text:p>0.382732</text:p>
          </table:table-cell>
          <table:table-cell table:style-name="ce76" office:value-type="float" office:value="0.999900006666289" calcext:value-type="float">
            <text:p>0.999900</text:p>
          </table:table-cell>
          <table:table-cell table:style-name="ce76" office:value-type="float" office:value="0.793687432281403" calcext:value-type="float">
            <text:p>0.793687</text:p>
          </table:table-cell>
          <table:table-cell table:style-name="ce76" office:value-type="float" office:value="0.71921064512303" calcext:value-type="float">
            <text:p>0.719211</text:p>
          </table:table-cell>
          <table:table-cell table:style-name="ce76" office:value-type="float" office:value="0.92552281700283" calcext:value-type="float">
            <text:p>0.925523</text:p>
          </table:table-cell>
          <table:table-cell table:style-name="ce78" office:value-type="float" office:value="0.52966593016445" calcext:value-type="float">
            <text:p>0.529666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table-cell table:style-name="ce40" office:value-type="string" calcext:value-type="string" table:number-columns-spanned="1" table:number-rows-spanned="3">
            <text:p>upd</text:p>
          </table:table-cell>
          <table:table-cell table:style-name="ce45" table:number-matrix-columns-spanned="2" table:number-matrix-rows-spanned="3" table:formula="of:=[Forward.E5:Forward.F7]-[.B15]*[.F39:.G41]" office:value-type="float" office:value="0.602513381642216" calcext:value-type="float">
            <text:p>0.602513</text:p>
          </table:table-cell>
          <table:table-cell table:style-name="ce52" office:value-type="float" office:value="0.802564054893584" calcext:value-type="float">
            <text:p>0.802564</text:p>
          </table:table-cell>
          <table:table-cell table:style-name="ce49"/>
          <table:table-cell table:style-name="ce59" table:number-matrix-columns-spanned="1" table:number-matrix-rows-spanned="3" table:formula="of:=[Forward.H5:.H7]-[.B15]*[.I39:.I41]" office:value-type="float" office:value="0.796550447206281" calcext:value-type="float">
            <text:p>0.796550</text:p>
          </table:table-cell>
          <table:table-cell table:style-name="ce49"/>
          <table:table-cell table:style-name="ce60" table:number-matrix-columns-spanned="3" table:number-matrix-rows-spanned="3" table:formula="of:=[Forward.J5:.L7]-[.B15]*[.K39:.M41]" office:value-type="float" office:value="0.100383176147904" calcext:value-type="float">
            <text:p>0.100383</text:p>
          </table:table-cell>
          <table:table-cell table:style-name="ce61" office:value-type="float" office:value="0.6995828421717" calcext:value-type="float">
            <text:p>0.699583</text:p>
          </table:table-cell>
          <table:table-cell table:style-name="ce52" office:value-type="float" office:value="0.000293786944469015" calcext:value-type="float">
            <text:p>0.000294</text:p>
          </table:table-cell>
          <table:table-cell/>
          <table:table-cell table:style-name="ce64" office:value-type="float" office:value="6" calcext:value-type="float">
            <text:p>6</text:p>
          </table:table-cell>
          <table:table-cell table:style-name="ce70" office:value-type="float" office:value="0.980653290943178" calcext:value-type="float">
            <text:p>0.980653</text:p>
          </table:table-cell>
          <table:table-cell table:style-name="ce76" office:value-type="float" office:value="0.807981360480093" calcext:value-type="float">
            <text:p>0.807981</text:p>
          </table:table-cell>
          <table:table-cell table:style-name="ce76" office:value-type="float" office:value="0.627073805860788" calcext:value-type="float">
            <text:p>0.627074</text:p>
          </table:table-cell>
          <table:table-cell table:style-name="ce76" office:value-type="float" office:value="0.974830652084166" calcext:value-type="float">
            <text:p>0.974831</text:p>
          </table:table-cell>
          <table:table-cell table:style-name="ce76" office:value-type="float" office:value="0.0706508248531644" calcext:value-type="float">
            <text:p>0.070651</text:p>
          </table:table-cell>
          <table:table-cell table:style-name="ce78" office:value-type="float" office:value="0.828898275447694" calcext:value-type="float">
            <text:p>0.828898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46" office:value-type="float" office:value="-0.295092191363201" calcext:value-type="float">
            <text:p>-0.295092</text:p>
          </table:table-cell>
          <table:table-cell table:style-name="ce53" office:value-type="float" office:value="0.00557388926087433" calcext:value-type="float">
            <text:p>0.005574</text:p>
          </table:table-cell>
          <table:table-cell table:style-name="ce49"/>
          <table:table-cell table:style-name="ce57" office:value-type="float" office:value="0.195259134740277" calcext:value-type="float">
            <text:p>0.195259</text:p>
          </table:table-cell>
          <table:table-cell table:style-name="ce49"/>
          <table:table-cell table:style-name="ce46" office:value-type="float" office:value="0.200129308239887" calcext:value-type="float">
            <text:p>0.200129</text:p>
          </table:table-cell>
          <table:table-cell table:style-name="ce62" office:value-type="float" office:value="0.899859224158843" calcext:value-type="float">
            <text:p>0.899859</text:p>
          </table:table-cell>
          <table:table-cell table:style-name="ce53" office:value-type="float" office:value="-0.199900857417929" calcext:value-type="float">
            <text:p>-0.199901</text:p>
          </table:table-cell>
          <table:table-cell/>
          <table:table-cell table:style-name="ce64" office:value-type="float" office:value="7" calcext:value-type="float">
            <text:p>7</text:p>
          </table:table-cell>
          <table:table-cell table:style-name="ce70" office:value-type="float" office:value="0.134695992569633" calcext:value-type="float">
            <text:p>0.134696</text:p>
          </table:table-cell>
          <table:table-cell table:style-name="ce76" office:value-type="float" office:value="0.997504160771568" calcext:value-type="float">
            <text:p>0.997504</text:p>
          </table:table-cell>
          <table:table-cell table:style-name="ce76" office:value-type="float" office:value="0.84908897672575" calcext:value-type="float">
            <text:p>0.849089</text:p>
          </table:table-cell>
          <table:table-cell table:style-name="ce76" office:value-type="float" office:value="0.223924863326388" calcext:value-type="float">
            <text:p>0.223925</text:p>
          </table:table-cell>
          <table:table-cell table:style-name="ce76" office:value-type="float" office:value="0.985737120364779" calcext:value-type="float">
            <text:p>0.985737</text:p>
          </table:table-cell>
          <table:table-cell table:style-name="ce78" office:value-type="float" office:value="0.998401705120578" calcext:value-type="float">
            <text:p>0.998402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covered-table-cell/>
          <table:table-cell table:style-name="ce47" office:value-type="float" office:value="0.902109400990311" calcext:value-type="float">
            <text:p>0.902109</text:p>
          </table:table-cell>
          <table:table-cell table:style-name="ce54" office:value-type="float" office:value="-0.796982256090318" calcext:value-type="float">
            <text:p>-0.796982</text:p>
          </table:table-cell>
          <table:table-cell table:style-name="ce49"/>
          <table:table-cell table:style-name="ce58" office:value-type="float" office:value="-0.30311305101171" calcext:value-type="float">
            <text:p>-0.303113</text:p>
          </table:table-cell>
          <table:table-cell table:style-name="ce49"/>
          <table:table-cell table:style-name="ce47" office:value-type="float" office:value="-0.500351443512427" calcext:value-type="float">
            <text:p>-0.500351</text:p>
          </table:table-cell>
          <table:table-cell table:style-name="ce63" office:value-type="float" office:value="-0.199617388991418" calcext:value-type="float">
            <text:p>-0.199617</text:p>
          </table:table-cell>
          <table:table-cell table:style-name="ce54" office:value-type="float" office:value="-0.400269457053197" calcext:value-type="float">
            <text:p>-0.400269</text:p>
          </table:table-cell>
          <table:table-cell/>
          <table:table-cell table:style-name="ce64" office:value-type="float" office:value="8" calcext:value-type="float">
            <text:p>8</text:p>
          </table:table-cell>
          <table:table-cell table:style-name="ce70" office:value-type="float" office:value="0.0763063370105499" calcext:value-type="float">
            <text:p>0.076306</text:p>
          </table:table-cell>
          <table:table-cell table:style-name="ce76" office:value-type="float" office:value="0.99006629084744" calcext:value-type="float">
            <text:p>0.990066</text:p>
          </table:table-cell>
          <table:table-cell table:style-name="ce76" office:value-type="float" office:value="0.998401705120578" calcext:value-type="float">
            <text:p>0.998402</text:p>
          </table:table-cell>
          <table:table-cell table:style-name="ce76" office:value-type="float" office:value="0.204930676160848" calcext:value-type="float">
            <text:p>0.204931</text:p>
          </table:table-cell>
          <table:table-cell table:style-name="ce76" office:value-type="float" office:value="0.868443292963117" calcext:value-type="float">
            <text:p>0.868443</text:p>
          </table:table-cell>
          <table:table-cell table:style-name="ce78" office:value-type="float" office:value="0.944541751949301" calcext:value-type="float">
            <text:p>0.944542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5"/>
          <table:table-cell table:style-name="Default" table:number-columns-repeated="8"/>
          <table:table-cell table:number-columns-repeated="31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9" table:number-rows-spanned="1">
            <text:p>Right RNN</text:p>
          </table:table-cell>
          <table:covered-table-cell table:number-columns-repeated="8" table:style-name="ce49"/>
          <table:table-cell table:number-columns-repeated="5"/>
          <table:table-cell table:style-name="ce80" office:value-type="string" calcext:value-type="string" table:number-columns-spanned="3" table:number-rows-spanned="1">
            <text:p>tanh’(3 -&gt; 4)</text:p>
          </table:table-cell>
          <table:covered-table-cell table:number-columns-repeated="2"/>
          <table:table-cell table:number-columns-repeated="23"/>
        </table:table-row>
        <table:table-row table:style-name="ro2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5"/>
          <table:table-cell table:style-name="ce70" table:number-matrix-columns-spanned="3" table:number-matrix-rows-spanned="1" table:formula="of:=1-[Forward.R26:.T26]^2" office:value-type="float" office:value="0.418233355269383" calcext:value-type="float">
            <text:p>0.418233</text:p>
          </table:table-cell>
          <table:table-cell table:style-name="ce76" office:value-type="float" office:value="0.635930029277029" calcext:value-type="float">
            <text:p>0.635930</text:p>
          </table:table-cell>
          <table:table-cell table:style-name="ce78" office:value-type="float" office:value="0.288022609952575" calcext:value-type="float">
            <text:p>0.288023</text:p>
          </table:table-cell>
          <table:table-cell table:style-name="ce82"/>
          <table:table-cell table:number-columns-repeated="22"/>
        </table:table-row>
        <table:table-row table:style-name="ro1">
          <table:table-cell table:number-columns-repeated="4"/>
          <table:table-cell table:style-name="ce40" office:value-type="float" office:value="1" calcext:value-type="float" table:number-columns-spanned="1" table:number-rows-spanned="3">
            <text:p>1</text:p>
          </table:table-cell>
          <table:table-cell table:style-name="ce45" table:number-matrix-columns-spanned="2" table:number-matrix-rows-spanned="3" table:formula="of:=MMULT(TRANSPOSE([.S19:.U19]*[.S39:.U39]);[Forward.B5:.C5])" office:value-type="float" office:value="0.116084352222689" calcext:value-type="float">
            <text:p>0.116084</text:p>
          </table:table-cell>
          <table:table-cell table:style-name="ce52" office:value-type="float" office:value="0.232168704445379" calcext:value-type="float">
            <text:p>0.232169</text:p>
          </table:table-cell>
          <table:table-cell table:style-name="ce49"/>
          <table:table-cell table:style-name="ce56" table:number-matrix-columns-spanned="1" table:number-matrix-rows-spanned="3" table:formula="of:=TRANSPOSE([.S19:.U19]*[.S39:.U39])" office:value-type="float" office:value="-0.232168704445379" calcext:value-type="float">
            <text:p>-0.232169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-0.00767515102356673" calcext:value-type="float">
            <text:p>-0.007675</text:p>
          </table:table-cell>
          <table:table-cell table:style-name="ce53" office:value-type="float" office:value="-0.0153503020471335" calcext:value-type="float">
            <text:p>-0.015350</text:p>
          </table:table-cell>
          <table:table-cell table:style-name="ce49"/>
          <table:table-cell table:style-name="ce57" office:value-type="float" office:value="0.0153503020471335" calcext:value-type="float">
            <text:p>0.015350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-0.0093178513167333" calcext:value-type="float">
            <text:p>-0.009318</text:p>
          </table:table-cell>
          <table:table-cell table:style-name="ce54" office:value-type="float" office:value="-0.0186357026334666" calcext:value-type="float">
            <text:p>-0.018636</text:p>
          </table:table-cell>
          <table:table-cell table:style-name="ce49"/>
          <table:table-cell table:style-name="ce58" office:value-type="float" office:value="0.0186357026334666" calcext:value-type="float">
            <text:p>0.018636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2" calcext:value-type="float" table:number-columns-spanned="1" table:number-rows-spanned="3">
            <text:p>2</text:p>
          </table:table-cell>
          <table:table-cell table:style-name="ce45" table:number-matrix-columns-spanned="2" table:number-matrix-rows-spanned="3" table:formula="of:=(MMULT(TRANSPOSE([.S20:.U20]*[.S40:.U40]);[Forward.B6:.C6])+MMULT(TRANSPOSE([.S6:.U6]*[.S30:.U30]);[Forward.AF7:.AG7]))/2" office:value-type="float" office:value="-0.00057484975722713" calcext:value-type="float">
            <text:p>-0.000575</text:p>
          </table:table-cell>
          <table:table-cell table:style-name="ce52" office:value-type="float" office:value="-0.266453470958359" calcext:value-type="float">
            <text:p>-0.266453</text:p>
          </table:table-cell>
          <table:table-cell table:style-name="ce49"/>
          <table:table-cell table:style-name="ce59" table:number-matrix-columns-spanned="1" table:number-matrix-rows-spanned="3" table:formula="of:=TRANSPOSE([.S20:.U20]*[.S40:.U40]+[.S6:.U6]*[.S30:.U30])/2" office:value-type="float" office:value="0.295730120534704" calcext:value-type="float">
            <text:p>0.295730</text:p>
          </table:table-cell>
          <table:table-cell table:style-name="ce49"/>
          <table:table-cell table:style-name="ce45" table:number-matrix-columns-spanned="3" table:number-matrix-rows-spanned="3" table:formula="of:=MMULT(TRANSPOSE([.S6:.U6]*[.S30:.U30]);[Forward.R17:.T17])/2" office:value-type="float" office:value="-0.0259089161555483" calcext:value-type="float">
            <text:p>-0.025909</text:p>
          </table:table-cell>
          <table:table-cell table:style-name="ce61" office:value-type="float" office:value="0.133587871183022" calcext:value-type="float">
            <text:p>0.133588</text:p>
          </table:table-cell>
          <table:table-cell table:style-name="ce52" office:value-type="float" office:value="0.0916368611845114" calcext:value-type="float">
            <text:p>0.091637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-0.0308159393502597" calcext:value-type="float">
            <text:p>-0.030816</text:p>
          </table:table-cell>
          <table:table-cell table:style-name="ce53" office:value-type="float" office:value="0.0354812248960546" calcext:value-type="float">
            <text:p>0.035481</text:p>
          </table:table-cell>
          <table:table-cell table:style-name="ce49"/>
          <table:table-cell table:style-name="ce57" office:value-type="float" office:value="-0.0393366797451891" calcext:value-type="float">
            <text:p>-0.039337</text:p>
          </table:table-cell>
          <table:table-cell table:style-name="ce49"/>
          <table:table-cell table:style-name="ce46" office:value-type="float" office:value="0.00683763115865413" calcext:value-type="float">
            <text:p>0.006838</text:p>
          </table:table-cell>
          <table:table-cell table:style-name="ce62" office:value-type="float" office:value="-0.0352552219836376" calcext:value-type="float">
            <text:p>-0.035255</text:p>
          </table:table-cell>
          <table:table-cell table:style-name="ce53" office:value-type="float" office:value="-0.0241839162068653" calcext:value-type="float">
            <text:p>-0.024184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-0.0633935030091574" calcext:value-type="float">
            <text:p>-0.063394</text:p>
          </table:table-cell>
          <table:table-cell table:style-name="ce54" office:value-type="float" office:value="-0.0630618139532419" calcext:value-type="float">
            <text:p>-0.063062</text:p>
          </table:table-cell>
          <table:table-cell table:style-name="ce49"/>
          <table:table-cell table:style-name="ce58" office:value-type="float" office:value="0.0700789098680669" calcext:value-type="float">
            <text:p>0.070079</text:p>
          </table:table-cell>
          <table:table-cell table:style-name="ce49"/>
          <table:table-cell table:style-name="ce47" office:value-type="float" office:value="0.000804723022147973" calcext:value-type="float">
            <text:p>0.000805</text:p>
          </table:table-cell>
          <table:table-cell table:style-name="ce63" office:value-type="float" office:value="-0.00414919847574152" calcext:value-type="float">
            <text:p>-0.004149</text:p>
          </table:table-cell>
          <table:table-cell table:style-name="ce54" office:value-type="float" office:value="-0.00284621291874314" calcext:value-type="float">
            <text:p>-0.002846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3" calcext:value-type="float" table:number-columns-spanned="1" table:number-rows-spanned="3">
            <text:p>3</text:p>
          </table:table-cell>
          <table:table-cell table:style-name="ce45" table:number-matrix-columns-spanned="2" table:number-matrix-rows-spanned="3" table:formula="of:=(MMULT(TRANSPOSE([.S21:.U21]*[.S41:.U41]);[Forward.B7:.C7])+MMULT(TRANSPOSE([.S15:.U15]*[.S49:.U49]);[Forward.AF8:.AG8])+MMULT(TRANSPOSE([.S7:.U7]*[.S31:.U31]);[Forward.AF9:.AG9]))/3" office:value-type="float" office:value="-0.00992985542591804" calcext:value-type="float">
            <text:p>-0.009930</text:p>
          </table:table-cell>
          <table:table-cell table:style-name="ce52" office:value-type="float" office:value="0.0275690043049512" calcext:value-type="float">
            <text:p>0.027569</text:p>
          </table:table-cell>
          <table:table-cell table:style-name="ce49"/>
          <table:table-cell table:style-name="ce56" table:number-matrix-columns-spanned="1" table:number-matrix-rows-spanned="3" table:formula="of:=TRANSPOSE([.S21:.U21]*[.S41:.U41]+[.S15:.U15]*[.S49:.U49]+[.S7:.U7]*[.S31:.U31])/3" office:value-type="float" office:value="-0.0462657529593568" calcext:value-type="float">
            <text:p>-0.046266</text:p>
          </table:table-cell>
          <table:table-cell table:style-name="ce49"/>
          <table:table-cell table:style-name="ce45" table:number-matrix-columns-spanned="3" table:number-matrix-rows-spanned="3" table:formula="of:=(MMULT(TRANSPOSE([.S15:.U15]*[.S49:.U49]);[Forward.R18:.T18])+MMULT(TRANSPOSE([.S7:.U7]*[.S31:.U31]);[Forward.R26:.T26]))/3" office:value-type="float" office:value="-0.00621558164693315" calcext:value-type="float">
            <text:p>-0.006216</text:p>
          </table:table-cell>
          <table:table-cell table:style-name="ce61" office:value-type="float" office:value="-0.0166184932783005" calcext:value-type="float">
            <text:p>-0.016618</text:p>
          </table:table-cell>
          <table:table-cell table:style-name="ce52" office:value-type="float" office:value="-0.0184657177294013" calcext:value-type="float">
            <text:p>-0.018466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0.0247708896652251" calcext:value-type="float">
            <text:p>0.024771</text:p>
          </table:table-cell>
          <table:table-cell table:style-name="ce53" office:value-type="float" office:value="-0.0172165069598653" calcext:value-type="float">
            <text:p>-0.017217</text:p>
          </table:table-cell>
          <table:table-cell table:style-name="ce49"/>
          <table:table-cell table:style-name="ce57" office:value-type="float" office:value="0.0468433035546122" calcext:value-type="float">
            <text:p>0.046843</text:p>
          </table:table-cell>
          <table:table-cell table:style-name="ce49"/>
          <table:table-cell table:style-name="ce46" office:value-type="float" office:value="0.0198533178933184" calcext:value-type="float">
            <text:p>0.019853</text:p>
          </table:table-cell>
          <table:table-cell table:style-name="ce62" office:value-type="float" office:value="0.0313214281189009" calcext:value-type="float">
            <text:p>0.031321</text:p>
          </table:table-cell>
          <table:table-cell table:style-name="ce53" office:value-type="float" office:value="0.037429687282234" calcext:value-type="float">
            <text:p>0.03743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00395559586673224" calcext:value-type="float">
            <text:p>0.000396</text:p>
          </table:table-cell>
          <table:table-cell table:style-name="ce54" office:value-type="float" office:value="0.00741809860234458" calcext:value-type="float">
            <text:p>0.007418</text:p>
          </table:table-cell>
          <table:table-cell table:style-name="ce49"/>
          <table:table-cell table:style-name="ce58" office:value-type="float" office:value="-0.0159514178758843" calcext:value-type="float">
            <text:p>-0.015951</text:p>
          </table:table-cell>
          <table:table-cell table:style-name="ce49"/>
          <table:table-cell table:style-name="ce47" office:value-type="float" office:value="0.00345769033087178" calcext:value-type="float">
            <text:p>0.003458</text:p>
          </table:table-cell>
          <table:table-cell table:style-name="ce63" office:value-type="float" office:value="-0.00682045446135187" calcext:value-type="float">
            <text:p>-0.006820</text:p>
          </table:table-cell>
          <table:table-cell table:style-name="ce54" office:value-type="float" office:value="-0.00563928942820093" calcext:value-type="float">
            <text:p>-0.005639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4" calcext:value-type="float" table:number-columns-spanned="1" table:number-rows-spanned="3">
            <text:p>4</text:p>
          </table:table-cell>
          <table:table-cell table:style-name="ce45" table:number-matrix-columns-spanned="2" table:number-matrix-rows-spanned="3" table:formula="of:=MMULT(TRANSPOSE([.S22:.U22]*[.S42:.U42]);[Forward.B8:.C8])" office:value-type="float" office:value="-0.0119964827206913" calcext:value-type="float">
            <text:p>-0.011996</text:p>
          </table:table-cell>
          <table:table-cell table:style-name="ce52" office:value-type="float" office:value="0.0279917930149464" calcext:value-type="float">
            <text:p>0.027992</text:p>
          </table:table-cell>
          <table:table-cell table:style-name="ce49"/>
          <table:table-cell table:style-name="ce56" table:number-matrix-columns-spanned="1" table:number-matrix-rows-spanned="3" table:formula="of:=TRANSPOSE([.S22:.U22]*[.S42:.U42])" office:value-type="float" office:value="-0.0399882757356377" calcext:value-type="float">
            <text:p>-0.039988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0.00260006249546336" calcext:value-type="float">
            <text:p>0.002600</text:p>
          </table:table-cell>
          <table:table-cell table:style-name="ce53" office:value-type="float" office:value="-0.0060668124894145" calcext:value-type="float">
            <text:p>-0.006067</text:p>
          </table:table-cell>
          <table:table-cell table:style-name="ce49"/>
          <table:table-cell table:style-name="ce57" office:value-type="float" office:value="0.00866687498487786" calcext:value-type="float">
            <text:p>0.008667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0250580306390855" calcext:value-type="float">
            <text:p>0.002506</text:p>
          </table:table-cell>
          <table:table-cell table:style-name="ce54" office:value-type="float" office:value="-0.00584687381578662" calcext:value-type="float">
            <text:p>-0.005847</text:p>
          </table:table-cell>
          <table:table-cell table:style-name="ce49"/>
          <table:table-cell table:style-name="ce58" office:value-type="float" office:value="0.00835267687969517" calcext:value-type="float">
            <text:p>0.008353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5" calcext:value-type="float" table:number-columns-spanned="1" table:number-rows-spanned="3">
            <text:p>5</text:p>
          </table:table-cell>
          <table:table-cell table:style-name="ce45" table:number-matrix-columns-spanned="2" table:number-matrix-rows-spanned="3" table:formula="of:=MMULT(TRANSPOSE([.S23:.U23]*[.S43:.U43]);[Forward.B9:.C9])" office:value-type="float" office:value="0.00284976513354554" calcext:value-type="float">
            <text:p>0.002850</text:p>
          </table:table-cell>
          <table:table-cell table:style-name="ce52" office:value-type="float" office:value="-0.00081421860958444" calcext:value-type="float">
            <text:p>-0.000814</text:p>
          </table:table-cell>
          <table:table-cell table:style-name="ce49"/>
          <table:table-cell table:style-name="ce56" table:number-matrix-columns-spanned="1" table:number-matrix-rows-spanned="3" table:formula="of:=TRANSPOSE([.S23:.U23]*[.S43:.U43])" office:value-type="float" office:value="0.0040710930479222" calcext:value-type="float">
            <text:p>0.004071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-0.00518313403692764" calcext:value-type="float">
            <text:p>-0.005183</text:p>
          </table:table-cell>
          <table:table-cell table:style-name="ce53" office:value-type="float" office:value="0.00148089543912218" calcext:value-type="float">
            <text:p>0.001481</text:p>
          </table:table-cell>
          <table:table-cell table:style-name="ce49"/>
          <table:table-cell table:style-name="ce57" office:value-type="float" office:value="-0.00740447719561091" calcext:value-type="float">
            <text:p>-0.007404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0337766033150144" calcext:value-type="float">
            <text:p>0.003378</text:p>
          </table:table-cell>
          <table:table-cell table:style-name="ce54" office:value-type="float" office:value="-0.000965045809000413" calcext:value-type="float">
            <text:p>-0.000965</text:p>
          </table:table-cell>
          <table:table-cell table:style-name="ce49"/>
          <table:table-cell table:style-name="ce58" office:value-type="float" office:value="0.00482522904500206" calcext:value-type="float">
            <text:p>0.004825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6" calcext:value-type="float" table:number-columns-spanned="1" table:number-rows-spanned="3">
            <text:p>6</text:p>
          </table:table-cell>
          <table:table-cell table:style-name="ce45" table:number-matrix-columns-spanned="2" table:number-matrix-rows-spanned="3" table:formula="of:=(MMULT(TRANSPOSE([.S24:.U24]*[.S44:.U44]);[Forward.B10:.C10])+MMULT(TRANSPOSE([.S10:.U10]*[.S34:.U34]);[Forward.AF11:.AG11]))/2" office:value-type="float" office:value="0.0793801841971981" calcext:value-type="float">
            <text:p>0.079380</text:p>
          </table:table-cell>
          <table:table-cell table:style-name="ce52" office:value-type="float" office:value="0.449601439160284" calcext:value-type="float">
            <text:p>0.449601</text:p>
          </table:table-cell>
          <table:table-cell table:style-name="ce49"/>
          <table:table-cell table:style-name="ce59" table:number-matrix-columns-spanned="1" table:number-matrix-rows-spanned="3" table:formula="of:=TRANSPOSE([.S24:.U24]*[.S44:.U44]+[.S10:.U10]*[.S34:.U34])/2" office:value-type="float" office:value="-0.728884125829314" calcext:value-type="float">
            <text:p>-0.728884</text:p>
          </table:table-cell>
          <table:table-cell table:style-name="ce49"/>
          <table:table-cell table:style-name="ce45" table:number-matrix-columns-spanned="3" table:number-matrix-rows-spanned="3" table:formula="of:=MMULT(TRANSPOSE([.S10:.U10]*[.S34:.U34]);[Forward.R21:.T21])/2" office:value-type="float" office:value="-0.0497088357779694" calcext:value-type="float">
            <text:p>-0.049709</text:p>
          </table:table-cell>
          <table:table-cell table:style-name="ce61" office:value-type="float" office:value="-0.302055722968309" calcext:value-type="float">
            <text:p>-0.302056</text:p>
          </table:table-cell>
          <table:table-cell table:style-name="ce52" office:value-type="float" office:value="-0.129605909228066" calcext:value-type="float">
            <text:p>-0.129606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0.141237116554382" calcext:value-type="float">
            <text:p>0.141237</text:p>
          </table:table-cell>
          <table:table-cell table:style-name="ce53" office:value-type="float" office:value="-0.130378214513755" calcext:value-type="float">
            <text:p>-0.130378</text:p>
          </table:table-cell>
          <table:table-cell table:style-name="ce49"/>
          <table:table-cell table:style-name="ce57" office:value-type="float" office:value="0.173038033154888" calcext:value-type="float">
            <text:p>0.173038</text:p>
          </table:table-cell>
          <table:table-cell table:style-name="ce49"/>
          <table:table-cell table:style-name="ce46" office:value-type="float" office:value="0.0256012874176196" calcext:value-type="float">
            <text:p>0.025601</text:p>
          </table:table-cell>
          <table:table-cell table:style-name="ce62" office:value-type="float" office:value="0.155566213909918" calcext:value-type="float">
            <text:p>0.155566</text:p>
          </table:table-cell>
          <table:table-cell table:style-name="ce53" office:value-type="float" office:value="0.0667502684631408" calcext:value-type="float">
            <text:p>0.06675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289535743492" calcext:value-type="float">
            <text:p>0.289536</text:p>
          </table:table-cell>
          <table:table-cell table:style-name="ce54" office:value-type="float" office:value="0.153241454453141" calcext:value-type="float">
            <text:p>0.153241</text:p>
          </table:table-cell>
          <table:table-cell table:style-name="ce49"/>
          <table:table-cell table:style-name="ce58" office:value-type="float" office:value="-0.309679991939225" calcext:value-type="float">
            <text:p>-0.309680</text:p>
          </table:table-cell>
          <table:table-cell table:style-name="ce49"/>
          <table:table-cell table:style-name="ce47" office:value-type="float" office:value="0.000933093233296145" calcext:value-type="float">
            <text:p>0.000933</text:p>
          </table:table-cell>
          <table:table-cell table:style-name="ce63" office:value-type="float" office:value="0.00566994070106581" calcext:value-type="float">
            <text:p>0.005670</text:p>
          </table:table-cell>
          <table:table-cell table:style-name="ce54" office:value-type="float" office:value="0.00243285514543271" calcext:value-type="float">
            <text:p>0.002433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7" calcext:value-type="float" table:number-columns-spanned="1" table:number-rows-spanned="3">
            <text:p>7</text:p>
          </table:table-cell>
          <table:table-cell table:style-name="ce45" table:number-matrix-columns-spanned="2" table:number-matrix-rows-spanned="3" table:formula="of:=(MMULT(TRANSPOSE([.S25:.U25]*[.S45:.U45]);[Forward.B11:.C11])+MMULT(TRANSPOSE([.S11:.U11]*[.S35:.U35]);[Forward.AF12:.AG12]))/2" office:value-type="float" office:value="0.0501356256654876" calcext:value-type="float">
            <text:p>0.050136</text:p>
          </table:table-cell>
          <table:table-cell table:style-name="ce52" office:value-type="float" office:value="-0.0230504197998265" calcext:value-type="float">
            <text:p>-0.023050</text:p>
          </table:table-cell>
          <table:table-cell table:style-name="ce49"/>
          <table:table-cell table:style-name="ce59" table:number-matrix-columns-spanned="1" table:number-matrix-rows-spanned="3" table:formula="of:=TRANSPOSE([.S25:.U25]*[.S45:.U45]+[.S11:.U11]*[.S35:.U35])/2" office:value-type="float" office:value="0.0605172794598816" calcext:value-type="float">
            <text:p>0.060517</text:p>
          </table:table-cell>
          <table:table-cell table:style-name="ce49"/>
          <table:table-cell table:style-name="ce45" table:number-matrix-columns-spanned="3" table:number-matrix-rows-spanned="3" table:formula="of:=MMULT(TRANSPOSE([.S11:.U11]*[.S35:.U35]);[Forward.R22:.T22])/2" office:value-type="float" office:value="0.0373393862503827" calcext:value-type="float">
            <text:p>0.037339</text:p>
          </table:table-cell>
          <table:table-cell table:style-name="ce61" office:value-type="float" office:value="0.00506196221125969" calcext:value-type="float">
            <text:p>0.005062</text:p>
          </table:table-cell>
          <table:table-cell table:style-name="ce52" office:value-type="float" office:value="0.0016945084706314" calcext:value-type="float">
            <text:p>0.001695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-0.0775850029610979" calcext:value-type="float">
            <text:p>-0.077585</text:p>
          </table:table-cell>
          <table:table-cell table:style-name="ce53" office:value-type="float" office:value="0.0126485553220229" calcext:value-type="float">
            <text:p>0.012649</text:p>
          </table:table-cell>
          <table:table-cell table:style-name="ce49"/>
          <table:table-cell table:style-name="ce57" office:value-type="float" office:value="-0.103466318046392" calcext:value-type="float">
            <text:p>-0.103466</text:p>
          </table:table-cell>
          <table:table-cell table:style-name="ce49"/>
          <table:table-cell table:style-name="ce46" office:value-type="float" office:value="-0.0485632977359841" calcext:value-type="float">
            <text:p>-0.048563</text:p>
          </table:table-cell>
          <table:table-cell table:style-name="ce62" office:value-type="float" office:value="-0.00658354629466318" calcext:value-type="float">
            <text:p>-0.006584</text:p>
          </table:table-cell>
          <table:table-cell table:style-name="ce53" office:value-type="float" office:value="-0.00220386373850952" calcext:value-type="float">
            <text:p>-0.002204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414816571501356" calcext:value-type="float">
            <text:p>0.041482</text:p>
          </table:table-cell>
          <table:table-cell table:style-name="ce54" office:value-type="float" office:value="0.0600004907432801" calcext:value-type="float">
            <text:p>0.060000</text:p>
          </table:table-cell>
          <table:table-cell table:style-name="ce49"/>
          <table:table-cell table:style-name="ce58" office:value-type="float" office:value="0.0837845572676111" calcext:value-type="float">
            <text:p>0.083785</text:p>
          </table:table-cell>
          <table:table-cell table:style-name="ce49"/>
          <table:table-cell table:style-name="ce47" office:value-type="float" office:value="-0.000771362128603108" calcext:value-type="float">
            <text:p>-0.000771</text:p>
          </table:table-cell>
          <table:table-cell table:style-name="ce63" office:value-type="float" office:value="-0.000104570705045955" calcext:value-type="float">
            <text:p>-0.000105</text:p>
          </table:table-cell>
          <table:table-cell table:style-name="ce54" office:value-type="float" office:value="-0.0000350053868608736" calcext:value-type="float">
            <text:p>-0.000035</text:p>
          </table:table-cell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float" office:value="8" calcext:value-type="float" table:number-columns-spanned="1" table:number-rows-spanned="3">
            <text:p>8</text:p>
          </table:table-cell>
          <table:table-cell table:style-name="ce45" table:number-matrix-columns-spanned="2" table:number-matrix-rows-spanned="3" table:formula="of:=MMULT(TRANSPOSE([.S26:.U26]*[.S46:.U46]);[Forward.B12:.C12])" office:value-type="float" office:value="-0.012078804955161" calcext:value-type="float">
            <text:p>-0.012079</text:p>
          </table:table-cell>
          <table:table-cell table:style-name="ce52" office:value-type="float" office:value="-0.00845516346861269" calcext:value-type="float">
            <text:p>-0.008455</text:p>
          </table:table-cell>
          <table:table-cell table:style-name="ce49"/>
          <table:table-cell table:style-name="ce56" table:number-matrix-columns-spanned="1" table:number-matrix-rows-spanned="3" table:formula="of:=TRANSPOSE([.S26:.U26]*[.S46:.U46])" office:value-type="float" office:value="-0.012078804955161" calcext:value-type="float">
            <text:p>-0.012079</text:p>
          </table:table-cell>
          <table:table-cell table:style-name="ce49"/>
          <table:table-cell table:style-name="ce45" office:value-type="float" office:value="0" calcext:value-type="float">
            <text:p>0.000000</text:p>
          </table:table-cell>
          <table:table-cell table:style-name="ce61" office:value-type="float" office:value="0" calcext:value-type="float">
            <text:p>0.000000</text:p>
          </table:table-cell>
          <table:table-cell table:style-name="ce52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0.0261402079400463" calcext:value-type="float">
            <text:p>0.026140</text:p>
          </table:table-cell>
          <table:table-cell table:style-name="ce53" office:value-type="float" office:value="0.0182981455580324" calcext:value-type="float">
            <text:p>0.018298</text:p>
          </table:table-cell>
          <table:table-cell table:style-name="ce49"/>
          <table:table-cell table:style-name="ce57" office:value-type="float" office:value="0.0261402079400463" calcext:value-type="float">
            <text:p>0.026140</text:p>
          </table:table-cell>
          <table:table-cell table:style-name="ce49"/>
          <table:table-cell table:style-name="ce46" office:value-type="float" office:value="0" calcext:value-type="float">
            <text:p>0.000000</text:p>
          </table:table-cell>
          <table:table-cell table:style-name="ce62" office:value-type="float" office:value="0" calcext:value-type="float">
            <text:p>0.000000</text:p>
          </table:table-cell>
          <table:table-cell table:style-name="ce53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209605461968225" calcext:value-type="float">
            <text:p>0.020961</text:p>
          </table:table-cell>
          <table:table-cell table:style-name="ce54" office:value-type="float" office:value="0.0146723823377758" calcext:value-type="float">
            <text:p>0.014672</text:p>
          </table:table-cell>
          <table:table-cell table:style-name="ce49"/>
          <table:table-cell table:style-name="ce58" office:value-type="float" office:value="0.0209605461968225" calcext:value-type="float">
            <text:p>0.020961</text:p>
          </table:table-cell>
          <table:table-cell table:style-name="ce49"/>
          <table:table-cell table:style-name="ce47" office:value-type="float" office:value="0" calcext:value-type="float">
            <text:p>0.000000</text:p>
          </table:table-cell>
          <table:table-cell table:style-name="ce63" office:value-type="float" office:value="0" calcext:value-type="float">
            <text:p>0.000000</text:p>
          </table:table-cell>
          <table:table-cell table:style-name="ce54" office:value-type="float" office:value="0" calcext:value-type="float">
            <text:p>0.000000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49" table:number-columns-repeated="8"/>
          <table:table-cell table:number-columns-repeated="31"/>
        </table:table-row>
        <table:table-row table:style-name="ro1">
          <table:table-cell table:number-columns-repeated="4"/>
          <table:table-cell table:style-name="ce41"/>
          <table:table-cell table:style-name="ce50" table:number-columns-repeated="8"/>
          <table:table-cell table:number-columns-repeated="31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<text:span text:style-name="T2">Δ</text:span>W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<text:span text:style-name="T2">Δ</text:span>B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Δ W</text:span><text:span text:style-name="T1">rec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string" calcext:value-type="string" table:number-columns-spanned="1" table:number-rows-spanned="3">
            <text:p>avg</text:p>
          </table:table-cell>
          <table:table-cell table:style-name="ce45" table:number-matrix-columns-spanned="2" table:number-matrix-rows-spanned="3" table:formula="of:=([.F50:.G52]+[.F54:.G56]+[.F58:.G60]+[.F62:.G64]+[.F66:.G68]+[.F70:.G72]+[.F74:.G76]+[.F78:.G80])/8" office:value-type="float" office:value="0.0267337417949904" calcext:value-type="float">
            <text:p>0.026734</text:p>
          </table:table-cell>
          <table:table-cell table:style-name="ce52" office:value-type="float" office:value="0.0548197085111472" calcext:value-type="float">
            <text:p>0.054820</text:p>
          </table:table-cell>
          <table:table-cell table:style-name="ce49"/>
          <table:table-cell table:style-name="ce59" table:number-matrix-columns-spanned="1" table:number-matrix-rows-spanned="3" table:formula="of:=([.I50:.I52]+[.I54:.I56]+[.I58:.I60]+[.I62:.I64]+[.I66:.I68]+[.I70:.I72]+[.I74:.I76]+[.I78:.I80])/8" office:value-type="float" office:value="-0.0873833963602925" calcext:value-type="float">
            <text:p>-0.087383</text:p>
          </table:table-cell>
          <table:table-cell table:style-name="ce49"/>
          <table:table-cell table:style-name="ce60" table:number-matrix-columns-spanned="3" table:number-matrix-rows-spanned="3" table:formula="of:=([.K50:.M52]+[.K54:.M56]+[.K58:.M60]+[.K62:.M64]+[.K66:.M68]+[.K70:.M72]+[.K74:.M76]+[.K78:.M80])/8" office:value-type="float" office:value="-0.0055617434162585" calcext:value-type="float">
            <text:p>-0.005562</text:p>
          </table:table-cell>
          <table:table-cell table:style-name="ce61" office:value-type="float" office:value="-0.022503047856541" calcext:value-type="float">
            <text:p>-0.022503</text:p>
          </table:table-cell>
          <table:table-cell table:style-name="ce52" office:value-type="float" office:value="-0.00684253216279053" calcext:value-type="float">
            <text:p>-0.006843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0.00918613116040815" calcext:value-type="float">
            <text:p>0.009186</text:p>
          </table:table-cell>
          <table:table-cell table:style-name="ce53" office:value-type="float" office:value="-0.012637876849367" calcext:value-type="float">
            <text:p>-0.012638</text:p>
          </table:table-cell>
          <table:table-cell table:style-name="ce49"/>
          <table:table-cell table:style-name="ce57" office:value-type="float" office:value="0.0149789058367957" calcext:value-type="float">
            <text:p>0.014979</text:p>
          </table:table-cell>
          <table:table-cell table:style-name="ce49"/>
          <table:table-cell table:style-name="ce46" office:value-type="float" office:value="0.000466117341701018" calcext:value-type="float">
            <text:p>0.000466</text:p>
          </table:table-cell>
          <table:table-cell table:style-name="ce62" office:value-type="float" office:value="0.0181311092188148" calcext:value-type="float">
            <text:p>0.018131</text:p>
          </table:table-cell>
          <table:table-cell table:style-name="ce53" office:value-type="float" office:value="0.00972402197499999" calcext:value-type="float">
            <text:p>0.009724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0356932019368938" calcext:value-type="float">
            <text:p>0.035693</text:p>
          </table:table-cell>
          <table:table-cell table:style-name="ce54" office:value-type="float" office:value="0.0183528737406308" calcext:value-type="float">
            <text:p>0.018353</text:p>
          </table:table-cell>
          <table:table-cell table:style-name="ce49"/>
          <table:table-cell table:style-name="ce58" office:value-type="float" office:value="-0.0148742234905556" calcext:value-type="float">
            <text:p>-0.014874</text:p>
          </table:table-cell>
          <table:table-cell table:style-name="ce49"/>
          <table:table-cell table:style-name="ce47" office:value-type="float" office:value="0.000553018057214098" calcext:value-type="float">
            <text:p>0.000553</text:p>
          </table:table-cell>
          <table:table-cell table:style-name="ce63" office:value-type="float" office:value="-0.000675535367634192" calcext:value-type="float">
            <text:p>-0.000676</text:p>
          </table:table-cell>
          <table:table-cell table:style-name="ce54" office:value-type="float" office:value="-0.000760956573546528" calcext:value-type="float">
            <text:p>-0.000761</text:p>
          </table:table-cell>
          <table:table-cell table:number-columns-repeated="31"/>
        </table:table-row>
        <table:table-row table:style-name="ro1">
          <table:table-cell table:number-columns-repeated="44"/>
        </table:table-row>
        <table:table-row table:style-name="ro3">
          <table:table-cell table:number-columns-repeated="5"/>
          <table:table-cell table:style-name="ce48" office:value-type="string" calcext:value-type="string" table:number-columns-spanned="2" table:number-rows-spanned="1">
            <text:p>W’</text:p>
          </table:table-cell>
          <table:covered-table-cell table:style-name="ce55"/>
          <table:table-cell table:style-name="ce55"/>
          <table:table-cell table:style-name="ce55" office:value-type="string" calcext:value-type="string">
            <text:p>B’</text:p>
          </table:table-cell>
          <table:table-cell table:style-name="ce55"/>
          <table:table-cell table:style-name="ce48" office:value-type="string" calcext:value-type="string" table:number-columns-spanned="3" table:number-rows-spanned="1">
            <text:p><text:span text:style-name="T2">W</text:span><text:span text:style-name="T1">rec</text:span><text:span text:style-name="T3">’</text:span></text:p>
          </table:table-cell>
          <table:covered-table-cell table:number-columns-repeated="2" table:style-name="ce55"/>
          <table:table-cell table:number-columns-repeated="31"/>
        </table:table-row>
        <table:table-row table:style-name="ro1">
          <table:table-cell table:number-columns-repeated="4"/>
          <table:table-cell table:style-name="ce40" office:value-type="string" calcext:value-type="string" table:number-columns-spanned="1" table:number-rows-spanned="3">
            <text:p>upd</text:p>
          </table:table-cell>
          <table:table-cell table:style-name="ce45" table:number-matrix-columns-spanned="2" table:number-matrix-rows-spanned="3" table:formula="of:=[Forward.E14:.F16]-[.B15]*[.F84:.G86]" office:value-type="float" office:value="0.097326625820501" calcext:value-type="float">
            <text:p>0.097327</text:p>
          </table:table-cell>
          <table:table-cell table:style-name="ce52" office:value-type="float" office:value="0.894518029148885" calcext:value-type="float">
            <text:p>0.894518</text:p>
          </table:table-cell>
          <table:table-cell table:style-name="ce49"/>
          <table:table-cell table:style-name="ce59" table:number-matrix-columns-spanned="1" table:number-matrix-rows-spanned="3" table:formula="of:=[Forward.H14:.H16]-[.B15]*[.I84:.I86]" office:value-type="float" office:value="0.708738339636029" calcext:value-type="float">
            <text:p>0.708738</text:p>
          </table:table-cell>
          <table:table-cell table:style-name="ce49"/>
          <table:table-cell table:style-name="ce60" table:number-matrix-columns-spanned="3" table:number-matrix-rows-spanned="3" table:formula="of:=[Forward.J14:.L16]-[.B15]*[.K84:.M86]" office:value-type="float" office:value="1.00055617434163" calcext:value-type="float">
            <text:p>1.000556</text:p>
          </table:table-cell>
          <table:table-cell table:style-name="ce61" office:value-type="float" office:value="-0.0977496952143459" calcext:value-type="float">
            <text:p>-0.097750</text:p>
          </table:table-cell>
          <table:table-cell table:style-name="ce52" office:value-type="float" office:value="0.700684253216279" calcext:value-type="float">
            <text:p>0.700684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6" office:value-type="float" office:value="-1.00091861311604" calcext:value-type="float">
            <text:p>-1.000919</text:p>
          </table:table-cell>
          <table:table-cell table:style-name="ce53" office:value-type="float" office:value="-0.398736212315063" calcext:value-type="float">
            <text:p>-0.398736</text:p>
          </table:table-cell>
          <table:table-cell table:style-name="ce49"/>
          <table:table-cell table:style-name="ce57" office:value-type="float" office:value="0.898502109416321" calcext:value-type="float">
            <text:p>0.898502</text:p>
          </table:table-cell>
          <table:table-cell table:style-name="ce49"/>
          <table:table-cell table:style-name="ce46" office:value-type="float" office:value="-0.70004661173417" calcext:value-type="float">
            <text:p>-0.700047</text:p>
          </table:table-cell>
          <table:table-cell table:style-name="ce62" office:value-type="float" office:value="0.798186889078119" calcext:value-type="float">
            <text:p>0.798187</text:p>
          </table:table-cell>
          <table:table-cell table:style-name="ce53" office:value-type="float" office:value="-1.0009724021975" calcext:value-type="float">
            <text:p>-1.000972</text:p>
          </table:table-cell>
          <table:table-cell table:number-columns-repeated="31"/>
        </table:table-row>
        <table:table-row table:style-name="ro1">
          <table:table-cell table:number-columns-repeated="4"/>
          <table:covered-table-cell/>
          <table:table-cell table:style-name="ce47" office:value-type="float" office:value="0.396430679806311" calcext:value-type="float">
            <text:p>0.396431</text:p>
          </table:table-cell>
          <table:table-cell table:style-name="ce54" office:value-type="float" office:value="-0.801835287374063" calcext:value-type="float">
            <text:p>-0.801835</text:p>
          </table:table-cell>
          <table:table-cell table:style-name="ce49"/>
          <table:table-cell table:style-name="ce58" office:value-type="float" office:value="0.401487422349056" calcext:value-type="float">
            <text:p>0.401487</text:p>
          </table:table-cell>
          <table:table-cell table:style-name="ce49"/>
          <table:table-cell table:style-name="ce47" office:value-type="float" office:value="-0.0000553018057214098" calcext:value-type="float">
            <text:p>-0.000055</text:p>
          </table:table-cell>
          <table:table-cell table:style-name="ce63" office:value-type="float" office:value="0.800067553536763" calcext:value-type="float">
            <text:p>0.800068</text:p>
          </table:table-cell>
          <table:table-cell table:style-name="ce54" office:value-type="float" office:value="0.0000760956573546528" calcext:value-type="float">
            <text:p>0.000076</text:p>
          </table:table-cell>
          <table:table-cell table:number-columns-repeated="31"/>
        </table:table-row>
        <table:table-row table:style-name="ro1" table:number-rows-repeated="1048484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18:53.038436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4:15:06.205997575</meta:creation-date>
    <meta:generator>LibreOffice/5.1.6.2$Linux_X86_64 LibreOffice_project/10m0$Build-2</meta:generator>
    <dc:date>2017-07-19T16:44:50.028710202</dc:date>
    <meta:editing-duration>P1DT1H41M56S</meta:editing-duration>
    <meta:editing-cycles>37</meta:editing-cycles>
    <meta:document-statistic meta:table-count="2" meta:cell-count="1186" meta:object-count="0"/>
  </office:meta>
</office:document-meta>
</file>